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 style:font-pitch="variable"/>
    <style:font-face style:name="IPA明朝" svg:font-family="IPA明朝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roman" style:font-pitch="variable"/>
    <style:font-face style:name="Lucida Sans" svg:font-family="'Lucida Sans'" style:font-family-generic="roman" style:font-pitch="variable"/>
    <style:font-face style:name="IPA明朝1" svg:font-family="IPA明朝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標準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標準" style:font-family-generic="swiss" style:font-pitch="variable"/>
    <style:font-face style:name="Lucida Sans1" svg:font-family="'Lucida Sans'" style:font-family-generic="swiss" style:font-pitch="variable"/>
    <style:font-face style:name="VL Pゴシック1" svg:font-family="'VL Pゴシック'" style:font-family-generic="swiss" style:font-pitch="variable"/>
    <style:font-face style:name="Lohit Devanagari2" svg:font-family="'Lohit Devanagari'" style:font-family-generic="system" style:font-pitch="variable"/>
    <style:font-face style:name="Lucida Sans2" svg:font-family="'Lucida Sans'" style:font-family-generic="system" style:font-pitch="variable"/>
    <style:font-face style:name="VL Pゴシック" svg:font-family="'VL P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11.45cm" fo:min-width="3.19cm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12.55cm" fo:min-width="11.8cm" fo:padding-top="0.175cm" fo:padding-bottom="0.175cm" fo:padding-left="0.3cm" fo:padding-right="0.3cm"/>
    </style:style>
    <style:style style:name="gr3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10.55cm" fo:min-width="3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1.423cm"/>
    </style:style>
    <style:style style:name="gr5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5.85cm" fo:min-width="1.89cm" fo:padding-top="0.175cm" fo:padding-bottom="0.175cm" fo:padding-left="0.3cm" fo:padding-right="0.3cm"/>
    </style:style>
    <style:style style:name="gr6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2.55cm" fo:min-width="1.89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fo:min-height="2.533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1cm"/>
    </style:style>
    <style:style style:name="gr11" style:family="graphic" style:parent-style-name="standard">
      <style:graphic-properties draw:textarea-horizontal-align="justify" draw:textarea-vertical-align="middle" draw:auto-grow-height="false" fo:min-height="1.5cm" fo:min-width="2.144cm"/>
    </style:style>
    <style:style style:name="gr12" style:family="graphic" style:parent-style-name="standard">
      <style:graphic-properties draw:stroke="solid" svg:stroke-color="#000000" draw:fill="none" draw:fill-color="#ffffff" fo:min-height="1.1cm"/>
    </style:style>
    <style:style style:name="gr13" style:family="graphic" style:parent-style-name="standard">
      <style:graphic-properties draw:stroke="solid" svg:stroke-color="#000000" draw:fill="none" draw:fill-color="#ffffff" fo:min-height="1.737cm"/>
    </style:style>
    <style:style style:name="gr14" style:family="graphic" style:parent-style-name="standard">
      <style:graphic-properties draw:stroke="none" svg:stroke-color="#000000" draw:fill="none" draw:fill-color="#ffffff" fo:min-height="0.556cm"/>
    </style:style>
    <style:style style:name="gr15" style:family="graphic" style:parent-style-name="standard">
      <style:graphic-properties draw:textarea-horizontal-align="justify" draw:textarea-vertical-align="middle" draw:auto-grow-height="false" fo:min-height="0.35cm" fo:min-width="1.1cm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textarea-horizontal-align="justify" draw:textarea-vertical-align="middle" draw:auto-grow-height="false" fo:min-height="1.15cm" fo:min-width="0cm"/>
    </style:style>
    <style:style style:name="gr18" style:family="graphic" style:parent-style-name="standard">
      <style:graphic-properties draw:textarea-horizontal-align="justify" draw:textarea-vertical-align="middle" draw:auto-grow-height="false" fo:min-height="1.35cm" fo:min-width="0.1cm"/>
    </style:style>
    <style:style style:name="gr19" style:family="graphic" style:parent-style-name="standard">
      <style:graphic-properties draw:textarea-horizontal-align="justify" draw:textarea-vertical-align="middle" draw:auto-grow-height="false" fo:min-height="0.15cm" fo:min-width="0.4cm"/>
    </style:style>
    <style:style style:name="gr20" style:family="graphic" style:parent-style-name="standard">
      <style:graphic-properties draw:textarea-horizontal-align="justify" draw:textarea-vertical-align="middle" draw:auto-grow-height="false" fo:min-height="0cm" fo:min-width="0.4cm"/>
    </style:style>
    <style:style style:name="gr21" style:family="graphic" style:parent-style-name="standard">
      <style:graphic-properties draw:textarea-horizontal-align="justify" draw:textarea-vertical-align="middle" draw:auto-grow-height="false" fo:min-height="0.75cm" fo:min-width="0cm"/>
    </style:style>
    <style:style style:name="gr22" style:family="graphic" style:parent-style-name="standard">
      <style:graphic-properties draw:textarea-horizontal-align="justify" draw:textarea-vertical-align="middle" draw:auto-grow-height="false" fo:min-height="1.012cm" fo:min-width="0cm"/>
    </style:style>
    <style:style style:name="gr23" style:family="graphic" style:parent-style-name="standard">
      <style:graphic-properties draw:textarea-horizontal-align="justify" draw:textarea-vertical-align="middle" draw:auto-grow-height="false" fo:min-height="0.15cm" fo:min-width="0cm"/>
    </style:style>
    <style:style style:name="gr24" style:family="graphic" style:parent-style-name="standard">
      <style:graphic-properties draw:textarea-horizontal-align="justify" draw:textarea-vertical-align="middle" draw:auto-grow-height="false" fo:min-height="0.6cm" fo:min-width="2.144cm"/>
    </style:style>
    <style:style style:name="gr25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17.468cm" fo:min-width="25.906cm" fo:padding-top="0.175cm" fo:padding-bottom="0.175cm" fo:padding-left="0.3cm" fo:padding-right="0.3cm"/>
    </style:style>
    <style:style style:name="gr26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15.55cm" fo:min-width="3.19cm" fo:padding-top="0.175cm" fo:padding-bottom="0.175cm" fo:padding-left="0.3cm" fo:padding-right="0.3cm"/>
    </style:style>
    <style:style style:name="gr27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15.45cm" fo:min-width="6.824cm" fo:padding-top="0.175cm" fo:padding-bottom="0.175cm" fo:padding-left="0.3cm" fo:padding-right="0.3cm"/>
    </style:style>
    <style:style style:name="gr28" style:family="graphic" style:parent-style-name="standard">
      <style:graphic-properties draw:stroke="none" svg:stroke-color="#000000" draw:fill="none" draw:fill-color="#ffffff" fo:min-height="6.133cm"/>
    </style:style>
    <style:style style:name="gr29" style:family="graphic" style:parent-style-name="standard">
      <style:graphic-properties draw:stroke="none" svg:stroke-color="#000000" draw:fill="none" draw:fill-color="#ffffff" fo:min-height="0.869cm"/>
    </style:style>
    <style:style style:name="gr30" style:family="graphic" style:parent-style-name="standard">
      <style:graphic-properties draw:textarea-horizontal-align="justify" draw:textarea-vertical-align="middle" draw:auto-grow-height="false" fo:min-height="1.3cm" fo:min-width="10.154cm"/>
    </style:style>
    <style:style style:name="gr31" style:family="graphic" style:parent-style-name="standard">
      <style:graphic-properties draw:stroke="none" svg:stroke-color="#000000" draw:fill="none" draw:fill-color="#ffffff" fo:min-height="1.102cm"/>
    </style:style>
    <style:style style:name="gr32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fo:min-height="1.026cm"/>
    </style:style>
    <style:style style:name="gr34" style:family="graphic" style:parent-style-name="standard">
      <style:graphic-properties draw:stroke="none" svg:stroke-color="#000000" draw:fill="none" draw:fill-color="#ffffff" fo:min-height="1.05cm"/>
    </style:style>
    <style:style style:name="gr35" style:family="graphic" style:parent-style-name="standard">
      <style:graphic-properties draw:textarea-horizontal-align="justify" draw:textarea-vertical-align="middle" draw:auto-grow-height="false" fo:min-height="0.85cm" fo:min-width="10.154cm"/>
    </style:style>
    <style:style style:name="gr36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37" style:family="graphic" style:parent-style-name="objectwithoutfill">
      <style:graphic-properties draw:fill="none" draw:textarea-vertical-align="middle"/>
    </style:style>
    <style:style style:name="gr38" style:family="graphic" style:parent-style-name="standard">
      <style:graphic-properties draw:stroke="none" svg:stroke-color="#000000" draw:fill="none" draw:fill-color="#ffffff" fo:min-height="0.632cm"/>
    </style:style>
    <style:style style:name="gr39" style:family="graphic" style:parent-style-name="standard">
      <style:graphic-properties draw:stroke="none" svg:stroke-color="#000000" draw:fill="none" draw:fill-color="#ffffff" fo:min-height="0.595cm"/>
    </style:style>
    <style:style style:name="gr40" style:family="graphic" style:parent-style-name="standard">
      <style:graphic-properties draw:stroke="none" svg:stroke-color="#000000" draw:fill="none" draw:fill-color="#ffffff" fo:min-height="0.85cm"/>
    </style:style>
    <style:style style:name="gr41" style:family="graphic" style:parent-style-name="standard">
      <style:graphic-properties draw:stroke="none" svg:stroke-color="#000000" draw:fill="none" draw:fill-color="#ffffff" fo:min-height="1.095cm"/>
    </style:style>
    <style:style style:name="gr42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4.05cm" fo:min-width="23.7cm" fo:padding-top="0.175cm" fo:padding-bottom="0.175cm" fo:padding-left="0.3cm" fo:padding-right="0.3cm"/>
    </style:style>
    <style:style style:name="gr43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0.371cm" fo:min-width="11.3cm" fo:padding-top="0.175cm" fo:padding-bottom="0.175cm" fo:padding-left="0.3cm" fo:padding-right="0.3cm"/>
    </style:style>
    <style:style style:name="gr44" style:family="graphic" style:parent-style-name="standard">
      <style:graphic-properties svg:stroke-width="0.1cm" draw:marker-start-width="0.35cm" draw:marker-end-width="0.35cm" draw:fill="solid" draw:fill-color="#cccccc" draw:textarea-horizontal-align="justify" draw:textarea-vertical-align="middle" draw:auto-grow-height="false" fo:min-height="0.371cm" fo:min-width="6.8cm" fo:padding-top="0.175cm" fo:padding-bottom="0.175cm" fo:padding-left="0.3cm" fo:padding-right="0.3cm"/>
    </style:style>
    <style:style style:name="gr45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0.371cm" fo:min-width="6.8cm" fo:padding-top="0.175cm" fo:padding-bottom="0.175cm" fo:padding-left="0.3cm" fo:padding-right="0.3cm"/>
    </style:style>
    <style:style style:name="gr46" style:family="graphic" style:parent-style-name="standard">
      <style:graphic-properties svg:stroke-width="0.1cm" draw:marker-start-width="0.35cm" draw:marker-end-width="0.35cm" draw:fill-color="#ffff99" draw:textarea-horizontal-align="justify" draw:textarea-vertical-align="middle" draw:auto-grow-height="false" fo:min-height="0.371cm" fo:min-width="11.3cm" fo:padding-top="0.175cm" fo:padding-bottom="0.175cm" fo:padding-left="0.3cm" fo:padding-right="0.3cm"/>
    </style:style>
    <style:style style:name="gr47" style:family="graphic" style:parent-style-name="standard">
      <style:graphic-properties svg:stroke-width="0.1cm" draw:marker-start-width="0.35cm" draw:marker-end-width="0.35cm" draw:fill-color="#ffff99" draw:textarea-horizontal-align="justify" draw:textarea-vertical-align="middle" draw:auto-grow-height="false" fo:min-height="0.371cm" fo:min-width="6.8cm" fo:padding-top="0.175cm" fo:padding-bottom="0.175cm" fo:padding-left="0.3cm" fo:padding-right="0.3cm"/>
    </style:style>
    <style:style style:name="gr48" style:family="graphic" style:parent-style-name="standard">
      <style:graphic-properties svg:stroke-width="0.1cm" draw:marker-start-width="0.35cm" draw:marker-end-width="0.35cm" draw:fill-color="#cccccc" draw:textarea-horizontal-align="justify" draw:textarea-vertical-align="middle" draw:auto-grow-height="false" fo:min-height="0.371cm" fo:min-width="6.8cm" fo:padding-top="0.175cm" fo:padding-bottom="0.175cm" fo:padding-left="0.3cm" fo:padding-right="0.3cm"/>
    </style:style>
    <style:style style:name="gr49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50" style:family="graphic" style:parent-style-name="objectwithoutfill">
      <style:graphic-properties draw:stroke="dash" draw:stroke-dash="Ultrafine_20_2_20_Dots_20_3_20_Dashes" draw:marker-end="Arrow" draw:marker-end-width="0.3cm" draw:fill="none" draw:textarea-vertical-align="middle"/>
    </style:style>
    <style:style style:name="gr51" style:family="graphic" style:parent-style-name="standard">
      <style:graphic-properties draw:stroke="none" svg:stroke-color="#000000" draw:fill="none" draw:fill-color="#ffffff" fo:min-height="2.507cm"/>
    </style:style>
    <style:style style:name="gr52" style:family="graphic" style:parent-style-name="standard">
      <style:graphic-properties draw:stroke="none" svg:stroke-color="#000000" draw:fill="none" draw:fill-color="#ffffff" fo:min-height="1.765cm"/>
    </style:style>
    <style:style style:name="gr53" style:family="graphic" style:parent-style-name="standard">
      <style:graphic-properties draw:fill="none" draw:textarea-vertical-align="middle" draw:auto-grow-height="false" fo:min-height="3.352cm" fo:min-width="0cm"/>
    </style:style>
    <style:style style:name="gr54" style:family="graphic" style:parent-style-name="standard">
      <style:graphic-properties draw:fill="none" draw:textarea-vertical-align="middle" draw:auto-grow-height="false" fo:min-height="6.576cm" fo:min-width="0cm"/>
    </style:style>
    <style:style style:name="gr55" style:family="graphic" style:parent-style-name="standard">
      <style:graphic-properties draw:fill="none" draw:textarea-vertical-align="middle" draw:auto-grow-height="false" fo:min-height="0.888cm" fo:min-width="0cm"/>
    </style:style>
    <style:style style:name="gr56" style:family="graphic" style:parent-style-name="standard">
      <style:graphic-properties draw:fill="none" draw:textarea-vertical-align="middle" draw:auto-grow-height="false" fo:min-height="5.532cm" fo:min-width="0cm"/>
    </style:style>
    <style:style style:name="gr57" style:family="graphic" style:parent-style-name="standard">
      <style:graphic-properties draw:stroke="none" svg:stroke-color="#000000" draw:fill="none" draw:fill-color="#ffffff" fo:min-height="1.177cm"/>
    </style:style>
    <style:style style:name="co1" style:family="table-column">
      <style:table-column-properties style:column-width="1.131cm" style:use-optimal-column-width="false"/>
    </style:style>
    <style:style style:name="co2" style:family="table-column">
      <style:table-column-properties style:column-width="1.16cm" style:use-optimal-column-width="false"/>
    </style:style>
    <style:style style:name="co3" style:family="table-column">
      <style:table-column-properties style:column-width="1.152cm" style:use-optimal-column-width="false"/>
    </style:style>
    <style:style style:name="ro1" style:family="table-row">
      <style:table-row-properties style:row-height="0.85cm"/>
    </style:style>
    <style:style style:name="ro2" style:family="table-row">
      <style:table-row-properties style:row-height="1.201cm"/>
    </style:style>
    <style:style style:name="ro3" style:family="table-row">
      <style:table-row-properties style:row-height="1.065cm"/>
    </style:style>
    <style:style style:name="ro4" style:family="table-row">
      <style:table-row-properties style:row-height="1.203cm"/>
    </style:style>
    <style:style style:name="ro5" style:family="table-row">
      <style:table-row-properties style:row-height="0.958cm"/>
    </style:style>
    <style:style style:name="ro6" style:family="table-row">
      <style:table-row-properties style:row-height="1.355cm"/>
    </style:style>
    <style:style style:name="ce1" style:family="table-cell">
      <loext:graphic-properties draw:fill-color="#ffffff" style:repeat="repeat" draw:textarea-vertical-align="middle"/>
      <style:paragraph-properties fo:border="0.03pt solid #000000"/>
      <style:text-properties style:font-name="Liberation Sans Narrow1" fo:font-size="14pt" style:font-size-asian="18pt" style:font-size-complex="18pt"/>
    </style:style>
    <style:style style:name="ce2" style:family="table-cell">
      <loext:graphic-properties draw:fill-color="#ffffff" style:repeat="repeat" draw:textarea-vertical-align="middle"/>
      <style:paragraph-properties fo:border="0.03pt solid #000000"/>
      <style:text-properties fo:color="#ff3333" style:font-name="Liberation Sans Narrow1" fo:font-size="14pt" fo:font-weight="bold" style:font-size-asian="18pt" style:font-weight-asian="bold" style:font-size-complex="18pt" style:font-weight-complex="bold"/>
    </style:style>
    <style:style style:name="ce3" style:family="table-cell">
      <loext:graphic-properties draw:fill-color="#ffffff" style:repeat="repeat" draw:textarea-vertical-align="middle"/>
      <style:paragraph-properties fo:border-left="0.03pt solid #000000" fo:border-right="0.03pt solid #000000" fo:border-top="none" fo:border-bottom="0.03pt solid #000000"/>
      <style:text-properties style:font-name="Liberation Sans Narrow1" fo:font-size="14pt" style:font-size-asian="18pt" style:font-size-complex="18pt"/>
    </style:style>
    <style:style style:name="ce4" style:family="table-cell">
      <loext:graphic-properties draw:fill-color="#ffffff" style:repeat="repeat" draw:textarea-vertical-align="middle"/>
      <style:paragraph-properties fo:border-left="0.03pt solid #000000" fo:border-right="0.03pt solid #000000" fo:border-top="none" fo:border-bottom="0.03pt solid #000000"/>
      <style:text-properties fo:color="#ff3333" style:font-name="Liberation Sans Narrow1" fo:font-size="14pt" fo:font-weight="bold" style:font-size-asian="18pt" style:font-weight-asian="bold" style:font-size-complex="18pt" style:font-weight-complex="bold"/>
    </style:style>
    <style:style style:name="P1" style:family="paragraph">
      <style:paragraph-properties fo:text-align="center"/>
      <style:text-properties fo:font-size="18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loext:graphic-properties draw:fill="none" draw:fill-color="#ffffff"/>
      <style:text-properties fo:font-size="36pt" fo:text-shadow="none" style:font-size-asian="36pt" style:font-size-complex="36pt"/>
    </style:style>
    <style:style style:name="P5" style:family="paragraph">
      <loext:graphic-properties draw:fill="none" draw:fill-color="#ffffff"/>
      <style:text-properties fo:font-size="32pt" fo:text-shadow="none" style:font-size-asian="32pt" style:font-size-complex="3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22pt" fo:text-shadow="none" style:font-size-asian="22pt" style:font-size-complex="22pt"/>
    </style:style>
    <style:style style:name="P8" style:family="paragraph">
      <loext:graphic-properties draw:fill="none" draw:fill-color="#ffffff"/>
      <style:paragraph-properties fo:text-align="center"/>
      <style:text-properties fo:font-size="22pt" fo:text-shadow="none" style:font-size-asian="22pt" style:font-size-complex="22pt"/>
    </style:style>
    <style:style style:name="P9" style:family="paragraph">
      <loext:graphic-properties draw:fill="none" draw:fill-color="#ffffff"/>
      <style:paragraph-properties fo:text-align="center"/>
      <style:text-properties fo:color="#999999" fo:font-size="14pt" fo:text-shadow="none" style:font-size-asian="14pt" style:font-size-complex="14pt"/>
    </style:style>
    <style:style style:name="P10" style:family="paragraph">
      <style:paragraph-properties fo:text-align="center"/>
      <style:text-properties fo:font-weight="bold"/>
    </style:style>
    <style:style style:name="P11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12" style:family="paragraph">
      <loext:graphic-properties draw:fill="none"/>
      <style:paragraph-properties fo:text-align="center"/>
      <style:text-properties fo:font-size="36pt" style:font-size-asian="36pt" style:font-size-complex="36pt"/>
    </style:style>
    <style:style style:name="P13" style:family="paragraph">
      <loext:graphic-properties draw:fill="none" draw:fill-color="#ffffff"/>
      <style:paragraph-properties fo:text-align="center"/>
      <style:text-properties fo:font-size="32pt" fo:text-shadow="none" style:font-size-asian="32pt" style:font-size-complex="32pt"/>
    </style:style>
    <style:style style:name="P14" style:family="paragraph">
      <loext:graphic-properties draw:fill="none" draw:fill-color="#ffffff"/>
      <style:paragraph-properties fo:text-align="center"/>
      <style:text-properties fo:font-size="28pt" fo:text-shadow="none" style:font-size-asian="28pt" style:font-size-complex="28pt"/>
    </style:style>
    <style:style style:name="P15" style:family="paragraph">
      <style:paragraph-properties fo:text-align="center">
        <style:tab-stops>
          <style:tab-stop style:position="2.498cm"/>
        </style:tab-stops>
      </style:paragraph-properties>
    </style:style>
    <style:style style:name="P16" style:family="paragraph">
      <loext:graphic-properties draw:fill="none" draw:fill-color="#ffffff"/>
      <style:paragraph-properties fo:text-align="center"/>
      <style:text-properties fo:font-size="26pt" fo:text-shadow="none" style:font-size-asian="26pt" style:font-size-complex="26pt"/>
    </style:style>
    <style:style style:name="P17" style:family="paragraph">
      <loext:graphic-properties draw:fill="none" draw:fill-color="#ffffff"/>
      <style:text-properties fo:color="#ff3333" fo:font-size="14pt" style:font-size-asian="14pt" style:font-size-complex="14pt"/>
    </style:style>
    <style:style style:name="P18" style:family="paragraph">
      <loext:graphic-properties draw:fill="none" draw:fill-color="#ffffff"/>
      <style:text-properties fo:font-size="14pt" style:font-size-asian="14pt" style:font-size-complex="14pt"/>
    </style:style>
    <style:style style:name="P19" style:family="paragraph">
      <loext:graphic-properties draw:fill="none" draw:fill-color="#ffffff"/>
      <style:text-properties fo:color="#ff3333"/>
    </style:style>
    <style:style style:name="P20" style:family="paragraph">
      <loext:graphic-properties draw:fill="none"/>
      <style:paragraph-properties fo:text-align="center"/>
      <style:text-properties style:font-name-asian="Liberation Sans2"/>
    </style:style>
    <style:style style:name="P21" style:family="paragraph">
      <loext:graphic-properties draw:fill="none" draw:fill-color="#ffffff"/>
      <style:text-properties fo:color="#ff3333" style:font-name="Liberation Sans1" fo:font-size="14pt" style:font-name-asian="Liberation Sans2" style:font-size-asian="14pt" style:font-size-complex="14pt"/>
    </style:style>
    <style:style style:name="P22" style:family="paragraph">
      <loext:graphic-properties draw:fill="none" draw:fill-color="#ffffff"/>
      <style:text-properties style:font-name="Liberation Sans1" fo:font-size="14pt" style:font-name-asian="Liberation Sans2" style:font-size-asian="14pt" style:font-size-complex="14pt"/>
    </style:style>
    <style:style style:name="P23" style:family="paragraph">
      <loext:graphic-properties draw:fill="none" draw:fill-color="#ffffff"/>
      <style:text-properties fo:font-size="14pt" style:font-name-asian="Liberation Sans2" style:font-size-asian="14pt" style:font-size-complex="14pt"/>
    </style:style>
    <style:style style:name="P24" style:family="paragraph">
      <loext:graphic-properties draw:fill="none" draw:fill-color="#ffffff"/>
      <style:text-properties fo:color="#000000" style:font-name="Liberation Sans1" fo:font-size="14pt" style:font-name-asian="Liberation Sans2" style:font-size-asian="14pt" style:font-size-complex="14pt"/>
    </style:style>
    <style:style style:name="P25" style:family="paragraph">
      <loext:graphic-properties draw:fill="none" draw:fill-color="#ffffff"/>
      <style:paragraph-properties fo:text-align="end"/>
      <style:text-properties fo:color="#ff3333" style:font-name="Liberation Sans1" fo:font-size="14pt" style:font-name-asian="Liberation Sans2" style:font-size-asian="14pt" style:font-size-complex="14pt"/>
    </style:style>
    <style:style style:name="P26" style:family="paragraph">
      <style:paragraph-properties fo:text-align="center"/>
      <style:text-properties fo:font-size="16pt" style:font-size-asian="16pt" style:font-size-complex="16pt"/>
    </style:style>
    <style:style style:name="P27" style:family="paragraph">
      <loext:graphic-properties draw:fill="solid" draw:fill-color="#cccccc"/>
      <style:paragraph-properties fo:text-align="center"/>
      <style:text-properties fo:font-size="16pt" style:font-size-asian="16pt" style:font-size-complex="16pt"/>
    </style:style>
    <style:style style:name="P28" style:family="paragraph">
      <loext:graphic-properties draw:fill="none" draw:fill-color="#ffffff"/>
      <style:paragraph-properties fo:text-align="center"/>
      <style:text-properties fo:color="#000000" fo:font-size="26pt" fo:text-shadow="none" style:font-size-asian="26pt" style:font-size-complex="26pt"/>
    </style:style>
    <style:style style:name="P29" style:family="paragraph">
      <loext:graphic-properties draw:fill-color="#ffff99"/>
      <style:paragraph-properties fo:text-align="center"/>
      <style:text-properties fo:font-size="16pt" style:font-size-asian="16pt" style:font-size-complex="16pt"/>
    </style:style>
    <style:style style:name="P30" style:family="paragraph">
      <loext:graphic-properties draw:fill-color="#cccccc"/>
      <style:paragraph-properties fo:text-align="center"/>
      <style:text-properties fo:font-size="16pt" style:font-size-asian="16pt" style:font-size-complex="16pt"/>
    </style:style>
    <style:style style:name="P31" style:family="paragraph">
      <loext:graphic-properties draw:fill="none" draw:fill-color="#ffffff"/>
      <style:paragraph-properties fo:text-align="center"/>
      <style:text-properties fo:font-size="15pt" fo:text-shadow="none" style:font-size-asian="15pt" style:font-size-complex="15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6pt" fo:text-shadow="none" style:font-size-asian="36pt" style:font-size-complex="36pt"/>
    </style:style>
    <style:style style:name="T3" style:family="text">
      <style:text-properties fo:font-size="32pt" fo:text-shadow="none" style:font-size-asian="32pt" style:font-size-complex="32pt"/>
    </style:style>
    <style:style style:name="T4" style:family="text">
      <style:text-properties fo:font-size="22pt" fo:text-shadow="none" style:font-size-asian="22pt" style:font-size-complex="22pt"/>
    </style:style>
    <style:style style:name="T5" style:family="text">
      <style:text-properties fo:color="#999999" fo:font-size="14pt" fo:text-shadow="none" style:font-size-asian="14pt" style:font-size-complex="14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color="#ff3333" fo:font-size="22pt" fo:text-shadow="none" fo:font-weight="bold" style:font-size-asian="22pt" style:font-weight-asian="bold" style:font-size-complex="22pt" style:font-weight-complex="bold"/>
    </style:style>
    <style:style style:name="T8" style:family="text">
      <style:text-properties fo:font-size="28pt" fo:text-shadow="none" style:font-size-asian="28pt" style:font-size-complex="28pt"/>
    </style:style>
    <style:style style:name="T9" style:family="text">
      <style:text-properties fo:font-size="26pt" fo:text-shadow="none" style:font-size-asian="26pt" style:font-size-complex="26pt"/>
    </style:style>
    <style:style style:name="T10" style:family="text">
      <style:text-properties fo:color="#ff3333" fo:font-size="26pt" fo:text-shadow="none" style:font-size-asian="26pt" style:font-size-complex="26pt"/>
    </style:style>
    <style:style style:name="T11" style:family="text">
      <style:text-properties fo:color="#ff3333" fo:font-size="14pt" style:font-size-asian="14pt" style:font-size-complex="14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color="#ff3333"/>
    </style:style>
    <style:style style:name="T14" style:family="text">
      <style:text-properties fo:color="#000000"/>
    </style:style>
    <style:style style:name="T15" style:family="text">
      <style:text-properties fo:color="#ff3333" style:font-name="Liberation Sans1" fo:font-size="14pt" style:font-name-asian="Liberation Sans2" style:font-size-asian="14pt" style:font-size-complex="14pt"/>
    </style:style>
    <style:style style:name="T16" style:family="text">
      <style:text-properties style:font-name="Liberation Sans1" fo:font-size="14pt" style:font-name-asian="Liberation Sans2" style:font-size-asian="14pt" style:font-size-complex="14pt"/>
    </style:style>
    <style:style style:name="T17" style:family="text">
      <style:text-properties fo:font-size="14pt" style:font-name-asian="Liberation Sans2" style:font-size-asian="14pt" style:font-size-complex="14pt"/>
    </style:style>
    <style:style style:name="T18" style:family="text">
      <style:text-properties fo:color="#000000" style:font-name="Liberation Sans1" fo:font-size="14pt" style:font-name-asian="Liberation Sans2" style:font-size-asian="14pt" style:font-size-complex="14pt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fo:color="#000000" fo:font-size="26pt" fo:text-shadow="none" style:font-size-asian="26pt" style:font-size-complex="26pt"/>
    </style:style>
    <style:style style:name="T21" style:family="text">
      <style:text-properties style:font-name="Liberation Sans Narrow1" fo:font-size="14pt" style:font-size-asian="18pt" style:font-size-complex="18pt"/>
    </style:style>
    <style:style style:name="T22" style:family="text">
      <style:text-properties fo:color="#ff3333" style:font-name="Liberation Sans Narrow1" fo:font-size="14pt" fo:font-weight="bold" style:font-size-asian="18pt" style:font-weight-asian="bold" style:font-size-complex="18pt" style:font-weight-complex="bold"/>
    </style:style>
    <style:style style:name="T23" style:family="text">
      <style:text-properties fo:font-size="15pt" fo:text-shadow="none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3.79cm" svg:height="11.8cm" svg:x="20.51cm" svg:y="6.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1" draw:layer="layout" svg:width="12.4cm" svg:height="12.9cm" svg:x="1.3cm" svg:y="5.2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3" draw:layer="layout" svg:width="3.6cm" svg:height="10.9cm" svg:x="2.1cm" svg:y="6.6cm">
          <text:p text:style-name="P2"><text:span text:style-name="T1">User</text:span></text:p>
          <text:p text:style-name="P2"><text:span text:style-name="T1">Logic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4" draw:text-style-name="P4" draw:layer="layout" svg:width="5.7cm" svg:height="1.673cm" svg:x="4.4cm" svg:y="3.335cm">
          <draw:text-box>
            <text:p text:style-name="P2"><text:span text:style-name="T2">FPGA</text:span></text:p>
          </draw:text-box>
        </draw:frame>
        <draw:custom-shape draw:style-name="gr5" draw:text-style-name="P3" draw:layer="layout" svg:width="2.49cm" svg:height="6.2cm" svg:x="9.31cm" svg:y="6.6cm">
          <text:p><text:span text:style-name="T1">10G</text:span></text:p>
          <text:p><text:span text:style-name="T1">PCS/</text:span></text:p>
          <text:p><text:span text:style-name="T1">PMA</text:span></text:p>
          <text:p><text:span text:style-name="T1">Cor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3" draw:layer="layout" svg:width="2.49cm" svg:height="2.9cm" svg:x="21.21cm" svg:y="14.4cm">
          <text:p><text:span text:style-name="T1">ROM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7" draw:text-style-name="P5" draw:layer="layout" svg:width="5.7cm" svg:height="2.783cm" svg:x="19.6cm" svg:y="3.335cm">
          <draw:text-box>
            <text:p text:style-name="P2"><text:span text:style-name="T3">SFP+</text:span></text:p>
            <text:p text:style-name="P2"><text:span text:style-name="T3">Module</text:span></text:p>
          </draw:text-box>
        </draw:frame>
        <draw:line draw:style-name="gr8" draw:text-style-name="P6" draw:layer="layout" svg:x1="5.71cm" svg:y1="15.3cm" svg:x2="21.21cm" svg:y2="15.3cm">
          <text:p/>
        </draw:line>
        <draw:line draw:style-name="gr9" draw:text-style-name="P2" draw:layer="layout" svg:x1="5.67cm" svg:y1="16.513cm" svg:x2="21.17cm" svg:y2="16.513cm">
          <text:p/>
        </draw:line>
        <draw:line draw:style-name="gr8" draw:text-style-name="P6" draw:layer="layout" svg:x1="11.9cm" svg:y1="8.7cm" svg:x2="20.5cm" svg:y2="8.7cm">
          <text:p/>
        </draw:line>
        <draw:line draw:style-name="gr8" draw:text-style-name="P6" draw:layer="layout" svg:x1="20.4cm" svg:y1="10cm" svg:x2="11.8cm" svg:y2="10cm">
          <text:p/>
        </draw:line>
        <draw:frame draw:style-name="gr10" draw:text-style-name="P7" draw:layer="layout" svg:width="5.7cm" svg:height="1.35cm" svg:x="14.41cm" svg:y="14.15cm">
          <draw:text-box>
            <text:p text:style-name="P2"><text:span text:style-name="T4">SCL (Clock)</text:span></text:p>
          </draw:text-box>
        </draw:frame>
        <draw:frame draw:style-name="gr10" draw:text-style-name="P7" draw:layer="layout" svg:width="5.7cm" svg:height="1.35cm" svg:x="14.41cm" svg:y="15.45cm">
          <draw:text-box>
            <text:p text:style-name="P2"><text:span text:style-name="T4">SDA (Data)</text:span></text:p>
          </draw:text-box>
        </draw:frame>
        <draw:frame draw:style-name="gr10" draw:text-style-name="P7" draw:layer="layout" svg:width="5.7cm" svg:height="1.35cm" svg:x="14cm" svg:y="7.45cm">
          <draw:text-box>
            <text:p text:style-name="P2"><text:span text:style-name="T4">TD+/TD-</text:span></text:p>
          </draw:text-box>
        </draw:frame>
        <draw:frame draw:style-name="gr10" draw:text-style-name="P7" draw:layer="layout" svg:width="5.7cm" svg:height="1.35cm" svg:x="14cm" svg:y="8.95cm">
          <draw:text-box>
            <text:p text:style-name="P2"><text:span text:style-name="T4">RD+/RD-</text:span></text:p>
          </draw:text-box>
        </draw:frame>
        <draw:custom-shape draw:style-name="gr11" draw:text-style-name="P2" draw:layer="layout" svg:width="3.3cm" svg:height="3.5cm" svg:x="5.8cm" svg:y="6.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8" draw:layer="layout" svg:width="4cm" svg:height="1.35cm" svg:x="5.4cm" svg:y="7.9cm">
          <draw:text-box>
            <text:p text:style-name="P2"><text:span text:style-name="T4">XGMII</text:span></text:p>
          </draw:text-box>
        </draw:frame>
        <draw:frame draw:style-name="gr12" draw:text-style-name="P8" draw:layer="layout" svg:width="4.4cm" svg:height="1.35cm" svg:x="14.8cm" svg:y="6.1cm">
          <draw:text-box>
            <text:p text:style-name="P2"><text:span text:style-name="T4">Ethernet</text:span></text:p>
          </draw:text-box>
        </draw:frame>
        <draw:frame draw:style-name="gr13" draw:text-style-name="P8" draw:layer="layout" svg:width="4.5cm" svg:height="1.987cm" svg:x="14.8cm" svg:y="16.829cm">
          <draw:text-box>
            <text:p text:style-name="P2"><text:span text:style-name="T4">Module</text:span></text:p>
            <text:p text:style-name="P2"><text:span text:style-name="T4">Information</text:span></text:p>
          </draw:text-box>
        </draw:frame>
        <draw:frame draw:style-name="gr14" draw:text-style-name="P9" draw:layer="layout" svg:width="6.2cm" svg:height="0.806cm" svg:x="1.3cm" svg:y="18.3cm">
          <draw:text-box>
            <text:p text:style-name="P2"><text:span text:style-name="T5">macchan@sfc.wide.ad.jp</text:span></text:p>
          </draw:text-box>
        </draw:frame>
        <draw:custom-shape draw:style-name="gr15" draw:text-style-name="P2" draw:layer="layout" svg:width="1.6cm" svg:height="0.6cm" svg:x="24.9cm" svg:y="8.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0.4cm" svg:height="0.2cm" svg:x="24.5cm" svg:y="8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3cm" svg:height="1.4cm" svg:x="26.5cm" svg:y="8.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0.6cm" svg:height="1.6cm" svg:x="26.8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layout" svg:width="1.6cm" svg:height="0.6cm" svg:x="24.9cm" svg:y="9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0.4cm" svg:height="0.2cm" svg:x="24.5cm" svg:y="9.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9cm" svg:height="0.4cm" svg:x="25.1cm" svg:y="9.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9cm" svg:height="0.4cm" svg:x="25.1cm" svg:y="8.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9cm" svg:height="0.2cm" svg:x="25.8cm" svg:y="9.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9cm" svg:height="0.2cm" svg:x="25.8cm" svg:y="8.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0.2cm" svg:height="1cm" svg:x="26.7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draw:layer="layout" svg:width="0.1cm" svg:height="1cm" svg:x="26.9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draw:layer="layout" svg:width="0.1cm" svg:height="1cm" svg:x="27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draw:layer="layout" svg:width="0.1cm" svg:height="1cm" svg:x="27.1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draw:layer="layout" svg:width="0.2cm" svg:height="1cm" svg:x="27.2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draw:layer="layout" svg:width="0.6cm" svg:height="1.8cm" draw:transform="rotate (1.5707963267949) translate (27.4cm 9.3cm)">
          <text:p/>
          <draw:enhanced-geometry svg:viewBox="0 0 21600 21600" draw:glue-points="?f6 10800 10800 21600 ?f5 10800 10800 0" draw:text-areas="?f3 ?f3 ?f4 ?f4" draw:type="trapezoid" draw:modifiers="2659.5673876871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3" draw:text-style-name="P10" draw:layer="layout" svg:width="0.1cm" svg:height="0.4cm" svg:x="28.5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draw:layer="layout" svg:width="0.6cm" svg:height="1.8cm" draw:transform="rotate (1.5707963267949) translate (27.4cm 9.9cm)">
          <text:p/>
          <draw:enhanced-geometry svg:viewBox="0 0 21600 21600" draw:glue-points="?f6 10800 10800 21600 ?f5 10800 10800 0" draw:text-areas="?f3 ?f3 ?f4 ?f4" draw:type="trapezoid" draw:modifiers="2659.5673876871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3" draw:text-style-name="P10" draw:layer="layout" svg:width="0.1cm" svg:height="0.4cm" svg:x="28.5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6" draw:layer="layout" svg:x1="5.6cm" svg:y1="13.3cm" svg:x2="20.5cm" svg:y2="13.3cm">
          <text:p/>
        </draw:line>
        <draw:frame draw:style-name="gr10" draw:text-style-name="P7" draw:layer="layout" svg:width="5.7cm" svg:height="1.35cm" svg:x="13.9cm" svg:y="11.85cm">
          <draw:text-box>
            <text:p text:style-name="P2"><text:span text:style-name="T4">TX_Disable</text:span></text:p>
          </draw:text-box>
        </draw:frame>
        <draw:custom-shape draw:style-name="gr24" draw:text-style-name="P2" draw:layer="layout" svg:width="3.3cm" svg:height="1.7cm" svg:x="5.8cm" svg:y="1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8" draw:layer="layout" svg:width="4cm" svg:height="1.35cm" svg:x="5.5cm" svg:y="11.3cm">
          <draw:text-box>
            <text:p text:style-name="P2"><text:span text:style-name="T4">MDIO</text:span></text:p>
          </draw:text-box>
        </draw:frame>
      </draw:page>
      <draw:page draw:name="page2" draw:style-name="dp1" draw:master-page-name="標準">
        <draw:custom-shape draw:style-name="gr25" draw:text-style-name="P11" draw:layer="layout" svg:width="26.506cm" svg:height="17.818cm" svg:x="1.294cm" svg:y="2.382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6" draw:text-style-name="P11" draw:layer="layout" svg:width="3.79cm" svg:height="15.9cm" svg:x="23.01cm" svg:y="3.1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7" draw:text-style-name="P12" draw:layer="layout" svg:width="7.424cm" svg:height="15.8cm" svg:x="2.076cm" svg:y="3.1cm">
          <text:p text:style-name="P2"><text:span text:style-name="T6">User</text:span></text:p>
          <text:p text:style-name="P2"><text:span text:style-name="T6">Logic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28" draw:text-style-name="P13" draw:layer="layout" svg:width="3.2cm" svg:height="6.383cm" svg:x="23.31cm" svg:y="6.417cm">
          <draw:text-box>
            <text:p text:style-name="P2"><text:span text:style-name="T3">10G</text:span></text:p>
            <text:p text:style-name="P2"><text:span text:style-name="T3">PCS/</text:span></text:p>
            <text:p text:style-name="P2"><text:span text:style-name="T3">PMA</text:span></text:p>
            <text:p text:style-name="P2"><text:span text:style-name="T3">Core</text:span></text:p>
          </draw:text-box>
        </draw:frame>
        <draw:line draw:style-name="gr8" draw:text-style-name="P6" draw:layer="layout" svg:x1="9.5cm" svg:y1="8.62cm" svg:x2="22.91cm" svg:y2="8.62cm">
          <text:p/>
        </draw:line>
        <draw:line draw:style-name="gr8" draw:text-style-name="P6" draw:layer="layout" svg:x1="22.8cm" svg:y1="10.019cm" svg:x2="9.576cm" svg:y2="10.019cm">
          <text:p/>
        </draw:line>
        <draw:frame draw:style-name="gr29" draw:text-style-name="P8" draw:layer="layout" svg:width="9.61cm" svg:height="1.119cm" svg:x="11.49cm" svg:y="7.3cm">
          <draw:text-box>
            <text:p text:style-name="P2"><text:span text:style-name="T4">XGMII_TX</text:span><text:span text:style-name="T7">D</text:span><text:span text:style-name="T4">[31:0]</text:span></text:p>
          </draw:text-box>
        </draw:frame>
        <draw:frame draw:style-name="gr29" draw:text-style-name="P8" draw:layer="layout" svg:width="9.3cm" svg:height="1.119cm" svg:x="11.7cm" svg:y="8.8cm">
          <draw:text-box>
            <text:p text:style-name="P2"><text:span text:style-name="T4">XGMII_RX</text:span><text:span text:style-name="T7">D</text:span><text:span text:style-name="T4">[31:0]</text:span></text:p>
          </draw:text-box>
        </draw:frame>
        <draw:custom-shape draw:style-name="gr30" draw:text-style-name="P2" draw:layer="layout" svg:width="13.3cm" svg:height="3.1cm" svg:x="9.7cm" svg:y="2.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1" draw:text-style-name="P14" draw:layer="layout" svg:width="8.1cm" svg:height="1.352cm" svg:x="12.4cm" svg:y="3.6cm">
          <draw:text-box>
            <text:p text:style-name="P2"><text:span text:style-name="T8">XGMII (32bit)</text:span></text:p>
          </draw:text-box>
        </draw:frame>
        <draw:frame draw:style-name="gr14" draw:text-style-name="P9" draw:layer="layout" svg:width="6.2cm" svg:height="0.806cm" svg:x="1.4cm" svg:y="19.194cm">
          <draw:text-box>
            <text:p text:style-name="P2"><text:span text:style-name="T5">macchan@sfc.wide.ad.jp</text:span></text:p>
          </draw:text-box>
        </draw:frame>
        <draw:line draw:style-name="gr8" draw:text-style-name="P6" draw:layer="layout" svg:x1="9.5cm" svg:y1="11.8cm" svg:x2="22.91cm" svg:y2="11.8cm">
          <text:p/>
        </draw:line>
        <draw:line draw:style-name="gr8" draw:text-style-name="P6" draw:layer="layout" svg:x1="22.79cm" svg:y1="13.019cm" svg:x2="9.566cm" svg:y2="13.019cm">
          <text:p/>
        </draw:line>
        <draw:frame draw:style-name="gr29" draw:text-style-name="P8" draw:layer="layout" svg:width="9.61cm" svg:height="1.119cm" svg:x="11.59cm" svg:y="10.681cm">
          <draw:text-box>
            <text:p text:style-name="P2"><text:span text:style-name="T4">XGMII_TX</text:span><text:span text:style-name="T7">C</text:span><text:span text:style-name="T4">[3:0]</text:span></text:p>
          </draw:text-box>
        </draw:frame>
        <draw:frame draw:style-name="gr29" draw:text-style-name="P8" draw:layer="layout" svg:width="9.3cm" svg:height="1.119cm" svg:x="11.7cm" svg:y="11.9cm">
          <draw:text-box>
            <text:p text:style-name="P15"><text:span text:style-name="T4">XGMII_RX</text:span><text:span text:style-name="T7">C</text:span><text:span text:style-name="T4">[3:0]</text:span></text:p>
          </draw:text-box>
        </draw:frame>
        <draw:line draw:style-name="gr32" draw:text-style-name="P6" draw:layer="layout" svg:x1="22.824cm" svg:y1="6.7cm" svg:x2="9.4cm" svg:y2="6.7cm">
          <text:p/>
        </draw:line>
        <draw:frame draw:style-name="gr29" draw:text-style-name="P8" draw:layer="layout" svg:width="9.61cm" svg:height="1.119cm" svg:x="11.324cm" svg:y="5.5cm">
          <draw:text-box>
            <text:p text:style-name="P2"><text:span text:style-name="T4">156.25MHz Clock</text:span></text:p>
          </draw:text-box>
        </draw:frame>
        <draw:frame draw:style-name="gr33" draw:text-style-name="P16" draw:layer="layout" svg:width="6.1cm" svg:height="1.276cm" draw:transform="rotate (-1.5707963267949) translate (9.276cm 9.2cm)">
          <draw:text-box>
            <text:p text:style-name="P2"><text:span text:style-name="T9">&lt;</text:span><text:span text:style-name="T10">C</text:span><text:span text:style-name="T9">ontrol&gt;</text:span></text:p>
          </draw:text-box>
        </draw:frame>
        <draw:frame draw:style-name="gr34" draw:text-style-name="P16" draw:layer="layout" svg:width="4.9cm" svg:height="1.3cm" draw:transform="rotate (-1.5707963267949) translate (9.3cm 6.2cm)">
          <draw:text-box>
            <text:p text:style-name="P2"><text:span text:style-name="T9">&lt;</text:span><text:span text:style-name="T10">D</text:span><text:span text:style-name="T9">ata&gt;</text:span></text:p>
          </draw:text-box>
        </draw:frame>
        <draw:custom-shape draw:style-name="gr35" draw:text-style-name="P2" draw:layer="layout" svg:width="13.3cm" svg:height="2.2cm" svg:x="9.6cm" svg:y="14.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1" draw:text-style-name="P14" draw:layer="layout" svg:width="8.1cm" svg:height="1.352cm" svg:x="12.4cm" svg:y="14.648cm">
          <draw:text-box>
            <text:p text:style-name="P2"><text:span text:style-name="T8">MDIO</text:span></text:p>
          </draw:text-box>
        </draw:frame>
        <draw:line draw:style-name="gr8" draw:text-style-name="P6" draw:layer="layout" svg:x1="9.5cm" svg:y1="17.3cm" svg:x2="22.91cm" svg:y2="17.3cm">
          <text:p/>
        </draw:line>
        <draw:line draw:style-name="gr36" draw:text-style-name="P6" draw:layer="layout" svg:x1="22.9cm" svg:y1="18.6cm" svg:x2="9.676cm" svg:y2="18.6cm">
          <text:p/>
        </draw:line>
        <draw:frame draw:style-name="gr29" draw:text-style-name="P8" draw:layer="layout" svg:width="9.61cm" svg:height="1.119cm" svg:x="11.59cm" svg:y="16.3cm">
          <draw:text-box>
            <text:p text:style-name="P2"><text:span text:style-name="T4">MDC clock</text:span></text:p>
          </draw:text-box>
        </draw:frame>
        <draw:frame draw:style-name="gr29" draw:text-style-name="P8" draw:layer="layout" svg:width="9.61cm" svg:height="1.119cm" svg:x="11.69cm" svg:y="17.7cm">
          <draw:text-box>
            <text:p text:style-name="P2"><text:span text:style-name="T4">MDIO data</text:span></text:p>
          </draw:text-box>
        </draw:frame>
      </draw:page>
      <draw:page draw:name="page3" draw:style-name="dp1" draw:master-page-name="標準">
        <draw:line draw:style-name="gr37" draw:text-style-name="P6" draw:layer="layout" svg:x1="5cm" svg:y1="3.2cm" svg:x2="5.7cm" svg:y2="3.2cm">
          <text:p/>
        </draw:line>
        <draw:line draw:style-name="gr37" draw:text-style-name="P6" draw:layer="layout" svg:x1="5.7cm" svg:y1="4.2cm" svg:x2="6.4cm" svg:y2="4.2cm">
          <text:p/>
        </draw:line>
        <draw:line draw:style-name="gr37" draw:text-style-name="P6" draw:layer="layout" svg:x1="5.7cm" svg:y1="3.2cm" svg:x2="5.7cm" svg:y2="4.2cm">
          <text:p/>
        </draw:line>
        <draw:line draw:style-name="gr37" draw:text-style-name="P6" draw:layer="layout" svg:x1="6.4cm" svg:y1="3.2cm" svg:x2="6.4cm" svg:y2="4.2cm">
          <text:p/>
        </draw:line>
        <draw:line draw:style-name="gr37" draw:text-style-name="P6" draw:layer="layout" svg:x1="6.4cm" svg:y1="3.2cm" svg:x2="7.1cm" svg:y2="3.2cm">
          <text:p/>
        </draw:line>
        <draw:line draw:style-name="gr37" draw:text-style-name="P6" draw:layer="layout" svg:x1="7.1cm" svg:y1="4.2cm" svg:x2="7.8cm" svg:y2="4.2cm">
          <text:p/>
        </draw:line>
        <draw:line draw:style-name="gr37" draw:text-style-name="P6" draw:layer="layout" svg:x1="7.1cm" svg:y1="3.2cm" svg:x2="7.1cm" svg:y2="4.2cm">
          <text:p/>
        </draw:line>
        <draw:line draw:style-name="gr37" draw:text-style-name="P6" draw:layer="layout" svg:x1="7.8cm" svg:y1="3.2cm" svg:x2="7.8cm" svg:y2="4.2cm">
          <text:p/>
        </draw:line>
        <draw:line draw:style-name="gr37" draw:text-style-name="P6" draw:layer="layout" svg:x1="5.7cm" svg:y1="4.2cm" svg:x2="6.4cm" svg:y2="4.2cm">
          <text:p/>
        </draw:line>
        <draw:line draw:style-name="gr37" draw:text-style-name="P6" draw:layer="layout" svg:x1="5cm" svg:y1="3.2cm" svg:x2="5cm" svg:y2="4.2cm">
          <text:p/>
        </draw:line>
        <draw:line draw:style-name="gr37" draw:text-style-name="P6" draw:layer="layout" svg:x1="6.4cm" svg:y1="3.2cm" svg:x2="6.4cm" svg:y2="4.2cm">
          <text:p/>
        </draw:line>
        <draw:line draw:style-name="gr37" draw:text-style-name="P6" draw:layer="layout" svg:x1="7.1cm" svg:y1="4.2cm" svg:x2="7.8cm" svg:y2="4.2cm">
          <text:p/>
        </draw:line>
        <draw:line draw:style-name="gr37" draw:text-style-name="P6" draw:layer="layout" svg:x1="7.8cm" svg:y1="3.2cm" svg:x2="7.8cm" svg:y2="4.2cm">
          <text:p/>
        </draw:line>
        <draw:line draw:style-name="gr37" draw:text-style-name="P6" draw:layer="layout" svg:x1="7.8cm" svg:y1="3.2cm" svg:x2="8.5cm" svg:y2="3.2cm">
          <text:p/>
        </draw:line>
        <draw:line draw:style-name="gr37" draw:text-style-name="P6" draw:layer="layout" svg:x1="8.5cm" svg:y1="4.2cm" svg:x2="9.2cm" svg:y2="4.2cm">
          <text:p/>
        </draw:line>
        <draw:line draw:style-name="gr37" draw:text-style-name="P6" draw:layer="layout" svg:x1="8.5cm" svg:y1="3.2cm" svg:x2="8.5cm" svg:y2="4.2cm">
          <text:p/>
        </draw:line>
        <draw:line draw:style-name="gr37" draw:text-style-name="P6" draw:layer="layout" svg:x1="9.2cm" svg:y1="3.2cm" svg:x2="9.2cm" svg:y2="4.2cm">
          <text:p/>
        </draw:line>
        <draw:line draw:style-name="gr37" draw:text-style-name="P6" draw:layer="layout" svg:x1="9.2cm" svg:y1="3.2cm" svg:x2="9.9cm" svg:y2="3.2cm">
          <text:p/>
        </draw:line>
        <draw:line draw:style-name="gr37" draw:text-style-name="P6" draw:layer="layout" svg:x1="9.9cm" svg:y1="4.2cm" svg:x2="10.6cm" svg:y2="4.2cm">
          <text:p/>
        </draw:line>
        <draw:line draw:style-name="gr37" draw:text-style-name="P6" draw:layer="layout" svg:x1="9.9cm" svg:y1="3.2cm" svg:x2="9.9cm" svg:y2="4.2cm">
          <text:p/>
        </draw:line>
        <draw:line draw:style-name="gr37" draw:text-style-name="P6" draw:layer="layout" svg:x1="10.6cm" svg:y1="3.2cm" svg:x2="10.6cm" svg:y2="4.2cm">
          <text:p/>
        </draw:line>
        <draw:line draw:style-name="gr37" draw:text-style-name="P6" draw:layer="layout" svg:x1="10.6cm" svg:y1="3.2cm" svg:x2="11.3cm" svg:y2="3.2cm">
          <text:p/>
        </draw:line>
        <draw:line draw:style-name="gr37" draw:text-style-name="P6" draw:layer="layout" svg:x1="11.3cm" svg:y1="4.2cm" svg:x2="12cm" svg:y2="4.2cm">
          <text:p/>
        </draw:line>
        <draw:line draw:style-name="gr37" draw:text-style-name="P6" draw:layer="layout" svg:x1="11.3cm" svg:y1="3.2cm" svg:x2="11.3cm" svg:y2="4.2cm">
          <text:p/>
        </draw:line>
        <draw:line draw:style-name="gr37" draw:text-style-name="P6" draw:layer="layout" svg:x1="12cm" svg:y1="3.2cm" svg:x2="12cm" svg:y2="4.2cm">
          <text:p/>
        </draw:line>
        <draw:line draw:style-name="gr37" draw:text-style-name="P6" draw:layer="layout" svg:x1="12cm" svg:y1="3.2cm" svg:x2="12.7cm" svg:y2="3.2cm">
          <text:p/>
        </draw:line>
        <draw:line draw:style-name="gr37" draw:text-style-name="P6" draw:layer="layout" svg:x1="12.7cm" svg:y1="4.2cm" svg:x2="13.4cm" svg:y2="4.2cm">
          <text:p/>
        </draw:line>
        <draw:line draw:style-name="gr37" draw:text-style-name="P6" draw:layer="layout" svg:x1="12.7cm" svg:y1="3.2cm" svg:x2="12.7cm" svg:y2="4.2cm">
          <text:p/>
        </draw:line>
        <draw:line draw:style-name="gr37" draw:text-style-name="P6" draw:layer="layout" svg:x1="13.4cm" svg:y1="3.2cm" svg:x2="13.4cm" svg:y2="4.2cm">
          <text:p/>
        </draw:line>
        <draw:line draw:style-name="gr37" draw:text-style-name="P6" draw:layer="layout" svg:x1="10.6cm" svg:y1="3.2cm" svg:x2="11.3cm" svg:y2="3.2cm">
          <text:p/>
        </draw:line>
        <draw:line draw:style-name="gr37" draw:text-style-name="P6" draw:layer="layout" svg:x1="12cm" svg:y1="3.2cm" svg:x2="12.7cm" svg:y2="3.2cm">
          <text:p/>
        </draw:line>
        <draw:line draw:style-name="gr37" draw:text-style-name="P6" draw:layer="layout" svg:x1="13.4cm" svg:y1="3.2cm" svg:x2="14.1cm" svg:y2="3.2cm">
          <text:p/>
        </draw:line>
        <draw:line draw:style-name="gr37" draw:text-style-name="P6" draw:layer="layout" svg:x1="14.1cm" svg:y1="4.2cm" svg:x2="14.8cm" svg:y2="4.2cm">
          <text:p/>
        </draw:line>
        <draw:line draw:style-name="gr37" draw:text-style-name="P6" draw:layer="layout" svg:x1="14.1cm" svg:y1="3.2cm" svg:x2="14.1cm" svg:y2="4.2cm">
          <text:p/>
        </draw:line>
        <draw:line draw:style-name="gr37" draw:text-style-name="P6" draw:layer="layout" svg:x1="14.8cm" svg:y1="3.2cm" svg:x2="14.8cm" svg:y2="4.2cm">
          <text:p/>
        </draw:line>
        <draw:line draw:style-name="gr37" draw:text-style-name="P6" draw:layer="layout" svg:x1="14.8cm" svg:y1="3.2cm" svg:x2="15.5cm" svg:y2="3.2cm">
          <text:p/>
        </draw:line>
        <draw:line draw:style-name="gr37" draw:text-style-name="P6" draw:layer="layout" svg:x1="15.5cm" svg:y1="4.2cm" svg:x2="16.2cm" svg:y2="4.2cm">
          <text:p/>
        </draw:line>
        <draw:line draw:style-name="gr37" draw:text-style-name="P6" draw:layer="layout" svg:x1="15.5cm" svg:y1="3.2cm" svg:x2="15.5cm" svg:y2="4.2cm">
          <text:p/>
        </draw:line>
        <draw:line draw:style-name="gr37" draw:text-style-name="P6" draw:layer="layout" svg:x1="16.2cm" svg:y1="3.2cm" svg:x2="16.2cm" svg:y2="4.2cm">
          <text:p/>
        </draw:line>
        <draw:line draw:style-name="gr37" draw:text-style-name="P6" draw:layer="layout" svg:x1="5cm" svg:y1="4.7cm" svg:x2="6.3cm" svg:y2="4.7cm">
          <text:p/>
        </draw:line>
        <draw:line draw:style-name="gr37" draw:text-style-name="P6" draw:layer="layout" svg:x1="5cm" svg:y1="5.7cm" svg:x2="6.3cm" svg:y2="5.7cm">
          <text:p/>
        </draw:line>
        <draw:line draw:style-name="gr37" draw:text-style-name="P6" draw:layer="layout" svg:x1="6.3cm" svg:y1="4.7cm" svg:x2="6.4cm" svg:y2="5.7cm">
          <text:p/>
        </draw:line>
        <draw:line draw:style-name="gr37" draw:text-style-name="P6" draw:layer="layout" svg:x1="6.4cm" svg:y1="4.7cm" svg:x2="6.3cm" svg:y2="5.7cm">
          <text:p/>
        </draw:line>
        <draw:line draw:style-name="gr37" draw:text-style-name="P6" draw:layer="layout" svg:x1="4.9cm" svg:y1="4.7cm" svg:x2="5cm" svg:y2="5.7cm">
          <text:p/>
        </draw:line>
        <draw:line draw:style-name="gr37" draw:text-style-name="P6" draw:layer="layout" svg:x1="5cm" svg:y1="4.7cm" svg:x2="4.9cm" svg:y2="5.7cm">
          <text:p/>
        </draw:line>
        <draw:line draw:style-name="gr37" draw:text-style-name="P6" draw:layer="layout" svg:x1="6.4cm" svg:y1="4.7cm" svg:x2="7.7cm" svg:y2="4.7cm">
          <text:p/>
        </draw:line>
        <draw:line draw:style-name="gr37" draw:text-style-name="P6" draw:layer="layout" svg:x1="6.4cm" svg:y1="5.7cm" svg:x2="7.7cm" svg:y2="5.7cm">
          <text:p/>
        </draw:line>
        <draw:line draw:style-name="gr37" draw:text-style-name="P6" draw:layer="layout" svg:x1="7.7cm" svg:y1="4.7cm" svg:x2="7.8cm" svg:y2="5.7cm">
          <text:p/>
        </draw:line>
        <draw:line draw:style-name="gr37" draw:text-style-name="P6" draw:layer="layout" svg:x1="7.8cm" svg:y1="4.7cm" svg:x2="7.7cm" svg:y2="5.7cm">
          <text:p/>
        </draw:line>
        <draw:line draw:style-name="gr37" draw:text-style-name="P6" draw:layer="layout" svg:x1="7.8cm" svg:y1="4.7cm" svg:x2="9.1cm" svg:y2="4.7cm">
          <text:p/>
        </draw:line>
        <draw:line draw:style-name="gr37" draw:text-style-name="P6" draw:layer="layout" svg:x1="7.8cm" svg:y1="5.7cm" svg:x2="9.1cm" svg:y2="5.7cm">
          <text:p/>
        </draw:line>
        <draw:line draw:style-name="gr37" draw:text-style-name="P6" draw:layer="layout" svg:x1="9.1cm" svg:y1="4.7cm" svg:x2="9.2cm" svg:y2="5.7cm">
          <text:p/>
        </draw:line>
        <draw:line draw:style-name="gr37" draw:text-style-name="P6" draw:layer="layout" svg:x1="9.2cm" svg:y1="4.7cm" svg:x2="9.1cm" svg:y2="5.7cm">
          <text:p/>
        </draw:line>
        <draw:line draw:style-name="gr37" draw:text-style-name="P6" draw:layer="layout" svg:x1="9.2cm" svg:y1="4.7cm" svg:x2="10.5cm" svg:y2="4.7cm">
          <text:p/>
        </draw:line>
        <draw:line draw:style-name="gr37" draw:text-style-name="P6" draw:layer="layout" svg:x1="9.2cm" svg:y1="5.7cm" svg:x2="10.5cm" svg:y2="5.7cm">
          <text:p/>
        </draw:line>
        <draw:line draw:style-name="gr37" draw:text-style-name="P6" draw:layer="layout" svg:x1="10.5cm" svg:y1="4.7cm" svg:x2="10.6cm" svg:y2="5.7cm">
          <text:p/>
        </draw:line>
        <draw:line draw:style-name="gr37" draw:text-style-name="P6" draw:layer="layout" svg:x1="10.6cm" svg:y1="4.7cm" svg:x2="10.5cm" svg:y2="5.7cm">
          <text:p/>
        </draw:line>
        <draw:line draw:style-name="gr37" draw:text-style-name="P6" draw:layer="layout" svg:x1="10.6cm" svg:y1="4.7cm" svg:x2="11.9cm" svg:y2="4.7cm">
          <text:p/>
        </draw:line>
        <draw:line draw:style-name="gr37" draw:text-style-name="P6" draw:layer="layout" svg:x1="10.6cm" svg:y1="5.7cm" svg:x2="11.9cm" svg:y2="5.7cm">
          <text:p/>
        </draw:line>
        <draw:line draw:style-name="gr37" draw:text-style-name="P6" draw:layer="layout" svg:x1="11.9cm" svg:y1="4.7cm" svg:x2="12cm" svg:y2="5.7cm">
          <text:p/>
        </draw:line>
        <draw:line draw:style-name="gr37" draw:text-style-name="P6" draw:layer="layout" svg:x1="12cm" svg:y1="4.7cm" svg:x2="11.9cm" svg:y2="5.7cm">
          <text:p/>
        </draw:line>
        <draw:line draw:style-name="gr37" draw:text-style-name="P6" draw:layer="layout" svg:x1="12cm" svg:y1="4.7cm" svg:x2="13.3cm" svg:y2="4.7cm">
          <text:p/>
        </draw:line>
        <draw:line draw:style-name="gr37" draw:text-style-name="P6" draw:layer="layout" svg:x1="12cm" svg:y1="5.7cm" svg:x2="13.3cm" svg:y2="5.7cm">
          <text:p/>
        </draw:line>
        <draw:line draw:style-name="gr37" draw:text-style-name="P6" draw:layer="layout" svg:x1="13.3cm" svg:y1="4.7cm" svg:x2="13.4cm" svg:y2="5.7cm">
          <text:p/>
        </draw:line>
        <draw:line draw:style-name="gr37" draw:text-style-name="P6" draw:layer="layout" svg:x1="13.4cm" svg:y1="4.7cm" svg:x2="13.3cm" svg:y2="5.7cm">
          <text:p/>
        </draw:line>
        <draw:line draw:style-name="gr37" draw:text-style-name="P6" draw:layer="layout" svg:x1="13.4cm" svg:y1="4.7cm" svg:x2="14.7cm" svg:y2="4.7cm">
          <text:p/>
        </draw:line>
        <draw:line draw:style-name="gr37" draw:text-style-name="P6" draw:layer="layout" svg:x1="13.4cm" svg:y1="5.7cm" svg:x2="14.7cm" svg:y2="5.7cm">
          <text:p/>
        </draw:line>
        <draw:line draw:style-name="gr37" draw:text-style-name="P6" draw:layer="layout" svg:x1="14.7cm" svg:y1="4.7cm" svg:x2="14.8cm" svg:y2="5.7cm">
          <text:p/>
        </draw:line>
        <draw:line draw:style-name="gr37" draw:text-style-name="P6" draw:layer="layout" svg:x1="14.8cm" svg:y1="4.7cm" svg:x2="14.7cm" svg:y2="5.7cm">
          <text:p/>
        </draw:line>
        <draw:line draw:style-name="gr37" draw:text-style-name="P6" draw:layer="layout" svg:x1="14.8cm" svg:y1="4.7cm" svg:x2="16.1cm" svg:y2="4.7cm">
          <text:p/>
        </draw:line>
        <draw:line draw:style-name="gr37" draw:text-style-name="P6" draw:layer="layout" svg:x1="14.8cm" svg:y1="5.7cm" svg:x2="16.1cm" svg:y2="5.7cm">
          <text:p/>
        </draw:line>
        <draw:line draw:style-name="gr37" draw:text-style-name="P6" draw:layer="layout" svg:x1="16.1cm" svg:y1="4.7cm" svg:x2="16.2cm" svg:y2="5.7cm">
          <text:p/>
        </draw:line>
        <draw:line draw:style-name="gr37" draw:text-style-name="P6" draw:layer="layout" svg:x1="16.2cm" svg:y1="4.7cm" svg:x2="16.1cm" svg:y2="5.7cm">
          <text:p/>
        </draw:line>
        <draw:line draw:style-name="gr37" draw:text-style-name="P6" draw:layer="layout" svg:x1="5cm" svg:y1="6cm" svg:x2="6.3cm" svg:y2="6cm">
          <text:p/>
        </draw:line>
        <draw:line draw:style-name="gr37" draw:text-style-name="P6" draw:layer="layout" svg:x1="5cm" svg:y1="7cm" svg:x2="6.3cm" svg:y2="7cm">
          <text:p/>
        </draw:line>
        <draw:line draw:style-name="gr37" draw:text-style-name="P6" draw:layer="layout" svg:x1="6.3cm" svg:y1="6cm" svg:x2="6.4cm" svg:y2="7cm">
          <text:p/>
        </draw:line>
        <draw:line draw:style-name="gr37" draw:text-style-name="P6" draw:layer="layout" svg:x1="6.4cm" svg:y1="6cm" svg:x2="6.3cm" svg:y2="7cm">
          <text:p/>
        </draw:line>
        <draw:line draw:style-name="gr37" draw:text-style-name="P6" draw:layer="layout" svg:x1="4.9cm" svg:y1="6cm" svg:x2="5cm" svg:y2="7cm">
          <text:p/>
        </draw:line>
        <draw:line draw:style-name="gr37" draw:text-style-name="P6" draw:layer="layout" svg:x1="5cm" svg:y1="6cm" svg:x2="4.9cm" svg:y2="7cm">
          <text:p/>
        </draw:line>
        <draw:line draw:style-name="gr37" draw:text-style-name="P6" draw:layer="layout" svg:x1="6.4cm" svg:y1="6cm" svg:x2="7.7cm" svg:y2="6cm">
          <text:p/>
        </draw:line>
        <draw:line draw:style-name="gr37" draw:text-style-name="P6" draw:layer="layout" svg:x1="6.4cm" svg:y1="7cm" svg:x2="7.7cm" svg:y2="7cm">
          <text:p/>
        </draw:line>
        <draw:line draw:style-name="gr37" draw:text-style-name="P6" draw:layer="layout" svg:x1="7.7cm" svg:y1="6cm" svg:x2="7.8cm" svg:y2="7cm">
          <text:p/>
        </draw:line>
        <draw:line draw:style-name="gr37" draw:text-style-name="P6" draw:layer="layout" svg:x1="7.8cm" svg:y1="6cm" svg:x2="7.7cm" svg:y2="7cm">
          <text:p/>
        </draw:line>
        <draw:line draw:style-name="gr37" draw:text-style-name="P6" draw:layer="layout" svg:x1="7.8cm" svg:y1="6cm" svg:x2="9.1cm" svg:y2="6cm">
          <text:p/>
        </draw:line>
        <draw:line draw:style-name="gr37" draw:text-style-name="P6" draw:layer="layout" svg:x1="7.8cm" svg:y1="7cm" svg:x2="9.1cm" svg:y2="7cm">
          <text:p/>
        </draw:line>
        <draw:line draw:style-name="gr37" draw:text-style-name="P6" draw:layer="layout" svg:x1="9.1cm" svg:y1="6cm" svg:x2="9.2cm" svg:y2="7cm">
          <text:p/>
        </draw:line>
        <draw:line draw:style-name="gr37" draw:text-style-name="P6" draw:layer="layout" svg:x1="9.2cm" svg:y1="6cm" svg:x2="9.1cm" svg:y2="7cm">
          <text:p/>
        </draw:line>
        <draw:line draw:style-name="gr37" draw:text-style-name="P6" draw:layer="layout" svg:x1="9.2cm" svg:y1="6cm" svg:x2="10.5cm" svg:y2="6cm">
          <text:p/>
        </draw:line>
        <draw:line draw:style-name="gr37" draw:text-style-name="P6" draw:layer="layout" svg:x1="9.2cm" svg:y1="7cm" svg:x2="10.5cm" svg:y2="7cm">
          <text:p/>
        </draw:line>
        <draw:line draw:style-name="gr37" draw:text-style-name="P6" draw:layer="layout" svg:x1="10.5cm" svg:y1="6cm" svg:x2="10.6cm" svg:y2="7cm">
          <text:p/>
        </draw:line>
        <draw:line draw:style-name="gr37" draw:text-style-name="P6" draw:layer="layout" svg:x1="10.6cm" svg:y1="6cm" svg:x2="10.5cm" svg:y2="7cm">
          <text:p/>
        </draw:line>
        <draw:line draw:style-name="gr37" draw:text-style-name="P6" draw:layer="layout" svg:x1="10.6cm" svg:y1="6cm" svg:x2="11.9cm" svg:y2="6cm">
          <text:p/>
        </draw:line>
        <draw:line draw:style-name="gr37" draw:text-style-name="P6" draw:layer="layout" svg:x1="10.6cm" svg:y1="7cm" svg:x2="11.9cm" svg:y2="7cm">
          <text:p/>
        </draw:line>
        <draw:line draw:style-name="gr37" draw:text-style-name="P6" draw:layer="layout" svg:x1="11.9cm" svg:y1="6cm" svg:x2="12cm" svg:y2="7cm">
          <text:p/>
        </draw:line>
        <draw:line draw:style-name="gr37" draw:text-style-name="P6" draw:layer="layout" svg:x1="12cm" svg:y1="6cm" svg:x2="11.9cm" svg:y2="7cm">
          <text:p/>
        </draw:line>
        <draw:line draw:style-name="gr37" draw:text-style-name="P6" draw:layer="layout" svg:x1="12cm" svg:y1="6cm" svg:x2="13.3cm" svg:y2="6cm">
          <text:p/>
        </draw:line>
        <draw:line draw:style-name="gr37" draw:text-style-name="P6" draw:layer="layout" svg:x1="12cm" svg:y1="7cm" svg:x2="13.3cm" svg:y2="7cm">
          <text:p/>
        </draw:line>
        <draw:line draw:style-name="gr37" draw:text-style-name="P6" draw:layer="layout" svg:x1="13.3cm" svg:y1="6cm" svg:x2="13.4cm" svg:y2="7cm">
          <text:p/>
        </draw:line>
        <draw:line draw:style-name="gr37" draw:text-style-name="P6" draw:layer="layout" svg:x1="13.4cm" svg:y1="6cm" svg:x2="13.3cm" svg:y2="7cm">
          <text:p/>
        </draw:line>
        <draw:line draw:style-name="gr37" draw:text-style-name="P6" draw:layer="layout" svg:x1="13.4cm" svg:y1="6cm" svg:x2="14.7cm" svg:y2="6cm">
          <text:p/>
        </draw:line>
        <draw:line draw:style-name="gr37" draw:text-style-name="P6" draw:layer="layout" svg:x1="13.4cm" svg:y1="7cm" svg:x2="14.7cm" svg:y2="7cm">
          <text:p/>
        </draw:line>
        <draw:line draw:style-name="gr37" draw:text-style-name="P6" draw:layer="layout" svg:x1="14.7cm" svg:y1="6cm" svg:x2="14.8cm" svg:y2="7cm">
          <text:p/>
        </draw:line>
        <draw:line draw:style-name="gr37" draw:text-style-name="P6" draw:layer="layout" svg:x1="14.8cm" svg:y1="6cm" svg:x2="14.7cm" svg:y2="7cm">
          <text:p/>
        </draw:line>
        <draw:line draw:style-name="gr37" draw:text-style-name="P6" draw:layer="layout" svg:x1="14.8cm" svg:y1="6cm" svg:x2="16.1cm" svg:y2="6cm">
          <text:p/>
        </draw:line>
        <draw:line draw:style-name="gr37" draw:text-style-name="P6" draw:layer="layout" svg:x1="14.8cm" svg:y1="7cm" svg:x2="16.1cm" svg:y2="7cm">
          <text:p/>
        </draw:line>
        <draw:line draw:style-name="gr37" draw:text-style-name="P6" draw:layer="layout" svg:x1="16.1cm" svg:y1="6cm" svg:x2="16.2cm" svg:y2="7cm">
          <text:p/>
        </draw:line>
        <draw:line draw:style-name="gr37" draw:text-style-name="P6" draw:layer="layout" svg:x1="16.2cm" svg:y1="6cm" svg:x2="16.1cm" svg:y2="7cm">
          <text:p/>
        </draw:line>
        <draw:line draw:style-name="gr37" draw:text-style-name="P6" draw:layer="layout" svg:x1="5cm" svg:y1="7.3cm" svg:x2="6.3cm" svg:y2="7.3cm">
          <text:p/>
        </draw:line>
        <draw:line draw:style-name="gr37" draw:text-style-name="P6" draw:layer="layout" svg:x1="5cm" svg:y1="8.3cm" svg:x2="6.3cm" svg:y2="8.3cm">
          <text:p/>
        </draw:line>
        <draw:line draw:style-name="gr37" draw:text-style-name="P6" draw:layer="layout" svg:x1="6.3cm" svg:y1="7.3cm" svg:x2="6.4cm" svg:y2="8.3cm">
          <text:p/>
        </draw:line>
        <draw:line draw:style-name="gr37" draw:text-style-name="P6" draw:layer="layout" svg:x1="6.4cm" svg:y1="7.3cm" svg:x2="6.3cm" svg:y2="8.3cm">
          <text:p/>
        </draw:line>
        <draw:line draw:style-name="gr37" draw:text-style-name="P6" draw:layer="layout" svg:x1="4.9cm" svg:y1="7.3cm" svg:x2="5cm" svg:y2="8.3cm">
          <text:p/>
        </draw:line>
        <draw:line draw:style-name="gr37" draw:text-style-name="P6" draw:layer="layout" svg:x1="5cm" svg:y1="7.3cm" svg:x2="4.9cm" svg:y2="8.3cm">
          <text:p/>
        </draw:line>
        <draw:line draw:style-name="gr37" draw:text-style-name="P6" draw:layer="layout" svg:x1="6.4cm" svg:y1="7.3cm" svg:x2="7.7cm" svg:y2="7.3cm">
          <text:p/>
        </draw:line>
        <draw:line draw:style-name="gr37" draw:text-style-name="P6" draw:layer="layout" svg:x1="6.4cm" svg:y1="8.3cm" svg:x2="7.7cm" svg:y2="8.3cm">
          <text:p/>
        </draw:line>
        <draw:line draw:style-name="gr37" draw:text-style-name="P6" draw:layer="layout" svg:x1="7.7cm" svg:y1="7.3cm" svg:x2="7.8cm" svg:y2="8.3cm">
          <text:p/>
        </draw:line>
        <draw:line draw:style-name="gr37" draw:text-style-name="P6" draw:layer="layout" svg:x1="7.8cm" svg:y1="7.3cm" svg:x2="7.7cm" svg:y2="8.3cm">
          <text:p/>
        </draw:line>
        <draw:line draw:style-name="gr37" draw:text-style-name="P6" draw:layer="layout" svg:x1="7.8cm" svg:y1="7.3cm" svg:x2="9.1cm" svg:y2="7.3cm">
          <text:p/>
        </draw:line>
        <draw:line draw:style-name="gr37" draw:text-style-name="P6" draw:layer="layout" svg:x1="7.8cm" svg:y1="8.3cm" svg:x2="9.1cm" svg:y2="8.3cm">
          <text:p/>
        </draw:line>
        <draw:line draw:style-name="gr37" draw:text-style-name="P6" draw:layer="layout" svg:x1="9.1cm" svg:y1="7.3cm" svg:x2="9.2cm" svg:y2="8.3cm">
          <text:p/>
        </draw:line>
        <draw:line draw:style-name="gr37" draw:text-style-name="P6" draw:layer="layout" svg:x1="9.2cm" svg:y1="7.3cm" svg:x2="9.1cm" svg:y2="8.3cm">
          <text:p/>
        </draw:line>
        <draw:line draw:style-name="gr37" draw:text-style-name="P6" draw:layer="layout" svg:x1="9.2cm" svg:y1="7.3cm" svg:x2="10.5cm" svg:y2="7.3cm">
          <text:p/>
        </draw:line>
        <draw:line draw:style-name="gr37" draw:text-style-name="P6" draw:layer="layout" svg:x1="9.2cm" svg:y1="8.3cm" svg:x2="10.5cm" svg:y2="8.3cm">
          <text:p/>
        </draw:line>
        <draw:line draw:style-name="gr37" draw:text-style-name="P6" draw:layer="layout" svg:x1="10.5cm" svg:y1="7.3cm" svg:x2="10.6cm" svg:y2="8.3cm">
          <text:p/>
        </draw:line>
        <draw:line draw:style-name="gr37" draw:text-style-name="P6" draw:layer="layout" svg:x1="10.6cm" svg:y1="7.3cm" svg:x2="10.5cm" svg:y2="8.3cm">
          <text:p/>
        </draw:line>
        <draw:line draw:style-name="gr37" draw:text-style-name="P6" draw:layer="layout" svg:x1="10.6cm" svg:y1="7.3cm" svg:x2="11.9cm" svg:y2="7.3cm">
          <text:p/>
        </draw:line>
        <draw:line draw:style-name="gr37" draw:text-style-name="P6" draw:layer="layout" svg:x1="10.6cm" svg:y1="8.3cm" svg:x2="11.9cm" svg:y2="8.3cm">
          <text:p/>
        </draw:line>
        <draw:line draw:style-name="gr37" draw:text-style-name="P6" draw:layer="layout" svg:x1="11.9cm" svg:y1="7.3cm" svg:x2="12cm" svg:y2="8.3cm">
          <text:p/>
        </draw:line>
        <draw:line draw:style-name="gr37" draw:text-style-name="P6" draw:layer="layout" svg:x1="12cm" svg:y1="7.3cm" svg:x2="11.9cm" svg:y2="8.3cm">
          <text:p/>
        </draw:line>
        <draw:line draw:style-name="gr37" draw:text-style-name="P6" draw:layer="layout" svg:x1="12cm" svg:y1="7.3cm" svg:x2="13.3cm" svg:y2="7.3cm">
          <text:p/>
        </draw:line>
        <draw:line draw:style-name="gr37" draw:text-style-name="P6" draw:layer="layout" svg:x1="12cm" svg:y1="8.3cm" svg:x2="13.3cm" svg:y2="8.3cm">
          <text:p/>
        </draw:line>
        <draw:line draw:style-name="gr37" draw:text-style-name="P6" draw:layer="layout" svg:x1="13.3cm" svg:y1="7.3cm" svg:x2="13.4cm" svg:y2="8.3cm">
          <text:p/>
        </draw:line>
        <draw:line draw:style-name="gr37" draw:text-style-name="P6" draw:layer="layout" svg:x1="13.4cm" svg:y1="7.3cm" svg:x2="13.3cm" svg:y2="8.3cm">
          <text:p/>
        </draw:line>
        <draw:line draw:style-name="gr37" draw:text-style-name="P6" draw:layer="layout" svg:x1="13.4cm" svg:y1="7.3cm" svg:x2="14.7cm" svg:y2="7.3cm">
          <text:p/>
        </draw:line>
        <draw:line draw:style-name="gr37" draw:text-style-name="P6" draw:layer="layout" svg:x1="13.4cm" svg:y1="8.3cm" svg:x2="14.7cm" svg:y2="8.3cm">
          <text:p/>
        </draw:line>
        <draw:line draw:style-name="gr37" draw:text-style-name="P6" draw:layer="layout" svg:x1="14.7cm" svg:y1="7.3cm" svg:x2="14.8cm" svg:y2="8.3cm">
          <text:p/>
        </draw:line>
        <draw:line draw:style-name="gr37" draw:text-style-name="P6" draw:layer="layout" svg:x1="14.8cm" svg:y1="7.3cm" svg:x2="14.7cm" svg:y2="8.3cm">
          <text:p/>
        </draw:line>
        <draw:line draw:style-name="gr37" draw:text-style-name="P6" draw:layer="layout" svg:x1="14.8cm" svg:y1="7.3cm" svg:x2="16.1cm" svg:y2="7.3cm">
          <text:p/>
        </draw:line>
        <draw:line draw:style-name="gr37" draw:text-style-name="P6" draw:layer="layout" svg:x1="14.8cm" svg:y1="8.3cm" svg:x2="16.1cm" svg:y2="8.3cm">
          <text:p/>
        </draw:line>
        <draw:line draw:style-name="gr37" draw:text-style-name="P6" draw:layer="layout" svg:x1="16.1cm" svg:y1="7.3cm" svg:x2="16.2cm" svg:y2="8.3cm">
          <text:p/>
        </draw:line>
        <draw:line draw:style-name="gr37" draw:text-style-name="P6" draw:layer="layout" svg:x1="16.2cm" svg:y1="7.3cm" svg:x2="16.1cm" svg:y2="8.3cm">
          <text:p/>
        </draw:line>
        <draw:line draw:style-name="gr37" draw:text-style-name="P6" draw:layer="layout" svg:x1="5cm" svg:y1="8.6cm" svg:x2="6.3cm" svg:y2="8.6cm">
          <text:p/>
        </draw:line>
        <draw:line draw:style-name="gr37" draw:text-style-name="P6" draw:layer="layout" svg:x1="5cm" svg:y1="9.6cm" svg:x2="6.3cm" svg:y2="9.6cm">
          <text:p/>
        </draw:line>
        <draw:line draw:style-name="gr37" draw:text-style-name="P6" draw:layer="layout" svg:x1="6.3cm" svg:y1="8.6cm" svg:x2="6.4cm" svg:y2="9.6cm">
          <text:p/>
        </draw:line>
        <draw:line draw:style-name="gr37" draw:text-style-name="P6" draw:layer="layout" svg:x1="6.4cm" svg:y1="8.6cm" svg:x2="6.3cm" svg:y2="9.6cm">
          <text:p/>
        </draw:line>
        <draw:line draw:style-name="gr37" draw:text-style-name="P6" draw:layer="layout" svg:x1="4.9cm" svg:y1="8.6cm" svg:x2="5cm" svg:y2="9.6cm">
          <text:p/>
        </draw:line>
        <draw:line draw:style-name="gr37" draw:text-style-name="P6" draw:layer="layout" svg:x1="5cm" svg:y1="8.6cm" svg:x2="4.9cm" svg:y2="9.6cm">
          <text:p/>
        </draw:line>
        <draw:line draw:style-name="gr37" draw:text-style-name="P6" draw:layer="layout" svg:x1="6.4cm" svg:y1="8.6cm" svg:x2="7.7cm" svg:y2="8.6cm">
          <text:p/>
        </draw:line>
        <draw:line draw:style-name="gr37" draw:text-style-name="P6" draw:layer="layout" svg:x1="6.4cm" svg:y1="9.6cm" svg:x2="7.7cm" svg:y2="9.6cm">
          <text:p/>
        </draw:line>
        <draw:line draw:style-name="gr37" draw:text-style-name="P6" draw:layer="layout" svg:x1="7.7cm" svg:y1="8.6cm" svg:x2="7.8cm" svg:y2="9.6cm">
          <text:p/>
        </draw:line>
        <draw:line draw:style-name="gr37" draw:text-style-name="P6" draw:layer="layout" svg:x1="7.8cm" svg:y1="8.6cm" svg:x2="7.7cm" svg:y2="9.6cm">
          <text:p/>
        </draw:line>
        <draw:line draw:style-name="gr37" draw:text-style-name="P6" draw:layer="layout" svg:x1="7.8cm" svg:y1="8.6cm" svg:x2="9.1cm" svg:y2="8.6cm">
          <text:p/>
        </draw:line>
        <draw:line draw:style-name="gr37" draw:text-style-name="P6" draw:layer="layout" svg:x1="7.8cm" svg:y1="9.6cm" svg:x2="9.1cm" svg:y2="9.6cm">
          <text:p/>
        </draw:line>
        <draw:line draw:style-name="gr37" draw:text-style-name="P6" draw:layer="layout" svg:x1="9.1cm" svg:y1="8.6cm" svg:x2="9.2cm" svg:y2="9.6cm">
          <text:p/>
        </draw:line>
        <draw:line draw:style-name="gr37" draw:text-style-name="P6" draw:layer="layout" svg:x1="9.2cm" svg:y1="8.6cm" svg:x2="9.1cm" svg:y2="9.6cm">
          <text:p/>
        </draw:line>
        <draw:line draw:style-name="gr37" draw:text-style-name="P6" draw:layer="layout" svg:x1="9.2cm" svg:y1="8.6cm" svg:x2="10.5cm" svg:y2="8.6cm">
          <text:p/>
        </draw:line>
        <draw:line draw:style-name="gr37" draw:text-style-name="P6" draw:layer="layout" svg:x1="9.2cm" svg:y1="9.6cm" svg:x2="10.5cm" svg:y2="9.6cm">
          <text:p/>
        </draw:line>
        <draw:line draw:style-name="gr37" draw:text-style-name="P6" draw:layer="layout" svg:x1="10.5cm" svg:y1="8.6cm" svg:x2="10.6cm" svg:y2="9.6cm">
          <text:p/>
        </draw:line>
        <draw:line draw:style-name="gr37" draw:text-style-name="P6" draw:layer="layout" svg:x1="10.6cm" svg:y1="8.6cm" svg:x2="10.5cm" svg:y2="9.6cm">
          <text:p/>
        </draw:line>
        <draw:line draw:style-name="gr37" draw:text-style-name="P6" draw:layer="layout" svg:x1="10.6cm" svg:y1="8.6cm" svg:x2="11.9cm" svg:y2="8.6cm">
          <text:p/>
        </draw:line>
        <draw:line draw:style-name="gr37" draw:text-style-name="P6" draw:layer="layout" svg:x1="10.6cm" svg:y1="9.6cm" svg:x2="11.9cm" svg:y2="9.6cm">
          <text:p/>
        </draw:line>
        <draw:line draw:style-name="gr37" draw:text-style-name="P6" draw:layer="layout" svg:x1="11.9cm" svg:y1="8.6cm" svg:x2="12cm" svg:y2="9.6cm">
          <text:p/>
        </draw:line>
        <draw:line draw:style-name="gr37" draw:text-style-name="P6" draw:layer="layout" svg:x1="12cm" svg:y1="8.6cm" svg:x2="11.9cm" svg:y2="9.6cm">
          <text:p/>
        </draw:line>
        <draw:line draw:style-name="gr37" draw:text-style-name="P6" draw:layer="layout" svg:x1="12cm" svg:y1="8.6cm" svg:x2="13.3cm" svg:y2="8.6cm">
          <text:p/>
        </draw:line>
        <draw:line draw:style-name="gr37" draw:text-style-name="P6" draw:layer="layout" svg:x1="12cm" svg:y1="9.6cm" svg:x2="13.3cm" svg:y2="9.6cm">
          <text:p/>
        </draw:line>
        <draw:line draw:style-name="gr37" draw:text-style-name="P6" draw:layer="layout" svg:x1="13.3cm" svg:y1="8.6cm" svg:x2="13.4cm" svg:y2="9.6cm">
          <text:p/>
        </draw:line>
        <draw:line draw:style-name="gr37" draw:text-style-name="P6" draw:layer="layout" svg:x1="13.4cm" svg:y1="8.6cm" svg:x2="13.3cm" svg:y2="9.6cm">
          <text:p/>
        </draw:line>
        <draw:line draw:style-name="gr37" draw:text-style-name="P6" draw:layer="layout" svg:x1="13.4cm" svg:y1="8.6cm" svg:x2="14.7cm" svg:y2="8.6cm">
          <text:p/>
        </draw:line>
        <draw:line draw:style-name="gr37" draw:text-style-name="P6" draw:layer="layout" svg:x1="13.4cm" svg:y1="9.6cm" svg:x2="14.7cm" svg:y2="9.6cm">
          <text:p/>
        </draw:line>
        <draw:line draw:style-name="gr37" draw:text-style-name="P6" draw:layer="layout" svg:x1="14.7cm" svg:y1="8.6cm" svg:x2="14.8cm" svg:y2="9.6cm">
          <text:p/>
        </draw:line>
        <draw:line draw:style-name="gr37" draw:text-style-name="P6" draw:layer="layout" svg:x1="14.8cm" svg:y1="8.6cm" svg:x2="14.7cm" svg:y2="9.6cm">
          <text:p/>
        </draw:line>
        <draw:line draw:style-name="gr37" draw:text-style-name="P6" draw:layer="layout" svg:x1="14.8cm" svg:y1="8.6cm" svg:x2="16.1cm" svg:y2="8.6cm">
          <text:p/>
        </draw:line>
        <draw:line draw:style-name="gr37" draw:text-style-name="P6" draw:layer="layout" svg:x1="14.8cm" svg:y1="9.6cm" svg:x2="16.1cm" svg:y2="9.6cm">
          <text:p/>
        </draw:line>
        <draw:line draw:style-name="gr37" draw:text-style-name="P6" draw:layer="layout" svg:x1="16.1cm" svg:y1="8.6cm" svg:x2="16.2cm" svg:y2="9.6cm">
          <text:p/>
        </draw:line>
        <draw:line draw:style-name="gr37" draw:text-style-name="P6" draw:layer="layout" svg:x1="16.2cm" svg:y1="8.6cm" svg:x2="16.1cm" svg:y2="9.6cm">
          <text:p/>
        </draw:line>
        <draw:line draw:style-name="gr37" draw:text-style-name="P6" draw:layer="layout" svg:x1="5cm" svg:y1="9.9cm" svg:x2="6.3cm" svg:y2="9.9cm">
          <text:p/>
        </draw:line>
        <draw:line draw:style-name="gr37" draw:text-style-name="P6" draw:layer="layout" svg:x1="5cm" svg:y1="10.9cm" svg:x2="6.3cm" svg:y2="10.9cm">
          <text:p/>
        </draw:line>
        <draw:line draw:style-name="gr37" draw:text-style-name="P6" draw:layer="layout" svg:x1="6.3cm" svg:y1="9.9cm" svg:x2="6.4cm" svg:y2="10.9cm">
          <text:p/>
        </draw:line>
        <draw:line draw:style-name="gr37" draw:text-style-name="P6" draw:layer="layout" svg:x1="6.4cm" svg:y1="9.9cm" svg:x2="6.3cm" svg:y2="10.9cm">
          <text:p/>
        </draw:line>
        <draw:line draw:style-name="gr37" draw:text-style-name="P6" draw:layer="layout" svg:x1="4.9cm" svg:y1="9.9cm" svg:x2="5cm" svg:y2="10.9cm">
          <text:p/>
        </draw:line>
        <draw:line draw:style-name="gr37" draw:text-style-name="P6" draw:layer="layout" svg:x1="5cm" svg:y1="9.9cm" svg:x2="4.9cm" svg:y2="10.9cm">
          <text:p/>
        </draw:line>
        <draw:line draw:style-name="gr37" draw:text-style-name="P6" draw:layer="layout" svg:x1="6.4cm" svg:y1="9.9cm" svg:x2="7.7cm" svg:y2="9.9cm">
          <text:p/>
        </draw:line>
        <draw:line draw:style-name="gr37" draw:text-style-name="P6" draw:layer="layout" svg:x1="6.4cm" svg:y1="10.9cm" svg:x2="7.7cm" svg:y2="10.9cm">
          <text:p/>
        </draw:line>
        <draw:line draw:style-name="gr37" draw:text-style-name="P6" draw:layer="layout" svg:x1="7.7cm" svg:y1="9.9cm" svg:x2="7.8cm" svg:y2="10.9cm">
          <text:p/>
        </draw:line>
        <draw:line draw:style-name="gr37" draw:text-style-name="P6" draw:layer="layout" svg:x1="7.8cm" svg:y1="9.9cm" svg:x2="7.7cm" svg:y2="10.9cm">
          <text:p/>
        </draw:line>
        <draw:line draw:style-name="gr37" draw:text-style-name="P6" draw:layer="layout" svg:x1="7.8cm" svg:y1="9.9cm" svg:x2="9.1cm" svg:y2="9.9cm">
          <text:p/>
        </draw:line>
        <draw:line draw:style-name="gr37" draw:text-style-name="P6" draw:layer="layout" svg:x1="7.8cm" svg:y1="10.9cm" svg:x2="9.1cm" svg:y2="10.9cm">
          <text:p/>
        </draw:line>
        <draw:line draw:style-name="gr37" draw:text-style-name="P6" draw:layer="layout" svg:x1="9.1cm" svg:y1="9.9cm" svg:x2="9.2cm" svg:y2="10.9cm">
          <text:p/>
        </draw:line>
        <draw:line draw:style-name="gr37" draw:text-style-name="P6" draw:layer="layout" svg:x1="9.2cm" svg:y1="9.9cm" svg:x2="9.1cm" svg:y2="10.9cm">
          <text:p/>
        </draw:line>
        <draw:line draw:style-name="gr37" draw:text-style-name="P6" draw:layer="layout" svg:x1="9.2cm" svg:y1="9.9cm" svg:x2="10.5cm" svg:y2="9.9cm">
          <text:p/>
        </draw:line>
        <draw:line draw:style-name="gr37" draw:text-style-name="P6" draw:layer="layout" svg:x1="9.2cm" svg:y1="10.9cm" svg:x2="10.5cm" svg:y2="10.9cm">
          <text:p/>
        </draw:line>
        <draw:line draw:style-name="gr37" draw:text-style-name="P6" draw:layer="layout" svg:x1="10.5cm" svg:y1="9.9cm" svg:x2="10.6cm" svg:y2="10.9cm">
          <text:p/>
        </draw:line>
        <draw:line draw:style-name="gr37" draw:text-style-name="P6" draw:layer="layout" svg:x1="10.6cm" svg:y1="9.9cm" svg:x2="10.5cm" svg:y2="10.9cm">
          <text:p/>
        </draw:line>
        <draw:line draw:style-name="gr37" draw:text-style-name="P6" draw:layer="layout" svg:x1="10.6cm" svg:y1="9.9cm" svg:x2="11.9cm" svg:y2="9.9cm">
          <text:p/>
        </draw:line>
        <draw:line draw:style-name="gr37" draw:text-style-name="P6" draw:layer="layout" svg:x1="10.6cm" svg:y1="10.9cm" svg:x2="11.9cm" svg:y2="10.9cm">
          <text:p/>
        </draw:line>
        <draw:line draw:style-name="gr37" draw:text-style-name="P6" draw:layer="layout" svg:x1="11.9cm" svg:y1="9.9cm" svg:x2="12cm" svg:y2="10.9cm">
          <text:p/>
        </draw:line>
        <draw:line draw:style-name="gr37" draw:text-style-name="P6" draw:layer="layout" svg:x1="12cm" svg:y1="9.9cm" svg:x2="11.9cm" svg:y2="10.9cm">
          <text:p/>
        </draw:line>
        <draw:line draw:style-name="gr37" draw:text-style-name="P6" draw:layer="layout" svg:x1="12cm" svg:y1="9.9cm" svg:x2="13.3cm" svg:y2="9.9cm">
          <text:p/>
        </draw:line>
        <draw:line draw:style-name="gr37" draw:text-style-name="P6" draw:layer="layout" svg:x1="12cm" svg:y1="10.9cm" svg:x2="13.3cm" svg:y2="10.9cm">
          <text:p/>
        </draw:line>
        <draw:line draw:style-name="gr37" draw:text-style-name="P6" draw:layer="layout" svg:x1="13.3cm" svg:y1="9.9cm" svg:x2="13.4cm" svg:y2="10.9cm">
          <text:p/>
        </draw:line>
        <draw:line draw:style-name="gr37" draw:text-style-name="P6" draw:layer="layout" svg:x1="13.4cm" svg:y1="9.9cm" svg:x2="13.3cm" svg:y2="10.9cm">
          <text:p/>
        </draw:line>
        <draw:line draw:style-name="gr37" draw:text-style-name="P6" draw:layer="layout" svg:x1="13.4cm" svg:y1="9.9cm" svg:x2="14.7cm" svg:y2="9.9cm">
          <text:p/>
        </draw:line>
        <draw:line draw:style-name="gr37" draw:text-style-name="P6" draw:layer="layout" svg:x1="13.4cm" svg:y1="10.9cm" svg:x2="14.7cm" svg:y2="10.9cm">
          <text:p/>
        </draw:line>
        <draw:line draw:style-name="gr37" draw:text-style-name="P6" draw:layer="layout" svg:x1="14.7cm" svg:y1="9.9cm" svg:x2="14.8cm" svg:y2="10.9cm">
          <text:p/>
        </draw:line>
        <draw:line draw:style-name="gr37" draw:text-style-name="P6" draw:layer="layout" svg:x1="14.8cm" svg:y1="9.9cm" svg:x2="14.7cm" svg:y2="10.9cm">
          <text:p/>
        </draw:line>
        <draw:line draw:style-name="gr37" draw:text-style-name="P6" draw:layer="layout" svg:x1="14.8cm" svg:y1="9.9cm" svg:x2="16.1cm" svg:y2="9.9cm">
          <text:p/>
        </draw:line>
        <draw:line draw:style-name="gr37" draw:text-style-name="P6" draw:layer="layout" svg:x1="14.8cm" svg:y1="10.9cm" svg:x2="16.1cm" svg:y2="10.9cm">
          <text:p/>
        </draw:line>
        <draw:line draw:style-name="gr37" draw:text-style-name="P6" draw:layer="layout" svg:x1="16.1cm" svg:y1="9.9cm" svg:x2="16.2cm" svg:y2="10.9cm">
          <text:p/>
        </draw:line>
        <draw:line draw:style-name="gr37" draw:text-style-name="P6" draw:layer="layout" svg:x1="16.2cm" svg:y1="9.9cm" svg:x2="16.1cm" svg:y2="10.9cm">
          <text:p/>
        </draw:line>
        <draw:line draw:style-name="gr37" draw:text-style-name="P6" draw:layer="layout" svg:x1="5cm" svg:y1="11.2cm" svg:x2="6.3cm" svg:y2="11.2cm">
          <text:p/>
        </draw:line>
        <draw:line draw:style-name="gr37" draw:text-style-name="P6" draw:layer="layout" svg:x1="5cm" svg:y1="12.2cm" svg:x2="6.3cm" svg:y2="12.2cm">
          <text:p/>
        </draw:line>
        <draw:line draw:style-name="gr37" draw:text-style-name="P6" draw:layer="layout" svg:x1="6.3cm" svg:y1="11.2cm" svg:x2="6.4cm" svg:y2="12.2cm">
          <text:p/>
        </draw:line>
        <draw:line draw:style-name="gr37" draw:text-style-name="P6" draw:layer="layout" svg:x1="6.4cm" svg:y1="11.2cm" svg:x2="6.3cm" svg:y2="12.2cm">
          <text:p/>
        </draw:line>
        <draw:line draw:style-name="gr37" draw:text-style-name="P6" draw:layer="layout" svg:x1="4.9cm" svg:y1="11.2cm" svg:x2="5cm" svg:y2="12.2cm">
          <text:p/>
        </draw:line>
        <draw:line draw:style-name="gr37" draw:text-style-name="P6" draw:layer="layout" svg:x1="5cm" svg:y1="11.2cm" svg:x2="4.9cm" svg:y2="12.2cm">
          <text:p/>
        </draw:line>
        <draw:line draw:style-name="gr37" draw:text-style-name="P6" draw:layer="layout" svg:x1="6.4cm" svg:y1="11.2cm" svg:x2="7.7cm" svg:y2="11.2cm">
          <text:p/>
        </draw:line>
        <draw:line draw:style-name="gr37" draw:text-style-name="P6" draw:layer="layout" svg:x1="6.4cm" svg:y1="12.2cm" svg:x2="7.7cm" svg:y2="12.2cm">
          <text:p/>
        </draw:line>
        <draw:line draw:style-name="gr37" draw:text-style-name="P6" draw:layer="layout" svg:x1="7.7cm" svg:y1="11.2cm" svg:x2="7.8cm" svg:y2="12.2cm">
          <text:p/>
        </draw:line>
        <draw:line draw:style-name="gr37" draw:text-style-name="P6" draw:layer="layout" svg:x1="7.8cm" svg:y1="11.2cm" svg:x2="7.7cm" svg:y2="12.2cm">
          <text:p/>
        </draw:line>
        <draw:line draw:style-name="gr37" draw:text-style-name="P6" draw:layer="layout" svg:x1="7.8cm" svg:y1="11.2cm" svg:x2="9.1cm" svg:y2="11.2cm">
          <text:p/>
        </draw:line>
        <draw:line draw:style-name="gr37" draw:text-style-name="P6" draw:layer="layout" svg:x1="7.8cm" svg:y1="12.2cm" svg:x2="9.1cm" svg:y2="12.2cm">
          <text:p/>
        </draw:line>
        <draw:line draw:style-name="gr37" draw:text-style-name="P6" draw:layer="layout" svg:x1="9.1cm" svg:y1="11.2cm" svg:x2="9.2cm" svg:y2="12.2cm">
          <text:p/>
        </draw:line>
        <draw:line draw:style-name="gr37" draw:text-style-name="P6" draw:layer="layout" svg:x1="9.2cm" svg:y1="11.2cm" svg:x2="9.1cm" svg:y2="12.2cm">
          <text:p/>
        </draw:line>
        <draw:line draw:style-name="gr37" draw:text-style-name="P6" draw:layer="layout" svg:x1="9.2cm" svg:y1="11.2cm" svg:x2="10.5cm" svg:y2="11.2cm">
          <text:p/>
        </draw:line>
        <draw:line draw:style-name="gr37" draw:text-style-name="P6" draw:layer="layout" svg:x1="9.2cm" svg:y1="12.2cm" svg:x2="10.5cm" svg:y2="12.2cm">
          <text:p/>
        </draw:line>
        <draw:line draw:style-name="gr37" draw:text-style-name="P6" draw:layer="layout" svg:x1="10.5cm" svg:y1="11.2cm" svg:x2="10.6cm" svg:y2="12.2cm">
          <text:p/>
        </draw:line>
        <draw:line draw:style-name="gr37" draw:text-style-name="P6" draw:layer="layout" svg:x1="10.6cm" svg:y1="11.2cm" svg:x2="10.5cm" svg:y2="12.2cm">
          <text:p/>
        </draw:line>
        <draw:line draw:style-name="gr37" draw:text-style-name="P6" draw:layer="layout" svg:x1="10.6cm" svg:y1="11.2cm" svg:x2="11.9cm" svg:y2="11.2cm">
          <text:p/>
        </draw:line>
        <draw:line draw:style-name="gr37" draw:text-style-name="P6" draw:layer="layout" svg:x1="10.6cm" svg:y1="12.2cm" svg:x2="11.9cm" svg:y2="12.2cm">
          <text:p/>
        </draw:line>
        <draw:line draw:style-name="gr37" draw:text-style-name="P6" draw:layer="layout" svg:x1="11.9cm" svg:y1="11.2cm" svg:x2="12cm" svg:y2="12.2cm">
          <text:p/>
        </draw:line>
        <draw:line draw:style-name="gr37" draw:text-style-name="P6" draw:layer="layout" svg:x1="12cm" svg:y1="11.2cm" svg:x2="11.9cm" svg:y2="12.2cm">
          <text:p/>
        </draw:line>
        <draw:line draw:style-name="gr37" draw:text-style-name="P6" draw:layer="layout" svg:x1="12cm" svg:y1="11.2cm" svg:x2="13.3cm" svg:y2="11.2cm">
          <text:p/>
        </draw:line>
        <draw:line draw:style-name="gr37" draw:text-style-name="P6" draw:layer="layout" svg:x1="12cm" svg:y1="12.2cm" svg:x2="13.3cm" svg:y2="12.2cm">
          <text:p/>
        </draw:line>
        <draw:line draw:style-name="gr37" draw:text-style-name="P6" draw:layer="layout" svg:x1="13.3cm" svg:y1="11.2cm" svg:x2="13.4cm" svg:y2="12.2cm">
          <text:p/>
        </draw:line>
        <draw:line draw:style-name="gr37" draw:text-style-name="P6" draw:layer="layout" svg:x1="13.4cm" svg:y1="11.2cm" svg:x2="13.3cm" svg:y2="12.2cm">
          <text:p/>
        </draw:line>
        <draw:line draw:style-name="gr37" draw:text-style-name="P6" draw:layer="layout" svg:x1="13.4cm" svg:y1="11.2cm" svg:x2="14.7cm" svg:y2="11.2cm">
          <text:p/>
        </draw:line>
        <draw:line draw:style-name="gr37" draw:text-style-name="P6" draw:layer="layout" svg:x1="13.4cm" svg:y1="12.2cm" svg:x2="14.7cm" svg:y2="12.2cm">
          <text:p/>
        </draw:line>
        <draw:line draw:style-name="gr37" draw:text-style-name="P6" draw:layer="layout" svg:x1="14.7cm" svg:y1="11.2cm" svg:x2="14.8cm" svg:y2="12.2cm">
          <text:p/>
        </draw:line>
        <draw:line draw:style-name="gr37" draw:text-style-name="P6" draw:layer="layout" svg:x1="14.8cm" svg:y1="11.2cm" svg:x2="14.7cm" svg:y2="12.2cm">
          <text:p/>
        </draw:line>
        <draw:line draw:style-name="gr37" draw:text-style-name="P6" draw:layer="layout" svg:x1="14.8cm" svg:y1="11.2cm" svg:x2="16.1cm" svg:y2="11.2cm">
          <text:p/>
        </draw:line>
        <draw:line draw:style-name="gr37" draw:text-style-name="P6" draw:layer="layout" svg:x1="14.8cm" svg:y1="12.2cm" svg:x2="16.1cm" svg:y2="12.2cm">
          <text:p/>
        </draw:line>
        <draw:line draw:style-name="gr37" draw:text-style-name="P6" draw:layer="layout" svg:x1="16.1cm" svg:y1="11.2cm" svg:x2="16.2cm" svg:y2="12.2cm">
          <text:p/>
        </draw:line>
        <draw:line draw:style-name="gr37" draw:text-style-name="P6" draw:layer="layout" svg:x1="16.2cm" svg:y1="11.2cm" svg:x2="16.1cm" svg:y2="12.2cm">
          <text:p/>
        </draw:line>
        <draw:line draw:style-name="gr37" draw:text-style-name="P6" draw:layer="layout" svg:x1="5cm" svg:y1="12.5cm" svg:x2="6.3cm" svg:y2="12.5cm">
          <text:p/>
        </draw:line>
        <draw:line draw:style-name="gr37" draw:text-style-name="P6" draw:layer="layout" svg:x1="5cm" svg:y1="13.5cm" svg:x2="6.3cm" svg:y2="13.5cm">
          <text:p/>
        </draw:line>
        <draw:line draw:style-name="gr37" draw:text-style-name="P6" draw:layer="layout" svg:x1="6.3cm" svg:y1="12.5cm" svg:x2="6.4cm" svg:y2="13.5cm">
          <text:p/>
        </draw:line>
        <draw:line draw:style-name="gr37" draw:text-style-name="P6" draw:layer="layout" svg:x1="6.4cm" svg:y1="12.5cm" svg:x2="6.3cm" svg:y2="13.5cm">
          <text:p/>
        </draw:line>
        <draw:line draw:style-name="gr37" draw:text-style-name="P6" draw:layer="layout" svg:x1="4.9cm" svg:y1="12.5cm" svg:x2="5cm" svg:y2="13.5cm">
          <text:p/>
        </draw:line>
        <draw:line draw:style-name="gr37" draw:text-style-name="P6" draw:layer="layout" svg:x1="5cm" svg:y1="12.5cm" svg:x2="4.9cm" svg:y2="13.5cm">
          <text:p/>
        </draw:line>
        <draw:line draw:style-name="gr37" draw:text-style-name="P6" draw:layer="layout" svg:x1="6.4cm" svg:y1="12.5cm" svg:x2="7.7cm" svg:y2="12.5cm">
          <text:p/>
        </draw:line>
        <draw:line draw:style-name="gr37" draw:text-style-name="P6" draw:layer="layout" svg:x1="6.4cm" svg:y1="13.5cm" svg:x2="7.7cm" svg:y2="13.5cm">
          <text:p/>
        </draw:line>
        <draw:line draw:style-name="gr37" draw:text-style-name="P6" draw:layer="layout" svg:x1="7.7cm" svg:y1="12.5cm" svg:x2="7.8cm" svg:y2="13.5cm">
          <text:p/>
        </draw:line>
        <draw:line draw:style-name="gr37" draw:text-style-name="P6" draw:layer="layout" svg:x1="7.8cm" svg:y1="12.5cm" svg:x2="7.7cm" svg:y2="13.5cm">
          <text:p/>
        </draw:line>
        <draw:line draw:style-name="gr37" draw:text-style-name="P6" draw:layer="layout" svg:x1="7.8cm" svg:y1="12.5cm" svg:x2="9.1cm" svg:y2="12.5cm">
          <text:p/>
        </draw:line>
        <draw:line draw:style-name="gr37" draw:text-style-name="P6" draw:layer="layout" svg:x1="7.8cm" svg:y1="13.5cm" svg:x2="9.1cm" svg:y2="13.5cm">
          <text:p/>
        </draw:line>
        <draw:line draw:style-name="gr37" draw:text-style-name="P6" draw:layer="layout" svg:x1="9.1cm" svg:y1="12.5cm" svg:x2="9.2cm" svg:y2="13.5cm">
          <text:p/>
        </draw:line>
        <draw:line draw:style-name="gr37" draw:text-style-name="P6" draw:layer="layout" svg:x1="9.2cm" svg:y1="12.5cm" svg:x2="9.1cm" svg:y2="13.5cm">
          <text:p/>
        </draw:line>
        <draw:line draw:style-name="gr37" draw:text-style-name="P6" draw:layer="layout" svg:x1="9.2cm" svg:y1="12.5cm" svg:x2="10.5cm" svg:y2="12.5cm">
          <text:p/>
        </draw:line>
        <draw:line draw:style-name="gr37" draw:text-style-name="P6" draw:layer="layout" svg:x1="9.2cm" svg:y1="13.5cm" svg:x2="10.5cm" svg:y2="13.5cm">
          <text:p/>
        </draw:line>
        <draw:line draw:style-name="gr37" draw:text-style-name="P6" draw:layer="layout" svg:x1="10.5cm" svg:y1="12.5cm" svg:x2="10.6cm" svg:y2="13.5cm">
          <text:p/>
        </draw:line>
        <draw:line draw:style-name="gr37" draw:text-style-name="P6" draw:layer="layout" svg:x1="10.6cm" svg:y1="12.5cm" svg:x2="10.5cm" svg:y2="13.5cm">
          <text:p/>
        </draw:line>
        <draw:line draw:style-name="gr37" draw:text-style-name="P6" draw:layer="layout" svg:x1="10.6cm" svg:y1="12.5cm" svg:x2="11.9cm" svg:y2="12.5cm">
          <text:p/>
        </draw:line>
        <draw:line draw:style-name="gr37" draw:text-style-name="P6" draw:layer="layout" svg:x1="10.6cm" svg:y1="13.5cm" svg:x2="11.9cm" svg:y2="13.5cm">
          <text:p/>
        </draw:line>
        <draw:line draw:style-name="gr37" draw:text-style-name="P6" draw:layer="layout" svg:x1="11.9cm" svg:y1="12.5cm" svg:x2="12cm" svg:y2="13.5cm">
          <text:p/>
        </draw:line>
        <draw:line draw:style-name="gr37" draw:text-style-name="P6" draw:layer="layout" svg:x1="12cm" svg:y1="12.5cm" svg:x2="11.9cm" svg:y2="13.5cm">
          <text:p/>
        </draw:line>
        <draw:line draw:style-name="gr37" draw:text-style-name="P6" draw:layer="layout" svg:x1="12cm" svg:y1="12.5cm" svg:x2="13.3cm" svg:y2="12.5cm">
          <text:p/>
        </draw:line>
        <draw:line draw:style-name="gr37" draw:text-style-name="P6" draw:layer="layout" svg:x1="12cm" svg:y1="13.5cm" svg:x2="13.3cm" svg:y2="13.5cm">
          <text:p/>
        </draw:line>
        <draw:line draw:style-name="gr37" draw:text-style-name="P6" draw:layer="layout" svg:x1="13.3cm" svg:y1="12.5cm" svg:x2="13.4cm" svg:y2="13.5cm">
          <text:p/>
        </draw:line>
        <draw:line draw:style-name="gr37" draw:text-style-name="P6" draw:layer="layout" svg:x1="13.4cm" svg:y1="12.5cm" svg:x2="13.3cm" svg:y2="13.5cm">
          <text:p/>
        </draw:line>
        <draw:line draw:style-name="gr37" draw:text-style-name="P6" draw:layer="layout" svg:x1="13.4cm" svg:y1="12.5cm" svg:x2="14.7cm" svg:y2="12.5cm">
          <text:p/>
        </draw:line>
        <draw:line draw:style-name="gr37" draw:text-style-name="P6" draw:layer="layout" svg:x1="13.4cm" svg:y1="13.5cm" svg:x2="14.7cm" svg:y2="13.5cm">
          <text:p/>
        </draw:line>
        <draw:line draw:style-name="gr37" draw:text-style-name="P6" draw:layer="layout" svg:x1="14.7cm" svg:y1="12.5cm" svg:x2="14.8cm" svg:y2="13.5cm">
          <text:p/>
        </draw:line>
        <draw:line draw:style-name="gr37" draw:text-style-name="P6" draw:layer="layout" svg:x1="14.8cm" svg:y1="12.5cm" svg:x2="14.7cm" svg:y2="13.5cm">
          <text:p/>
        </draw:line>
        <draw:line draw:style-name="gr37" draw:text-style-name="P6" draw:layer="layout" svg:x1="14.8cm" svg:y1="12.5cm" svg:x2="16.1cm" svg:y2="12.5cm">
          <text:p/>
        </draw:line>
        <draw:line draw:style-name="gr37" draw:text-style-name="P6" draw:layer="layout" svg:x1="14.8cm" svg:y1="13.5cm" svg:x2="16.1cm" svg:y2="13.5cm">
          <text:p/>
        </draw:line>
        <draw:line draw:style-name="gr37" draw:text-style-name="P6" draw:layer="layout" svg:x1="16.1cm" svg:y1="12.5cm" svg:x2="16.2cm" svg:y2="13.5cm">
          <text:p/>
        </draw:line>
        <draw:line draw:style-name="gr37" draw:text-style-name="P6" draw:layer="layout" svg:x1="16.2cm" svg:y1="12.5cm" svg:x2="16.1cm" svg:y2="13.5cm">
          <text:p/>
        </draw:line>
        <draw:line draw:style-name="gr37" draw:text-style-name="P6" draw:layer="layout" svg:x1="5cm" svg:y1="13.8cm" svg:x2="6.3cm" svg:y2="13.8cm">
          <text:p/>
        </draw:line>
        <draw:line draw:style-name="gr37" draw:text-style-name="P6" draw:layer="layout" svg:x1="5cm" svg:y1="14.8cm" svg:x2="6.3cm" svg:y2="14.8cm">
          <text:p/>
        </draw:line>
        <draw:line draw:style-name="gr37" draw:text-style-name="P6" draw:layer="layout" svg:x1="6.3cm" svg:y1="13.8cm" svg:x2="6.4cm" svg:y2="14.8cm">
          <text:p/>
        </draw:line>
        <draw:line draw:style-name="gr37" draw:text-style-name="P6" draw:layer="layout" svg:x1="6.4cm" svg:y1="13.8cm" svg:x2="6.3cm" svg:y2="14.8cm">
          <text:p/>
        </draw:line>
        <draw:line draw:style-name="gr37" draw:text-style-name="P6" draw:layer="layout" svg:x1="4.9cm" svg:y1="13.8cm" svg:x2="5cm" svg:y2="14.8cm">
          <text:p/>
        </draw:line>
        <draw:line draw:style-name="gr37" draw:text-style-name="P6" draw:layer="layout" svg:x1="5cm" svg:y1="13.8cm" svg:x2="4.9cm" svg:y2="14.8cm">
          <text:p/>
        </draw:line>
        <draw:line draw:style-name="gr37" draw:text-style-name="P6" draw:layer="layout" svg:x1="6.4cm" svg:y1="13.8cm" svg:x2="7.7cm" svg:y2="13.8cm">
          <text:p/>
        </draw:line>
        <draw:line draw:style-name="gr37" draw:text-style-name="P6" draw:layer="layout" svg:x1="6.4cm" svg:y1="14.8cm" svg:x2="7.7cm" svg:y2="14.8cm">
          <text:p/>
        </draw:line>
        <draw:line draw:style-name="gr37" draw:text-style-name="P6" draw:layer="layout" svg:x1="7.7cm" svg:y1="13.8cm" svg:x2="7.8cm" svg:y2="14.8cm">
          <text:p/>
        </draw:line>
        <draw:line draw:style-name="gr37" draw:text-style-name="P6" draw:layer="layout" svg:x1="7.8cm" svg:y1="13.8cm" svg:x2="7.7cm" svg:y2="14.8cm">
          <text:p/>
        </draw:line>
        <draw:line draw:style-name="gr37" draw:text-style-name="P6" draw:layer="layout" svg:x1="7.8cm" svg:y1="13.8cm" svg:x2="9.1cm" svg:y2="13.8cm">
          <text:p/>
        </draw:line>
        <draw:line draw:style-name="gr37" draw:text-style-name="P6" draw:layer="layout" svg:x1="7.8cm" svg:y1="14.8cm" svg:x2="9.1cm" svg:y2="14.8cm">
          <text:p/>
        </draw:line>
        <draw:line draw:style-name="gr37" draw:text-style-name="P6" draw:layer="layout" svg:x1="9.1cm" svg:y1="13.8cm" svg:x2="9.2cm" svg:y2="14.8cm">
          <text:p/>
        </draw:line>
        <draw:line draw:style-name="gr37" draw:text-style-name="P6" draw:layer="layout" svg:x1="9.2cm" svg:y1="13.8cm" svg:x2="9.1cm" svg:y2="14.8cm">
          <text:p/>
        </draw:line>
        <draw:line draw:style-name="gr37" draw:text-style-name="P6" draw:layer="layout" svg:x1="9.2cm" svg:y1="13.8cm" svg:x2="10.5cm" svg:y2="13.8cm">
          <text:p/>
        </draw:line>
        <draw:line draw:style-name="gr37" draw:text-style-name="P6" draw:layer="layout" svg:x1="9.2cm" svg:y1="14.8cm" svg:x2="10.5cm" svg:y2="14.8cm">
          <text:p/>
        </draw:line>
        <draw:line draw:style-name="gr37" draw:text-style-name="P6" draw:layer="layout" svg:x1="10.5cm" svg:y1="13.8cm" svg:x2="10.6cm" svg:y2="14.8cm">
          <text:p/>
        </draw:line>
        <draw:line draw:style-name="gr37" draw:text-style-name="P6" draw:layer="layout" svg:x1="10.6cm" svg:y1="13.8cm" svg:x2="10.5cm" svg:y2="14.8cm">
          <text:p/>
        </draw:line>
        <draw:line draw:style-name="gr37" draw:text-style-name="P6" draw:layer="layout" svg:x1="10.6cm" svg:y1="13.8cm" svg:x2="11.9cm" svg:y2="13.8cm">
          <text:p/>
        </draw:line>
        <draw:line draw:style-name="gr37" draw:text-style-name="P6" draw:layer="layout" svg:x1="10.6cm" svg:y1="14.8cm" svg:x2="11.9cm" svg:y2="14.8cm">
          <text:p/>
        </draw:line>
        <draw:line draw:style-name="gr37" draw:text-style-name="P6" draw:layer="layout" svg:x1="11.9cm" svg:y1="13.8cm" svg:x2="12cm" svg:y2="14.8cm">
          <text:p/>
        </draw:line>
        <draw:line draw:style-name="gr37" draw:text-style-name="P6" draw:layer="layout" svg:x1="12cm" svg:y1="13.8cm" svg:x2="11.9cm" svg:y2="14.8cm">
          <text:p/>
        </draw:line>
        <draw:line draw:style-name="gr37" draw:text-style-name="P6" draw:layer="layout" svg:x1="12cm" svg:y1="13.8cm" svg:x2="13.3cm" svg:y2="13.8cm">
          <text:p/>
        </draw:line>
        <draw:line draw:style-name="gr37" draw:text-style-name="P6" draw:layer="layout" svg:x1="12cm" svg:y1="14.8cm" svg:x2="13.3cm" svg:y2="14.8cm">
          <text:p/>
        </draw:line>
        <draw:line draw:style-name="gr37" draw:text-style-name="P6" draw:layer="layout" svg:x1="13.3cm" svg:y1="13.8cm" svg:x2="13.4cm" svg:y2="14.8cm">
          <text:p/>
        </draw:line>
        <draw:line draw:style-name="gr37" draw:text-style-name="P6" draw:layer="layout" svg:x1="13.4cm" svg:y1="13.8cm" svg:x2="13.3cm" svg:y2="14.8cm">
          <text:p/>
        </draw:line>
        <draw:line draw:style-name="gr37" draw:text-style-name="P6" draw:layer="layout" svg:x1="13.4cm" svg:y1="13.8cm" svg:x2="14.7cm" svg:y2="13.8cm">
          <text:p/>
        </draw:line>
        <draw:line draw:style-name="gr37" draw:text-style-name="P6" draw:layer="layout" svg:x1="13.4cm" svg:y1="14.8cm" svg:x2="14.7cm" svg:y2="14.8cm">
          <text:p/>
        </draw:line>
        <draw:line draw:style-name="gr37" draw:text-style-name="P6" draw:layer="layout" svg:x1="14.7cm" svg:y1="13.8cm" svg:x2="14.8cm" svg:y2="14.8cm">
          <text:p/>
        </draw:line>
        <draw:line draw:style-name="gr37" draw:text-style-name="P6" draw:layer="layout" svg:x1="14.8cm" svg:y1="13.8cm" svg:x2="14.7cm" svg:y2="14.8cm">
          <text:p/>
        </draw:line>
        <draw:line draw:style-name="gr37" draw:text-style-name="P6" draw:layer="layout" svg:x1="14.8cm" svg:y1="13.8cm" svg:x2="16.1cm" svg:y2="13.8cm">
          <text:p/>
        </draw:line>
        <draw:line draw:style-name="gr37" draw:text-style-name="P6" draw:layer="layout" svg:x1="14.8cm" svg:y1="14.8cm" svg:x2="16.1cm" svg:y2="14.8cm">
          <text:p/>
        </draw:line>
        <draw:line draw:style-name="gr37" draw:text-style-name="P6" draw:layer="layout" svg:x1="16.1cm" svg:y1="13.8cm" svg:x2="16.2cm" svg:y2="14.8cm">
          <text:p/>
        </draw:line>
        <draw:line draw:style-name="gr37" draw:text-style-name="P6" draw:layer="layout" svg:x1="16.2cm" svg:y1="13.8cm" svg:x2="16.1cm" svg:y2="14.8cm">
          <text:p/>
        </draw:line>
        <draw:line draw:style-name="gr37" draw:text-style-name="P6" draw:layer="layout" svg:x1="5cm" svg:y1="15.5cm" svg:x2="6.3cm" svg:y2="15.5cm">
          <text:p/>
        </draw:line>
        <draw:line draw:style-name="gr37" draw:text-style-name="P6" draw:layer="layout" svg:x1="5cm" svg:y1="16.5cm" svg:x2="6.3cm" svg:y2="16.5cm">
          <text:p/>
        </draw:line>
        <draw:line draw:style-name="gr37" draw:text-style-name="P6" draw:layer="layout" svg:x1="6.3cm" svg:y1="15.5cm" svg:x2="6.4cm" svg:y2="16.5cm">
          <text:p/>
        </draw:line>
        <draw:line draw:style-name="gr37" draw:text-style-name="P6" draw:layer="layout" svg:x1="6.4cm" svg:y1="15.5cm" svg:x2="6.3cm" svg:y2="16.5cm">
          <text:p/>
        </draw:line>
        <draw:line draw:style-name="gr37" draw:text-style-name="P6" draw:layer="layout" svg:x1="4.9cm" svg:y1="15.5cm" svg:x2="5cm" svg:y2="16.5cm">
          <text:p/>
        </draw:line>
        <draw:line draw:style-name="gr37" draw:text-style-name="P6" draw:layer="layout" svg:x1="5cm" svg:y1="15.5cm" svg:x2="4.9cm" svg:y2="16.5cm">
          <text:p/>
        </draw:line>
        <draw:line draw:style-name="gr37" draw:text-style-name="P6" draw:layer="layout" svg:x1="6.4cm" svg:y1="15.5cm" svg:x2="7.7cm" svg:y2="15.5cm">
          <text:p/>
        </draw:line>
        <draw:line draw:style-name="gr37" draw:text-style-name="P6" draw:layer="layout" svg:x1="6.4cm" svg:y1="16.5cm" svg:x2="7.7cm" svg:y2="16.5cm">
          <text:p/>
        </draw:line>
        <draw:line draw:style-name="gr37" draw:text-style-name="P6" draw:layer="layout" svg:x1="7.7cm" svg:y1="15.5cm" svg:x2="7.8cm" svg:y2="16.5cm">
          <text:p/>
        </draw:line>
        <draw:line draw:style-name="gr37" draw:text-style-name="P6" draw:layer="layout" svg:x1="7.8cm" svg:y1="15.5cm" svg:x2="7.7cm" svg:y2="16.5cm">
          <text:p/>
        </draw:line>
        <draw:line draw:style-name="gr37" draw:text-style-name="P6" draw:layer="layout" svg:x1="7.8cm" svg:y1="15.5cm" svg:x2="9.1cm" svg:y2="15.5cm">
          <text:p/>
        </draw:line>
        <draw:line draw:style-name="gr37" draw:text-style-name="P6" draw:layer="layout" svg:x1="7.8cm" svg:y1="16.5cm" svg:x2="9.1cm" svg:y2="16.5cm">
          <text:p/>
        </draw:line>
        <draw:line draw:style-name="gr37" draw:text-style-name="P6" draw:layer="layout" svg:x1="9.1cm" svg:y1="15.5cm" svg:x2="9.2cm" svg:y2="16.5cm">
          <text:p/>
        </draw:line>
        <draw:line draw:style-name="gr37" draw:text-style-name="P6" draw:layer="layout" svg:x1="9.2cm" svg:y1="15.5cm" svg:x2="9.1cm" svg:y2="16.5cm">
          <text:p/>
        </draw:line>
        <draw:line draw:style-name="gr37" draw:text-style-name="P6" draw:layer="layout" svg:x1="9.2cm" svg:y1="15.5cm" svg:x2="10.5cm" svg:y2="15.5cm">
          <text:p/>
        </draw:line>
        <draw:line draw:style-name="gr37" draw:text-style-name="P6" draw:layer="layout" svg:x1="9.2cm" svg:y1="16.5cm" svg:x2="10.5cm" svg:y2="16.5cm">
          <text:p/>
        </draw:line>
        <draw:line draw:style-name="gr37" draw:text-style-name="P6" draw:layer="layout" svg:x1="10.5cm" svg:y1="15.5cm" svg:x2="10.6cm" svg:y2="16.5cm">
          <text:p/>
        </draw:line>
        <draw:line draw:style-name="gr37" draw:text-style-name="P6" draw:layer="layout" svg:x1="10.6cm" svg:y1="15.5cm" svg:x2="10.5cm" svg:y2="16.5cm">
          <text:p/>
        </draw:line>
        <draw:line draw:style-name="gr37" draw:text-style-name="P6" draw:layer="layout" svg:x1="10.6cm" svg:y1="15.5cm" svg:x2="11.9cm" svg:y2="15.5cm">
          <text:p/>
        </draw:line>
        <draw:line draw:style-name="gr37" draw:text-style-name="P6" draw:layer="layout" svg:x1="10.6cm" svg:y1="16.5cm" svg:x2="11.9cm" svg:y2="16.5cm">
          <text:p/>
        </draw:line>
        <draw:line draw:style-name="gr37" draw:text-style-name="P6" draw:layer="layout" svg:x1="11.9cm" svg:y1="15.5cm" svg:x2="12cm" svg:y2="16.5cm">
          <text:p/>
        </draw:line>
        <draw:line draw:style-name="gr37" draw:text-style-name="P6" draw:layer="layout" svg:x1="12cm" svg:y1="15.5cm" svg:x2="11.9cm" svg:y2="16.5cm">
          <text:p/>
        </draw:line>
        <draw:line draw:style-name="gr37" draw:text-style-name="P6" draw:layer="layout" svg:x1="12cm" svg:y1="15.5cm" svg:x2="13.3cm" svg:y2="15.5cm">
          <text:p/>
        </draw:line>
        <draw:line draw:style-name="gr37" draw:text-style-name="P6" draw:layer="layout" svg:x1="12cm" svg:y1="16.5cm" svg:x2="13.3cm" svg:y2="16.5cm">
          <text:p/>
        </draw:line>
        <draw:line draw:style-name="gr37" draw:text-style-name="P6" draw:layer="layout" svg:x1="13.3cm" svg:y1="15.5cm" svg:x2="13.4cm" svg:y2="16.5cm">
          <text:p/>
        </draw:line>
        <draw:line draw:style-name="gr37" draw:text-style-name="P6" draw:layer="layout" svg:x1="13.4cm" svg:y1="15.5cm" svg:x2="13.3cm" svg:y2="16.5cm">
          <text:p/>
        </draw:line>
        <draw:line draw:style-name="gr37" draw:text-style-name="P6" draw:layer="layout" svg:x1="13.4cm" svg:y1="15.5cm" svg:x2="14.7cm" svg:y2="15.5cm">
          <text:p/>
        </draw:line>
        <draw:line draw:style-name="gr37" draw:text-style-name="P6" draw:layer="layout" svg:x1="13.4cm" svg:y1="16.5cm" svg:x2="14.7cm" svg:y2="16.5cm">
          <text:p/>
        </draw:line>
        <draw:line draw:style-name="gr37" draw:text-style-name="P6" draw:layer="layout" svg:x1="14.7cm" svg:y1="15.5cm" svg:x2="14.8cm" svg:y2="16.5cm">
          <text:p/>
        </draw:line>
        <draw:line draw:style-name="gr37" draw:text-style-name="P6" draw:layer="layout" svg:x1="14.8cm" svg:y1="15.5cm" svg:x2="14.7cm" svg:y2="16.5cm">
          <text:p/>
        </draw:line>
        <draw:line draw:style-name="gr37" draw:text-style-name="P6" draw:layer="layout" svg:x1="14.8cm" svg:y1="15.5cm" svg:x2="16.1cm" svg:y2="15.5cm">
          <text:p/>
        </draw:line>
        <draw:line draw:style-name="gr37" draw:text-style-name="P6" draw:layer="layout" svg:x1="14.8cm" svg:y1="16.5cm" svg:x2="16.1cm" svg:y2="16.5cm">
          <text:p/>
        </draw:line>
        <draw:line draw:style-name="gr37" draw:text-style-name="P6" draw:layer="layout" svg:x1="16.1cm" svg:y1="15.5cm" svg:x2="16.2cm" svg:y2="16.5cm">
          <text:p/>
        </draw:line>
        <draw:line draw:style-name="gr37" draw:text-style-name="P6" draw:layer="layout" svg:x1="16.2cm" svg:y1="15.5cm" svg:x2="16.1cm" svg:y2="16.5cm">
          <text:p/>
        </draw:line>
        <draw:frame draw:style-name="gr14" draw:text-style-name="P17" draw:layer="layout" svg:width="1.2cm" svg:height="0.806cm" svg:x="5.1cm" svg:y="15.622cm">
          <draw:text-box>
            <text:p><text:span text:style-name="T11">FF</text:span></text:p>
          </draw:text-box>
        </draw:frame>
        <draw:frame draw:style-name="gr14" draw:text-style-name="P18" draw:layer="layout" svg:width="1.2cm" svg:height="0.806cm" svg:x="6.5cm" svg:y="15.6cm">
          <draw:text-box>
            <text:p><text:span text:style-name="T12">0</text:span><text:span text:style-name="T11">1</text:span></text:p>
          </draw:text-box>
        </draw:frame>
        <draw:frame draw:style-name="gr14" draw:text-style-name="P18" draw:layer="layout" svg:width="1.2cm" svg:height="0.806cm" svg:x="7.9cm" svg:y="15.6cm">
          <draw:text-box>
            <text:p><text:span text:style-name="T12">00</text:span></text:p>
          </draw:text-box>
        </draw:frame>
        <draw:frame draw:style-name="gr14" draw:text-style-name="P18" draw:layer="layout" svg:width="1.2cm" svg:height="0.806cm" svg:x="9.3cm" svg:y="15.6cm">
          <draw:text-box>
            <text:p><text:span text:style-name="T12">00</text:span></text:p>
          </draw:text-box>
        </draw:frame>
        <draw:frame draw:style-name="gr38" draw:text-style-name="P18" draw:layer="layout" svg:width="1.2cm" svg:height="0.882cm" svg:x="10.7cm" svg:y="15.6cm">
          <draw:text-box>
            <text:p><text:span text:style-name="T12">〜</text:span></text:p>
          </draw:text-box>
        </draw:frame>
        <draw:frame draw:style-name="gr14" draw:text-style-name="P18" draw:layer="layout" svg:width="1.2cm" svg:height="0.806cm" svg:x="12.1cm" svg:y="15.6cm">
          <draw:text-box>
            <text:p><text:span text:style-name="T12">00</text:span></text:p>
          </draw:text-box>
        </draw:frame>
        <draw:frame draw:style-name="gr14" draw:text-style-name="P17" draw:layer="layout" svg:width="1.2cm" svg:height="0.806cm" svg:x="13.5cm" svg:y="15.6cm">
          <draw:text-box>
            <text:p><text:span text:style-name="T11">FF</text:span></text:p>
          </draw:text-box>
        </draw:frame>
        <draw:frame draw:style-name="gr14" draw:text-style-name="P17" draw:layer="layout" svg:width="1.2cm" svg:height="0.806cm" svg:x="14.9cm" svg:y="15.6cm">
          <draw:text-box>
            <text:p><text:span text:style-name="T11">FF</text:span></text:p>
          </draw:text-box>
        </draw:frame>
        <draw:frame draw:style-name="gr14" draw:text-style-name="P17" draw:layer="layout" svg:width="1.2cm" svg:height="0.806cm" svg:x="5.1cm" svg:y="13.922cm">
          <draw:text-box>
            <text:p><text:span text:style-name="T11">07</text:span></text:p>
          </draw:text-box>
        </draw:frame>
        <draw:frame draw:style-name="gr14" draw:text-style-name="P18" draw:layer="layout" svg:width="1.2cm" svg:height="0.806cm" svg:x="6.5cm" svg:y="13.9cm">
          <draw:text-box>
            <text:p><text:span text:style-name="T12">D5</text:span></text:p>
          </draw:text-box>
        </draw:frame>
        <draw:frame draw:style-name="gr14" draw:text-style-name="P18" draw:layer="layout" svg:width="1.2cm" svg:height="0.806cm" svg:x="7.9cm" svg:y="13.9cm">
          <draw:text-box>
            <text:p><text:span text:style-name="T12">11</text:span></text:p>
          </draw:text-box>
        </draw:frame>
        <draw:frame draw:style-name="gr14" draw:text-style-name="P18" draw:layer="layout" svg:width="1.2cm" svg:height="0.806cm" svg:x="9.3cm" svg:y="13.9cm">
          <draw:text-box>
            <text:p><text:span text:style-name="T12">00</text:span></text:p>
          </draw:text-box>
        </draw:frame>
        <draw:frame draw:style-name="gr38" draw:text-style-name="P18" draw:layer="layout" svg:width="1.2cm" svg:height="0.882cm" svg:x="10.7cm" svg:y="13.9cm">
          <draw:text-box>
            <text:p><text:span text:style-name="T12">〜</text:span></text:p>
          </draw:text-box>
        </draw:frame>
        <draw:frame draw:style-name="gr14" draw:text-style-name="P18" draw:layer="layout" svg:width="1.2cm" svg:height="0.806cm" svg:x="12.1cm" svg:y="13.9cm">
          <draw:text-box>
            <text:p><text:span text:style-name="T12">D7</text:span></text:p>
          </draw:text-box>
        </draw:frame>
        <draw:frame draw:style-name="gr14" draw:text-style-name="P17" draw:layer="layout" svg:width="1.2cm" svg:height="0.806cm" svg:x="13.5cm" svg:y="13.9cm">
          <draw:text-box>
            <text:p><text:span text:style-name="T11">07</text:span></text:p>
          </draw:text-box>
        </draw:frame>
        <draw:frame draw:style-name="gr14" draw:text-style-name="P17" draw:layer="layout" svg:width="1.2cm" svg:height="0.806cm" svg:x="14.9cm" svg:y="13.9cm">
          <draw:text-box>
            <text:p><text:span text:style-name="T11">07</text:span></text:p>
          </draw:text-box>
        </draw:frame>
        <draw:frame draw:style-name="gr14" draw:text-style-name="P17" draw:layer="layout" svg:width="1.2cm" svg:height="0.806cm" svg:x="5.1cm" svg:y="12.622cm">
          <draw:text-box>
            <text:p><text:span text:style-name="T11">07</text:span></text:p>
          </draw:text-box>
        </draw:frame>
        <draw:frame draw:style-name="gr14" draw:text-style-name="P18" draw:layer="layout" svg:width="1.2cm" svg:height="0.806cm" svg:x="6.5cm" svg:y="12.6cm">
          <draw:text-box>
            <text:p><text:span text:style-name="T12">55</text:span></text:p>
          </draw:text-box>
        </draw:frame>
        <draw:frame draw:style-name="gr14" draw:text-style-name="P18" draw:layer="layout" svg:width="1.2cm" svg:height="0.806cm" svg:x="7.9cm" svg:y="12.6cm">
          <draw:text-box>
            <text:p><text:span text:style-name="T12">00</text:span></text:p>
          </draw:text-box>
        </draw:frame>
        <draw:frame draw:style-name="gr14" draw:text-style-name="P18" draw:layer="layout" svg:width="1.2cm" svg:height="0.806cm" svg:x="9.3cm" svg:y="12.6cm">
          <draw:text-box>
            <text:p><text:span text:style-name="T12">45</text:span></text:p>
          </draw:text-box>
        </draw:frame>
        <draw:frame draw:style-name="gr38" draw:text-style-name="P18" draw:layer="layout" svg:width="1.2cm" svg:height="0.882cm" svg:x="10.7cm" svg:y="12.6cm">
          <draw:text-box>
            <text:p><text:span text:style-name="T12">〜</text:span></text:p>
          </draw:text-box>
        </draw:frame>
        <draw:frame draw:style-name="gr14" draw:text-style-name="P18" draw:layer="layout" svg:width="1.2cm" svg:height="0.806cm" svg:x="12.1cm" svg:y="12.6cm">
          <draw:text-box>
            <text:p><text:span text:style-name="T12">D3</text:span></text:p>
          </draw:text-box>
        </draw:frame>
        <draw:frame draw:style-name="gr14" draw:text-style-name="P17" draw:layer="layout" svg:width="1.2cm" svg:height="0.806cm" svg:x="13.5cm" svg:y="12.6cm">
          <draw:text-box>
            <text:p><text:span text:style-name="T11">07</text:span></text:p>
          </draw:text-box>
        </draw:frame>
        <draw:frame draw:style-name="gr14" draw:text-style-name="P17" draw:layer="layout" svg:width="1.2cm" svg:height="0.806cm" svg:x="14.9cm" svg:y="12.6cm">
          <draw:text-box>
            <text:p><text:span text:style-name="T11">07</text:span></text:p>
          </draw:text-box>
        </draw:frame>
        <draw:frame draw:style-name="gr14" draw:text-style-name="P17" draw:layer="layout" svg:width="1.2cm" svg:height="0.806cm" svg:x="5.1cm" svg:y="11.322cm">
          <draw:text-box>
            <text:p><text:span text:style-name="T11">07</text:span></text:p>
          </draw:text-box>
        </draw:frame>
        <draw:frame draw:style-name="gr14" draw:text-style-name="P18" draw:layer="layout" svg:width="1.2cm" svg:height="0.806cm" svg:x="6.5cm" svg:y="11.3cm">
          <draw:text-box>
            <text:p><text:span text:style-name="T12">55</text:span></text:p>
          </draw:text-box>
        </draw:frame>
        <draw:frame draw:style-name="gr14" draw:text-style-name="P18" draw:layer="layout" svg:width="1.2cm" svg:height="0.806cm" svg:x="7.9cm" svg:y="11.3cm">
          <draw:text-box>
            <text:p><text:span text:style-name="T12">FF</text:span></text:p>
          </draw:text-box>
        </draw:frame>
        <draw:frame draw:style-name="gr14" draw:text-style-name="P18" draw:layer="layout" svg:width="1.2cm" svg:height="0.806cm" svg:x="9.3cm" svg:y="11.3cm">
          <draw:text-box>
            <text:p><text:span text:style-name="T12">00</text:span></text:p>
          </draw:text-box>
        </draw:frame>
        <draw:frame draw:style-name="gr38" draw:text-style-name="P18" draw:layer="layout" svg:width="1.2cm" svg:height="0.882cm" svg:x="10.7cm" svg:y="11.3cm">
          <draw:text-box>
            <text:p><text:span text:style-name="T12">〜</text:span></text:p>
          </draw:text-box>
        </draw:frame>
        <draw:frame draw:style-name="gr14" draw:text-style-name="P18" draw:layer="layout" svg:width="1.2cm" svg:height="0.806cm" svg:x="12.1cm" svg:y="11.3cm">
          <draw:text-box>
            <text:p><text:span text:style-name="T12">9D</text:span></text:p>
          </draw:text-box>
        </draw:frame>
        <draw:frame draw:style-name="gr14" draw:text-style-name="P17" draw:layer="layout" svg:width="1.2cm" svg:height="0.806cm" svg:x="13.5cm" svg:y="11.3cm">
          <draw:text-box>
            <text:p><text:span text:style-name="T11">07</text:span></text:p>
          </draw:text-box>
        </draw:frame>
        <draw:frame draw:style-name="gr14" draw:text-style-name="P17" draw:layer="layout" svg:width="1.2cm" svg:height="0.806cm" svg:x="14.9cm" svg:y="11.3cm">
          <draw:text-box>
            <text:p><text:span text:style-name="T11">07</text:span></text:p>
          </draw:text-box>
        </draw:frame>
        <draw:frame draw:style-name="gr14" draw:text-style-name="P17" draw:layer="layout" svg:width="1.2cm" svg:height="0.806cm" svg:x="5.1cm" svg:y="10.022cm">
          <draw:text-box>
            <text:p><text:span text:style-name="T11">07</text:span></text:p>
          </draw:text-box>
        </draw:frame>
        <draw:frame draw:style-name="gr14" draw:text-style-name="P18" draw:layer="layout" svg:width="1.2cm" svg:height="0.806cm" svg:x="6.5cm" svg:y="10cm">
          <draw:text-box>
            <text:p><text:span text:style-name="T12">55</text:span></text:p>
          </draw:text-box>
        </draw:frame>
        <draw:frame draw:style-name="gr14" draw:text-style-name="P18" draw:layer="layout" svg:width="1.2cm" svg:height="0.806cm" svg:x="7.9cm" svg:y="10cm">
          <draw:text-box>
            <text:p><text:span text:style-name="T12">FF</text:span></text:p>
          </draw:text-box>
        </draw:frame>
        <draw:frame draw:style-name="gr14" draw:text-style-name="P18" draw:layer="layout" svg:width="1.2cm" svg:height="0.806cm" svg:x="9.3cm" svg:y="10cm">
          <draw:text-box>
            <text:p><text:span text:style-name="T12">08</text:span></text:p>
          </draw:text-box>
        </draw:frame>
        <draw:frame draw:style-name="gr38" draw:text-style-name="P18" draw:layer="layout" svg:width="1.2cm" svg:height="0.882cm" svg:x="10.7cm" svg:y="10cm">
          <draw:text-box>
            <text:p><text:span text:style-name="T12">〜</text:span></text:p>
          </draw:text-box>
        </draw:frame>
        <draw:frame draw:style-name="gr14" draw:text-style-name="P18" draw:layer="layout" svg:width="1.2cm" svg:height="0.806cm" svg:x="12.1cm" svg:y="10cm">
          <draw:text-box>
            <text:p><text:span text:style-name="T12">70</text:span></text:p>
          </draw:text-box>
        </draw:frame>
        <draw:frame draw:style-name="gr14" draw:text-style-name="P17" draw:layer="layout" svg:width="1.2cm" svg:height="0.806cm" svg:x="13.5cm" svg:y="10cm">
          <draw:text-box>
            <text:p><text:span text:style-name="T11">07</text:span></text:p>
          </draw:text-box>
        </draw:frame>
        <draw:frame draw:style-name="gr14" draw:text-style-name="P17" draw:layer="layout" svg:width="1.2cm" svg:height="0.806cm" svg:x="14.9cm" svg:y="10cm">
          <draw:text-box>
            <text:p><text:span text:style-name="T11">07</text:span></text:p>
          </draw:text-box>
        </draw:frame>
        <draw:frame draw:style-name="gr14" draw:text-style-name="P17" draw:layer="layout" svg:width="1.2cm" svg:height="0.806cm" svg:x="5.1cm" svg:y="4.822cm">
          <draw:text-box>
            <text:p><text:span text:style-name="T11">07</text:span></text:p>
          </draw:text-box>
        </draw:frame>
        <draw:frame draw:style-name="gr14" draw:text-style-name="P17" draw:layer="layout" svg:width="1.2cm" svg:height="0.806cm" svg:x="6.5cm" svg:y="4.8cm">
          <draw:text-box>
            <text:p><text:span text:style-name="T11">FB</text:span></text:p>
          </draw:text-box>
        </draw:frame>
        <draw:frame draw:style-name="gr14" draw:text-style-name="P18" draw:layer="layout" svg:width="1.2cm" svg:height="0.806cm" svg:x="7.9cm" svg:y="4.8cm">
          <draw:text-box>
            <text:p><text:span text:style-name="T12">FF</text:span></text:p>
          </draw:text-box>
        </draw:frame>
        <draw:frame draw:style-name="gr14" draw:text-style-name="P18" draw:layer="layout" svg:width="1.2cm" svg:height="0.806cm" svg:x="9.3cm" svg:y="4.8cm">
          <draw:text-box>
            <text:p><text:span text:style-name="T12">22</text:span></text:p>
          </draw:text-box>
        </draw:frame>
        <draw:frame draw:style-name="gr38" draw:text-style-name="P18" draw:layer="layout" svg:width="1.2cm" svg:height="0.882cm" svg:x="10.7cm" svg:y="4.8cm">
          <draw:text-box>
            <text:p><text:span text:style-name="T12">〜</text:span></text:p>
          </draw:text-box>
        </draw:frame>
        <draw:frame draw:style-name="gr14" draw:text-style-name="P18" draw:layer="layout" svg:width="1.2cm" svg:height="0.806cm" svg:x="12.1cm" svg:y="4.8cm">
          <draw:text-box>
            <text:p><text:span text:style-name="T12">00</text:span></text:p>
          </draw:text-box>
        </draw:frame>
        <draw:frame draw:style-name="gr14" draw:text-style-name="P17" draw:layer="layout" svg:width="1.2cm" svg:height="0.806cm" svg:x="13.5cm" svg:y="4.8cm">
          <draw:text-box>
            <text:p><text:span text:style-name="T11">FD</text:span></text:p>
          </draw:text-box>
        </draw:frame>
        <draw:frame draw:style-name="gr14" draw:text-style-name="P17" draw:layer="layout" svg:width="1.2cm" svg:height="0.806cm" svg:x="14.9cm" svg:y="4.8cm">
          <draw:text-box>
            <text:p><text:span text:style-name="T11">07</text:span></text:p>
          </draw:text-box>
        </draw:frame>
        <draw:frame draw:style-name="gr14" draw:text-style-name="P17" draw:layer="layout" svg:width="1.2cm" svg:height="0.806cm" svg:x="5.1cm" svg:y="6.122cm">
          <draw:text-box>
            <text:p><text:span text:style-name="T11">07</text:span></text:p>
          </draw:text-box>
        </draw:frame>
        <draw:frame draw:style-name="gr14" draw:text-style-name="P18" draw:layer="layout" svg:width="1.2cm" svg:height="0.806cm" svg:x="6.5cm" svg:y="6.1cm">
          <draw:text-box>
            <text:p><text:span text:style-name="T12">55</text:span></text:p>
          </draw:text-box>
        </draw:frame>
        <draw:frame draw:style-name="gr14" draw:text-style-name="P18" draw:layer="layout" svg:width="1.2cm" svg:height="0.806cm" svg:x="7.9cm" svg:y="6.1cm">
          <draw:text-box>
            <text:p><text:span text:style-name="T12">FF</text:span></text:p>
          </draw:text-box>
        </draw:frame>
        <draw:frame draw:style-name="gr14" draw:text-style-name="P18" draw:layer="layout" svg:width="1.2cm" svg:height="0.806cm" svg:x="9.3cm" svg:y="6.1cm">
          <draw:text-box>
            <text:p><text:span text:style-name="T12">33</text:span></text:p>
          </draw:text-box>
        </draw:frame>
        <draw:frame draw:style-name="gr38" draw:text-style-name="P18" draw:layer="layout" svg:width="1.2cm" svg:height="0.882cm" svg:x="10.7cm" svg:y="6.1cm">
          <draw:text-box>
            <text:p><text:span text:style-name="T12">〜</text:span></text:p>
          </draw:text-box>
        </draw:frame>
        <draw:frame draw:style-name="gr14" draw:text-style-name="P18" draw:layer="layout" svg:width="1.4cm" svg:height="0.806cm" svg:x="12cm" svg:y="6.1cm">
          <draw:text-box>
            <text:p><text:span text:style-name="T12">CC</text:span></text:p>
          </draw:text-box>
        </draw:frame>
        <draw:frame draw:style-name="gr14" draw:text-style-name="P17" draw:layer="layout" svg:width="1.2cm" svg:height="0.806cm" svg:x="13.5cm" svg:y="6.1cm">
          <draw:text-box>
            <text:p><text:span text:style-name="T11">07</text:span></text:p>
          </draw:text-box>
        </draw:frame>
        <draw:frame draw:style-name="gr14" draw:text-style-name="P17" draw:layer="layout" svg:width="1.2cm" svg:height="0.806cm" svg:x="14.9cm" svg:y="6.1cm">
          <draw:text-box>
            <text:p><text:span text:style-name="T11">07</text:span></text:p>
          </draw:text-box>
        </draw:frame>
        <draw:frame draw:style-name="gr14" draw:text-style-name="P17" draw:layer="layout" svg:width="1.2cm" svg:height="0.806cm" svg:x="5.1cm" svg:y="7.422cm">
          <draw:text-box>
            <text:p><text:span text:style-name="T11">07</text:span></text:p>
          </draw:text-box>
        </draw:frame>
        <draw:frame draw:style-name="gr14" draw:text-style-name="P18" draw:layer="layout" svg:width="1.2cm" svg:height="0.806cm" svg:x="6.5cm" svg:y="7.4cm">
          <draw:text-box>
            <text:p><text:span text:style-name="T12">55</text:span></text:p>
          </draw:text-box>
        </draw:frame>
        <draw:frame draw:style-name="gr14" draw:text-style-name="P18" draw:layer="layout" svg:width="1.2cm" svg:height="0.806cm" svg:x="7.9cm" svg:y="7.4cm">
          <draw:text-box>
            <text:p><text:span text:style-name="T12">FF</text:span></text:p>
          </draw:text-box>
        </draw:frame>
        <draw:frame draw:style-name="gr14" draw:text-style-name="P18" draw:layer="layout" svg:width="1.2cm" svg:height="0.806cm" svg:x="9.3cm" svg:y="7.4cm">
          <draw:text-box>
            <text:p><text:span text:style-name="T12">44</text:span></text:p>
          </draw:text-box>
        </draw:frame>
        <draw:frame draw:style-name="gr38" draw:text-style-name="P18" draw:layer="layout" svg:width="1.2cm" svg:height="0.882cm" svg:x="10.7cm" svg:y="7.4cm">
          <draw:text-box>
            <text:p><text:span text:style-name="T12">〜</text:span></text:p>
          </draw:text-box>
        </draw:frame>
        <draw:frame draw:style-name="gr14" draw:text-style-name="P18" draw:layer="layout" svg:width="1.2cm" svg:height="0.806cm" svg:x="12.1cm" svg:y="7.4cm">
          <draw:text-box>
            <text:p><text:span text:style-name="T12">00</text:span></text:p>
          </draw:text-box>
        </draw:frame>
        <draw:frame draw:style-name="gr14" draw:text-style-name="P17" draw:layer="layout" svg:width="1.2cm" svg:height="0.806cm" svg:x="13.5cm" svg:y="7.4cm">
          <draw:text-box>
            <text:p><text:span text:style-name="T11">07</text:span></text:p>
          </draw:text-box>
        </draw:frame>
        <draw:frame draw:style-name="gr14" draw:text-style-name="P17" draw:layer="layout" svg:width="1.2cm" svg:height="0.806cm" svg:x="14.9cm" svg:y="7.4cm">
          <draw:text-box>
            <text:p><text:span text:style-name="T11">07</text:span></text:p>
          </draw:text-box>
        </draw:frame>
        <draw:frame draw:style-name="gr14" draw:text-style-name="P17" draw:layer="layout" svg:width="1.2cm" svg:height="0.806cm" svg:x="5.1cm" svg:y="8.702cm">
          <draw:text-box>
            <text:p><text:span text:style-name="T11">07</text:span></text:p>
          </draw:text-box>
        </draw:frame>
        <draw:frame draw:style-name="gr14" draw:text-style-name="P18" draw:layer="layout" svg:width="1.2cm" svg:height="0.806cm" svg:x="6.5cm" svg:y="8.68cm">
          <draw:text-box>
            <text:p><text:span text:style-name="T12">55</text:span></text:p>
          </draw:text-box>
        </draw:frame>
        <draw:frame draw:style-name="gr14" draw:text-style-name="P18" draw:layer="layout" svg:width="1.2cm" svg:height="0.806cm" svg:x="7.9cm" svg:y="8.68cm">
          <draw:text-box>
            <text:p><text:span text:style-name="T12">FF</text:span></text:p>
          </draw:text-box>
        </draw:frame>
        <draw:frame draw:style-name="gr14" draw:text-style-name="P18" draw:layer="layout" svg:width="1.2cm" svg:height="0.806cm" svg:x="9.3cm" svg:y="8.68cm">
          <draw:text-box>
            <text:p><text:span text:style-name="T12">66</text:span></text:p>
          </draw:text-box>
        </draw:frame>
        <draw:frame draw:style-name="gr38" draw:text-style-name="P18" draw:layer="layout" svg:width="1.2cm" svg:height="0.882cm" svg:x="10.7cm" svg:y="8.68cm">
          <draw:text-box>
            <text:p><text:span text:style-name="T12">〜</text:span></text:p>
          </draw:text-box>
        </draw:frame>
        <draw:frame draw:style-name="gr14" draw:text-style-name="P18" draw:layer="layout" svg:width="1.2cm" svg:height="0.806cm" svg:x="12.1cm" svg:y="8.68cm">
          <draw:text-box>
            <text:p><text:span text:style-name="T12">00</text:span></text:p>
          </draw:text-box>
        </draw:frame>
        <draw:frame draw:style-name="gr14" draw:text-style-name="P17" draw:layer="layout" svg:width="1.2cm" svg:height="0.806cm" svg:x="13.5cm" svg:y="8.68cm">
          <draw:text-box>
            <text:p><text:span text:style-name="T11">07</text:span></text:p>
          </draw:text-box>
        </draw:frame>
        <draw:frame draw:style-name="gr14" draw:text-style-name="P17" draw:layer="layout" svg:width="1.2cm" svg:height="0.806cm" svg:x="14.9cm" svg:y="8.68cm">
          <draw:text-box>
            <text:p><text:span text:style-name="T11">07</text:span></text:p>
          </draw:text-box>
        </draw:frame>
        <draw:frame draw:style-name="gr14" draw:text-style-name="P9" draw:layer="layout" svg:width="6.2cm" svg:height="0.806cm" svg:x="0.93cm" svg:y="16.925cm">
          <draw:text-box>
            <text:p text:style-name="P2"><text:span text:style-name="T5">macchan@sfc.wide.ad.jp</text:span></text:p>
          </draw:text-box>
        </draw:frame>
        <draw:frame draw:style-name="gr39" draw:text-style-name="P18" draw:layer="layout" svg:width="4.2cm" svg:height="0.845cm" svg:x="0.8cm" svg:y="4.8cm">
          <draw:text-box>
            <text:p><text:span text:style-name="T12">xgmii_rxd[ 7: 0]</text:span></text:p>
          </draw:text-box>
        </draw:frame>
        <draw:frame draw:style-name="gr39" draw:text-style-name="P18" draw:layer="layout" svg:width="4.2cm" svg:height="0.845cm" svg:x="0.8cm" svg:y="3.3cm">
          <draw:text-box>
            <text:p><text:span text:style-name="T12">Clock <text:s/>156.25M</text:span></text:p>
          </draw:text-box>
        </draw:frame>
        <draw:frame draw:style-name="gr39" draw:text-style-name="P18" draw:layer="layout" svg:width="4.2cm" svg:height="0.845cm" svg:x="0.8cm" svg:y="6.1cm">
          <draw:text-box>
            <text:p><text:span text:style-name="T12">xgmii_rxd[15: 8]</text:span></text:p>
          </draw:text-box>
        </draw:frame>
        <draw:frame draw:style-name="gr39" draw:text-style-name="P18" draw:layer="layout" svg:width="4.2cm" svg:height="0.845cm" svg:x="0.8cm" svg:y="7.4cm">
          <draw:text-box>
            <text:p><text:span text:style-name="T12">xgmii_rxd[23:16]</text:span></text:p>
          </draw:text-box>
        </draw:frame>
        <draw:frame draw:style-name="gr39" draw:text-style-name="P18" draw:layer="layout" svg:width="4.2cm" svg:height="0.845cm" svg:x="0.8cm" svg:y="8.655cm">
          <draw:text-box>
            <text:p><text:span text:style-name="T12">xgmii_rxd[31:24]</text:span></text:p>
          </draw:text-box>
        </draw:frame>
        <draw:frame draw:style-name="gr39" draw:text-style-name="P18" draw:layer="layout" svg:width="4.2cm" svg:height="0.845cm" svg:x="0.8cm" svg:y="10cm">
          <draw:text-box>
            <text:p><text:span text:style-name="T12">xgmii_rxd[39:32]</text:span></text:p>
          </draw:text-box>
        </draw:frame>
        <draw:frame draw:style-name="gr39" draw:text-style-name="P18" draw:layer="layout" svg:width="4.2cm" svg:height="0.845cm" svg:x="0.8cm" svg:y="11.3cm">
          <draw:text-box>
            <text:p><text:span text:style-name="T12">xgmii_rxd[47:40]</text:span></text:p>
          </draw:text-box>
        </draw:frame>
        <draw:frame draw:style-name="gr39" draw:text-style-name="P18" draw:layer="layout" svg:width="4.2cm" svg:height="0.845cm" svg:x="0.8cm" svg:y="12.6cm">
          <draw:text-box>
            <text:p><text:span text:style-name="T12">xgmii_rxd[55:48]</text:span></text:p>
          </draw:text-box>
        </draw:frame>
        <draw:frame draw:style-name="gr39" draw:text-style-name="P18" draw:layer="layout" svg:width="4.2cm" svg:height="0.845cm" svg:x="0.8cm" svg:y="13.9cm">
          <draw:text-box>
            <text:p><text:span text:style-name="T12">xgmii_rxd[63:56]</text:span></text:p>
          </draw:text-box>
        </draw:frame>
        <draw:frame draw:style-name="gr39" draw:text-style-name="P18" draw:layer="layout" svg:width="4.2cm" svg:height="0.845cm" svg:x="0.8cm" svg:y="15.6cm">
          <draw:text-box>
            <text:p><text:span text:style-name="T12">xgmii_rxc[ 7: 0]</text:span></text:p>
          </draw:text-box>
        </draw:frame>
        <draw:frame draw:style-name="gr40" draw:text-style-name="P19" draw:layer="layout" svg:width="10.3cm" svg:height="1.1cm" svg:x="7.2cm" svg:y="16.8cm">
          <draw:text-box>
            <text:p><text:span text:style-name="T13">Red:Control Word <text:s/></text:span><text:span text:style-name="T14">Black:Data</text:span></text:p>
          </draw:text-box>
        </draw:frame>
      </draw:page>
      <draw:page draw:name="page4" draw:style-name="dp1" draw:master-page-name="標準">
        <draw:line draw:style-name="gr37" draw:text-style-name="P6" draw:layer="layout" svg:x1="5cm" svg:y1="3.2cm" svg:x2="5.7cm" svg:y2="3.2cm">
          <text:p/>
        </draw:line>
        <draw:line draw:style-name="gr37" draw:text-style-name="P20" draw:layer="layout" svg:x1="5.7cm" svg:y1="4.2cm" svg:x2="6.4cm" svg:y2="4.2cm">
          <text:p/>
        </draw:line>
        <draw:line draw:style-name="gr37" draw:text-style-name="P6" draw:layer="layout" svg:x1="5.7cm" svg:y1="3.2cm" svg:x2="5.7cm" svg:y2="4.2cm">
          <text:p/>
        </draw:line>
        <draw:line draw:style-name="gr37" draw:text-style-name="P6" draw:layer="layout" svg:x1="6.4cm" svg:y1="3.2cm" svg:x2="6.4cm" svg:y2="4.2cm">
          <text:p/>
        </draw:line>
        <draw:line draw:style-name="gr37" draw:text-style-name="P6" draw:layer="layout" svg:x1="6.4cm" svg:y1="3.2cm" svg:x2="7.1cm" svg:y2="3.2cm">
          <text:p/>
        </draw:line>
        <draw:line draw:style-name="gr37" draw:text-style-name="P20" draw:layer="layout" svg:x1="7.1cm" svg:y1="4.2cm" svg:x2="7.8cm" svg:y2="4.2cm">
          <text:p/>
        </draw:line>
        <draw:line draw:style-name="gr37" draw:text-style-name="P6" draw:layer="layout" svg:x1="7.1cm" svg:y1="3.2cm" svg:x2="7.1cm" svg:y2="4.2cm">
          <text:p/>
        </draw:line>
        <draw:line draw:style-name="gr37" draw:text-style-name="P6" draw:layer="layout" svg:x1="7.8cm" svg:y1="3.2cm" svg:x2="7.8cm" svg:y2="4.2cm">
          <text:p/>
        </draw:line>
        <draw:line draw:style-name="gr37" draw:text-style-name="P20" draw:layer="layout" svg:x1="5.7cm" svg:y1="4.2cm" svg:x2="6.4cm" svg:y2="4.2cm">
          <text:p/>
        </draw:line>
        <draw:line draw:style-name="gr37" draw:text-style-name="P6" draw:layer="layout" svg:x1="6.4cm" svg:y1="3.2cm" svg:x2="6.4cm" svg:y2="4.2cm">
          <text:p/>
        </draw:line>
        <draw:line draw:style-name="gr37" draw:text-style-name="P20" draw:layer="layout" svg:x1="7.1cm" svg:y1="4.2cm" svg:x2="7.8cm" svg:y2="4.2cm">
          <text:p/>
        </draw:line>
        <draw:line draw:style-name="gr37" draw:text-style-name="P6" draw:layer="layout" svg:x1="7.8cm" svg:y1="3.2cm" svg:x2="7.8cm" svg:y2="4.2cm">
          <text:p/>
        </draw:line>
        <draw:line draw:style-name="gr37" draw:text-style-name="P6" draw:layer="layout" svg:x1="7.8cm" svg:y1="3.2cm" svg:x2="8.5cm" svg:y2="3.2cm">
          <text:p/>
        </draw:line>
        <draw:line draw:style-name="gr37" draw:text-style-name="P20" draw:layer="layout" svg:x1="8.5cm" svg:y1="4.2cm" svg:x2="9.2cm" svg:y2="4.2cm">
          <text:p/>
        </draw:line>
        <draw:line draw:style-name="gr37" draw:text-style-name="P6" draw:layer="layout" svg:x1="8.5cm" svg:y1="3.2cm" svg:x2="8.5cm" svg:y2="4.2cm">
          <text:p/>
        </draw:line>
        <draw:line draw:style-name="gr37" draw:text-style-name="P6" draw:layer="layout" svg:x1="9.2cm" svg:y1="3.2cm" svg:x2="9.2cm" svg:y2="4.2cm">
          <text:p/>
        </draw:line>
        <draw:line draw:style-name="gr37" draw:text-style-name="P6" draw:layer="layout" svg:x1="9.2cm" svg:y1="3.2cm" svg:x2="9.9cm" svg:y2="3.2cm">
          <text:p/>
        </draw:line>
        <draw:line draw:style-name="gr37" draw:text-style-name="P20" draw:layer="layout" svg:x1="9.9cm" svg:y1="4.2cm" svg:x2="10.6cm" svg:y2="4.2cm">
          <text:p/>
        </draw:line>
        <draw:line draw:style-name="gr37" draw:text-style-name="P6" draw:layer="layout" svg:x1="9.9cm" svg:y1="3.2cm" svg:x2="9.9cm" svg:y2="4.2cm">
          <text:p/>
        </draw:line>
        <draw:line draw:style-name="gr37" draw:text-style-name="P6" draw:layer="layout" svg:x1="10.6cm" svg:y1="3.2cm" svg:x2="10.6cm" svg:y2="4.2cm">
          <text:p/>
        </draw:line>
        <draw:line draw:style-name="gr37" draw:text-style-name="P6" draw:layer="layout" svg:x1="10.6cm" svg:y1="3.2cm" svg:x2="11.3cm" svg:y2="3.2cm">
          <text:p/>
        </draw:line>
        <draw:line draw:style-name="gr37" draw:text-style-name="P20" draw:layer="layout" svg:x1="11.3cm" svg:y1="4.2cm" svg:x2="12cm" svg:y2="4.2cm">
          <text:p/>
        </draw:line>
        <draw:line draw:style-name="gr37" draw:text-style-name="P6" draw:layer="layout" svg:x1="11.3cm" svg:y1="3.2cm" svg:x2="11.3cm" svg:y2="4.2cm">
          <text:p/>
        </draw:line>
        <draw:line draw:style-name="gr37" draw:text-style-name="P6" draw:layer="layout" svg:x1="12cm" svg:y1="3.2cm" svg:x2="12cm" svg:y2="4.2cm">
          <text:p/>
        </draw:line>
        <draw:line draw:style-name="gr37" draw:text-style-name="P6" draw:layer="layout" svg:x1="12cm" svg:y1="3.2cm" svg:x2="12.7cm" svg:y2="3.2cm">
          <text:p/>
        </draw:line>
        <draw:line draw:style-name="gr37" draw:text-style-name="P20" draw:layer="layout" svg:x1="12.7cm" svg:y1="4.2cm" svg:x2="13.4cm" svg:y2="4.2cm">
          <text:p/>
        </draw:line>
        <draw:line draw:style-name="gr37" draw:text-style-name="P6" draw:layer="layout" svg:x1="12.7cm" svg:y1="3.2cm" svg:x2="12.7cm" svg:y2="4.2cm">
          <text:p/>
        </draw:line>
        <draw:line draw:style-name="gr37" draw:text-style-name="P6" draw:layer="layout" svg:x1="13.4cm" svg:y1="3.2cm" svg:x2="13.4cm" svg:y2="4.2cm">
          <text:p/>
        </draw:line>
        <draw:line draw:style-name="gr37" draw:text-style-name="P6" draw:layer="layout" svg:x1="10.6cm" svg:y1="3.2cm" svg:x2="11.3cm" svg:y2="3.2cm">
          <text:p/>
        </draw:line>
        <draw:line draw:style-name="gr37" draw:text-style-name="P6" draw:layer="layout" svg:x1="12cm" svg:y1="3.2cm" svg:x2="12.7cm" svg:y2="3.2cm">
          <text:p/>
        </draw:line>
        <draw:line draw:style-name="gr37" draw:text-style-name="P6" draw:layer="layout" svg:x1="13.4cm" svg:y1="3.2cm" svg:x2="14.1cm" svg:y2="3.2cm">
          <text:p/>
        </draw:line>
        <draw:line draw:style-name="gr37" draw:text-style-name="P20" draw:layer="layout" svg:x1="14.1cm" svg:y1="4.2cm" svg:x2="14.8cm" svg:y2="4.2cm">
          <text:p/>
        </draw:line>
        <draw:line draw:style-name="gr37" draw:text-style-name="P6" draw:layer="layout" svg:x1="14.1cm" svg:y1="3.2cm" svg:x2="14.1cm" svg:y2="4.2cm">
          <text:p/>
        </draw:line>
        <draw:line draw:style-name="gr37" draw:text-style-name="P6" draw:layer="layout" svg:x1="14.8cm" svg:y1="3.2cm" svg:x2="14.8cm" svg:y2="4.2cm">
          <text:p/>
        </draw:line>
        <draw:line draw:style-name="gr37" draw:text-style-name="P6" draw:layer="layout" svg:x1="14.8cm" svg:y1="3.2cm" svg:x2="15.5cm" svg:y2="3.2cm">
          <text:p/>
        </draw:line>
        <draw:line draw:style-name="gr37" draw:text-style-name="P20" draw:layer="layout" svg:x1="15.5cm" svg:y1="4.2cm" svg:x2="16.2cm" svg:y2="4.2cm">
          <text:p/>
        </draw:line>
        <draw:line draw:style-name="gr37" draw:text-style-name="P6" draw:layer="layout" svg:x1="15.5cm" svg:y1="3.2cm" svg:x2="15.5cm" svg:y2="4.2cm">
          <text:p/>
        </draw:line>
        <draw:line draw:style-name="gr37" draw:text-style-name="P6" draw:layer="layout" svg:x1="16.2cm" svg:y1="3.2cm" svg:x2="16.2cm" svg:y2="4.2cm">
          <text:p/>
        </draw:line>
        <draw:line draw:style-name="gr37" draw:text-style-name="P20" draw:layer="layout" svg:x1="5cm" svg:y1="4.7cm" svg:x2="6.3cm" svg:y2="4.7cm">
          <text:p/>
        </draw:line>
        <draw:line draw:style-name="gr37" draw:text-style-name="P20" draw:layer="layout" svg:x1="5cm" svg:y1="5.7cm" svg:x2="6.3cm" svg:y2="5.7cm">
          <text:p/>
        </draw:line>
        <draw:line draw:style-name="gr37" draw:text-style-name="P20" draw:layer="layout" svg:x1="6.3cm" svg:y1="4.7cm" svg:x2="6.4cm" svg:y2="5.7cm">
          <text:p/>
        </draw:line>
        <draw:line draw:style-name="gr37" draw:text-style-name="P20" draw:layer="layout" svg:x1="6.4cm" svg:y1="4.7cm" svg:x2="6.3cm" svg:y2="5.7cm">
          <text:p/>
        </draw:line>
        <draw:line draw:style-name="gr37" draw:text-style-name="P20" draw:layer="layout" svg:x1="6.4cm" svg:y1="4.7cm" svg:x2="7.7cm" svg:y2="4.7cm">
          <text:p/>
        </draw:line>
        <draw:line draw:style-name="gr37" draw:text-style-name="P20" draw:layer="layout" svg:x1="6.4cm" svg:y1="5.7cm" svg:x2="7.7cm" svg:y2="5.7cm">
          <text:p/>
        </draw:line>
        <draw:line draw:style-name="gr37" draw:text-style-name="P20" draw:layer="layout" svg:x1="7.7cm" svg:y1="4.7cm" svg:x2="7.8cm" svg:y2="5.7cm">
          <text:p/>
        </draw:line>
        <draw:line draw:style-name="gr37" draw:text-style-name="P20" draw:layer="layout" svg:x1="7.8cm" svg:y1="4.7cm" svg:x2="7.7cm" svg:y2="5.7cm">
          <text:p/>
        </draw:line>
        <draw:line draw:style-name="gr37" draw:text-style-name="P20" draw:layer="layout" svg:x1="7.8cm" svg:y1="4.7cm" svg:x2="9.1cm" svg:y2="4.7cm">
          <text:p/>
        </draw:line>
        <draw:line draw:style-name="gr37" draw:text-style-name="P20" draw:layer="layout" svg:x1="7.8cm" svg:y1="5.7cm" svg:x2="9.1cm" svg:y2="5.7cm">
          <text:p/>
        </draw:line>
        <draw:line draw:style-name="gr37" draw:text-style-name="P20" draw:layer="layout" svg:x1="9.1cm" svg:y1="4.7cm" svg:x2="9.2cm" svg:y2="5.7cm">
          <text:p/>
        </draw:line>
        <draw:line draw:style-name="gr37" draw:text-style-name="P20" draw:layer="layout" svg:x1="9.2cm" svg:y1="4.7cm" svg:x2="9.1cm" svg:y2="5.7cm">
          <text:p/>
        </draw:line>
        <draw:line draw:style-name="gr37" draw:text-style-name="P20" draw:layer="layout" svg:x1="9.2cm" svg:y1="4.7cm" svg:x2="10.5cm" svg:y2="4.7cm">
          <text:p/>
        </draw:line>
        <draw:line draw:style-name="gr37" draw:text-style-name="P20" draw:layer="layout" svg:x1="9.2cm" svg:y1="5.7cm" svg:x2="10.5cm" svg:y2="5.7cm">
          <text:p/>
        </draw:line>
        <draw:line draw:style-name="gr37" draw:text-style-name="P20" draw:layer="layout" svg:x1="10.5cm" svg:y1="4.7cm" svg:x2="10.6cm" svg:y2="5.7cm">
          <text:p/>
        </draw:line>
        <draw:line draw:style-name="gr37" draw:text-style-name="P20" draw:layer="layout" svg:x1="10.6cm" svg:y1="4.7cm" svg:x2="10.5cm" svg:y2="5.7cm">
          <text:p/>
        </draw:line>
        <draw:line draw:style-name="gr37" draw:text-style-name="P20" draw:layer="layout" svg:x1="10.6cm" svg:y1="4.7cm" svg:x2="11.9cm" svg:y2="4.7cm">
          <text:p/>
        </draw:line>
        <draw:line draw:style-name="gr37" draw:text-style-name="P20" draw:layer="layout" svg:x1="10.6cm" svg:y1="5.7cm" svg:x2="11.9cm" svg:y2="5.7cm">
          <text:p/>
        </draw:line>
        <draw:line draw:style-name="gr37" draw:text-style-name="P20" draw:layer="layout" svg:x1="11.9cm" svg:y1="4.7cm" svg:x2="12cm" svg:y2="5.7cm">
          <text:p/>
        </draw:line>
        <draw:line draw:style-name="gr37" draw:text-style-name="P20" draw:layer="layout" svg:x1="12cm" svg:y1="4.7cm" svg:x2="11.9cm" svg:y2="5.7cm">
          <text:p/>
        </draw:line>
        <draw:line draw:style-name="gr37" draw:text-style-name="P20" draw:layer="layout" svg:x1="12cm" svg:y1="4.7cm" svg:x2="13.3cm" svg:y2="4.7cm">
          <text:p/>
        </draw:line>
        <draw:line draw:style-name="gr37" draw:text-style-name="P20" draw:layer="layout" svg:x1="12cm" svg:y1="5.7cm" svg:x2="13.3cm" svg:y2="5.7cm">
          <text:p/>
        </draw:line>
        <draw:line draw:style-name="gr37" draw:text-style-name="P20" draw:layer="layout" svg:x1="13.3cm" svg:y1="4.7cm" svg:x2="13.4cm" svg:y2="5.7cm">
          <text:p/>
        </draw:line>
        <draw:line draw:style-name="gr37" draw:text-style-name="P20" draw:layer="layout" svg:x1="13.4cm" svg:y1="4.7cm" svg:x2="13.3cm" svg:y2="5.7cm">
          <text:p/>
        </draw:line>
        <draw:line draw:style-name="gr37" draw:text-style-name="P20" draw:layer="layout" svg:x1="13.4cm" svg:y1="4.7cm" svg:x2="14.7cm" svg:y2="4.7cm">
          <text:p/>
        </draw:line>
        <draw:line draw:style-name="gr37" draw:text-style-name="P20" draw:layer="layout" svg:x1="13.4cm" svg:y1="5.7cm" svg:x2="14.7cm" svg:y2="5.7cm">
          <text:p/>
        </draw:line>
        <draw:line draw:style-name="gr37" draw:text-style-name="P20" draw:layer="layout" svg:x1="14.7cm" svg:y1="4.7cm" svg:x2="14.8cm" svg:y2="5.7cm">
          <text:p/>
        </draw:line>
        <draw:line draw:style-name="gr37" draw:text-style-name="P20" draw:layer="layout" svg:x1="14.8cm" svg:y1="4.7cm" svg:x2="14.7cm" svg:y2="5.7cm">
          <text:p/>
        </draw:line>
        <draw:line draw:style-name="gr37" draw:text-style-name="P20" draw:layer="layout" svg:x1="14.8cm" svg:y1="4.7cm" svg:x2="16.1cm" svg:y2="4.7cm">
          <text:p/>
        </draw:line>
        <draw:line draw:style-name="gr37" draw:text-style-name="P20" draw:layer="layout" svg:x1="14.8cm" svg:y1="5.7cm" svg:x2="16.1cm" svg:y2="5.7cm">
          <text:p/>
        </draw:line>
        <draw:line draw:style-name="gr37" draw:text-style-name="P20" draw:layer="layout" svg:x1="16.1cm" svg:y1="4.7cm" svg:x2="16.2cm" svg:y2="5.7cm">
          <text:p/>
        </draw:line>
        <draw:line draw:style-name="gr37" draw:text-style-name="P20" draw:layer="layout" svg:x1="16.2cm" svg:y1="4.7cm" svg:x2="16.1cm" svg:y2="5.7cm">
          <text:p/>
        </draw:line>
        <draw:line draw:style-name="gr37" draw:text-style-name="P20" draw:layer="layout" svg:x1="5cm" svg:y1="6cm" svg:x2="6.3cm" svg:y2="6cm">
          <text:p/>
        </draw:line>
        <draw:line draw:style-name="gr37" draw:text-style-name="P20" draw:layer="layout" svg:x1="5cm" svg:y1="7cm" svg:x2="6.3cm" svg:y2="7cm">
          <text:p/>
        </draw:line>
        <draw:line draw:style-name="gr37" draw:text-style-name="P20" draw:layer="layout" svg:x1="6.3cm" svg:y1="6cm" svg:x2="6.4cm" svg:y2="7cm">
          <text:p/>
        </draw:line>
        <draw:line draw:style-name="gr37" draw:text-style-name="P20" draw:layer="layout" svg:x1="6.4cm" svg:y1="6cm" svg:x2="6.3cm" svg:y2="7cm">
          <text:p/>
        </draw:line>
        <draw:line draw:style-name="gr37" draw:text-style-name="P20" draw:layer="layout" svg:x1="6.4cm" svg:y1="6cm" svg:x2="7.7cm" svg:y2="6cm">
          <text:p/>
        </draw:line>
        <draw:line draw:style-name="gr37" draw:text-style-name="P20" draw:layer="layout" svg:x1="6.4cm" svg:y1="7cm" svg:x2="7.7cm" svg:y2="7cm">
          <text:p/>
        </draw:line>
        <draw:line draw:style-name="gr37" draw:text-style-name="P20" draw:layer="layout" svg:x1="7.7cm" svg:y1="6cm" svg:x2="7.8cm" svg:y2="7cm">
          <text:p/>
        </draw:line>
        <draw:line draw:style-name="gr37" draw:text-style-name="P20" draw:layer="layout" svg:x1="7.8cm" svg:y1="6cm" svg:x2="7.7cm" svg:y2="7cm">
          <text:p/>
        </draw:line>
        <draw:line draw:style-name="gr37" draw:text-style-name="P20" draw:layer="layout" svg:x1="7.8cm" svg:y1="6cm" svg:x2="9.1cm" svg:y2="6cm">
          <text:p/>
        </draw:line>
        <draw:line draw:style-name="gr37" draw:text-style-name="P20" draw:layer="layout" svg:x1="7.8cm" svg:y1="7cm" svg:x2="9.1cm" svg:y2="7cm">
          <text:p/>
        </draw:line>
        <draw:line draw:style-name="gr37" draw:text-style-name="P20" draw:layer="layout" svg:x1="9.1cm" svg:y1="6cm" svg:x2="9.2cm" svg:y2="7cm">
          <text:p/>
        </draw:line>
        <draw:line draw:style-name="gr37" draw:text-style-name="P20" draw:layer="layout" svg:x1="9.2cm" svg:y1="6cm" svg:x2="9.1cm" svg:y2="7cm">
          <text:p/>
        </draw:line>
        <draw:line draw:style-name="gr37" draw:text-style-name="P20" draw:layer="layout" svg:x1="9.2cm" svg:y1="6cm" svg:x2="10.5cm" svg:y2="6cm">
          <text:p/>
        </draw:line>
        <draw:line draw:style-name="gr37" draw:text-style-name="P20" draw:layer="layout" svg:x1="9.2cm" svg:y1="7cm" svg:x2="10.5cm" svg:y2="7cm">
          <text:p/>
        </draw:line>
        <draw:line draw:style-name="gr37" draw:text-style-name="P20" draw:layer="layout" svg:x1="10.5cm" svg:y1="6cm" svg:x2="10.6cm" svg:y2="7cm">
          <text:p/>
        </draw:line>
        <draw:line draw:style-name="gr37" draw:text-style-name="P20" draw:layer="layout" svg:x1="10.6cm" svg:y1="6cm" svg:x2="10.5cm" svg:y2="7cm">
          <text:p/>
        </draw:line>
        <draw:line draw:style-name="gr37" draw:text-style-name="P20" draw:layer="layout" svg:x1="10.6cm" svg:y1="6cm" svg:x2="11.9cm" svg:y2="6cm">
          <text:p/>
        </draw:line>
        <draw:line draw:style-name="gr37" draw:text-style-name="P20" draw:layer="layout" svg:x1="10.6cm" svg:y1="7cm" svg:x2="11.9cm" svg:y2="7cm">
          <text:p/>
        </draw:line>
        <draw:line draw:style-name="gr37" draw:text-style-name="P20" draw:layer="layout" svg:x1="11.9cm" svg:y1="6cm" svg:x2="12cm" svg:y2="7cm">
          <text:p/>
        </draw:line>
        <draw:line draw:style-name="gr37" draw:text-style-name="P20" draw:layer="layout" svg:x1="12cm" svg:y1="6cm" svg:x2="11.9cm" svg:y2="7cm">
          <text:p/>
        </draw:line>
        <draw:line draw:style-name="gr37" draw:text-style-name="P20" draw:layer="layout" svg:x1="12cm" svg:y1="6cm" svg:x2="13.3cm" svg:y2="6cm">
          <text:p/>
        </draw:line>
        <draw:line draw:style-name="gr37" draw:text-style-name="P20" draw:layer="layout" svg:x1="12cm" svg:y1="7cm" svg:x2="13.3cm" svg:y2="7cm">
          <text:p/>
        </draw:line>
        <draw:line draw:style-name="gr37" draw:text-style-name="P20" draw:layer="layout" svg:x1="13.3cm" svg:y1="6cm" svg:x2="13.4cm" svg:y2="7cm">
          <text:p/>
        </draw:line>
        <draw:line draw:style-name="gr37" draw:text-style-name="P20" draw:layer="layout" svg:x1="13.4cm" svg:y1="6cm" svg:x2="13.3cm" svg:y2="7cm">
          <text:p/>
        </draw:line>
        <draw:line draw:style-name="gr37" draw:text-style-name="P20" draw:layer="layout" svg:x1="13.4cm" svg:y1="6cm" svg:x2="14.7cm" svg:y2="6cm">
          <text:p/>
        </draw:line>
        <draw:line draw:style-name="gr37" draw:text-style-name="P20" draw:layer="layout" svg:x1="13.4cm" svg:y1="7cm" svg:x2="14.7cm" svg:y2="7cm">
          <text:p/>
        </draw:line>
        <draw:line draw:style-name="gr37" draw:text-style-name="P20" draw:layer="layout" svg:x1="14.7cm" svg:y1="6cm" svg:x2="14.8cm" svg:y2="7cm">
          <text:p/>
        </draw:line>
        <draw:line draw:style-name="gr37" draw:text-style-name="P20" draw:layer="layout" svg:x1="14.8cm" svg:y1="6cm" svg:x2="14.7cm" svg:y2="7cm">
          <text:p/>
        </draw:line>
        <draw:line draw:style-name="gr37" draw:text-style-name="P20" draw:layer="layout" svg:x1="14.8cm" svg:y1="6cm" svg:x2="16.1cm" svg:y2="6cm">
          <text:p/>
        </draw:line>
        <draw:line draw:style-name="gr37" draw:text-style-name="P20" draw:layer="layout" svg:x1="14.8cm" svg:y1="7cm" svg:x2="16.1cm" svg:y2="7cm">
          <text:p/>
        </draw:line>
        <draw:line draw:style-name="gr37" draw:text-style-name="P20" draw:layer="layout" svg:x1="16.1cm" svg:y1="6cm" svg:x2="16.2cm" svg:y2="7cm">
          <text:p/>
        </draw:line>
        <draw:line draw:style-name="gr37" draw:text-style-name="P20" draw:layer="layout" svg:x1="16.2cm" svg:y1="6cm" svg:x2="16.1cm" svg:y2="7cm">
          <text:p/>
        </draw:line>
        <draw:line draw:style-name="gr37" draw:text-style-name="P20" draw:layer="layout" svg:x1="5cm" svg:y1="7.3cm" svg:x2="6.3cm" svg:y2="7.3cm">
          <text:p/>
        </draw:line>
        <draw:line draw:style-name="gr37" draw:text-style-name="P20" draw:layer="layout" svg:x1="5cm" svg:y1="8.3cm" svg:x2="6.3cm" svg:y2="8.3cm">
          <text:p/>
        </draw:line>
        <draw:line draw:style-name="gr37" draw:text-style-name="P20" draw:layer="layout" svg:x1="6.3cm" svg:y1="7.3cm" svg:x2="6.4cm" svg:y2="8.3cm">
          <text:p/>
        </draw:line>
        <draw:line draw:style-name="gr37" draw:text-style-name="P20" draw:layer="layout" svg:x1="6.4cm" svg:y1="7.3cm" svg:x2="6.3cm" svg:y2="8.3cm">
          <text:p/>
        </draw:line>
        <draw:line draw:style-name="gr37" draw:text-style-name="P20" draw:layer="layout" svg:x1="6.4cm" svg:y1="7.3cm" svg:x2="7.7cm" svg:y2="7.3cm">
          <text:p/>
        </draw:line>
        <draw:line draw:style-name="gr37" draw:text-style-name="P20" draw:layer="layout" svg:x1="6.4cm" svg:y1="8.3cm" svg:x2="7.7cm" svg:y2="8.3cm">
          <text:p/>
        </draw:line>
        <draw:line draw:style-name="gr37" draw:text-style-name="P20" draw:layer="layout" svg:x1="7.7cm" svg:y1="7.3cm" svg:x2="7.8cm" svg:y2="8.3cm">
          <text:p/>
        </draw:line>
        <draw:line draw:style-name="gr37" draw:text-style-name="P20" draw:layer="layout" svg:x1="7.8cm" svg:y1="7.3cm" svg:x2="7.7cm" svg:y2="8.3cm">
          <text:p/>
        </draw:line>
        <draw:line draw:style-name="gr37" draw:text-style-name="P20" draw:layer="layout" svg:x1="7.8cm" svg:y1="7.3cm" svg:x2="9.1cm" svg:y2="7.3cm">
          <text:p/>
        </draw:line>
        <draw:line draw:style-name="gr37" draw:text-style-name="P20" draw:layer="layout" svg:x1="7.8cm" svg:y1="8.3cm" svg:x2="9.1cm" svg:y2="8.3cm">
          <text:p/>
        </draw:line>
        <draw:line draw:style-name="gr37" draw:text-style-name="P20" draw:layer="layout" svg:x1="9.1cm" svg:y1="7.3cm" svg:x2="9.2cm" svg:y2="8.3cm">
          <text:p/>
        </draw:line>
        <draw:line draw:style-name="gr37" draw:text-style-name="P20" draw:layer="layout" svg:x1="9.2cm" svg:y1="7.3cm" svg:x2="9.1cm" svg:y2="8.3cm">
          <text:p/>
        </draw:line>
        <draw:line draw:style-name="gr37" draw:text-style-name="P20" draw:layer="layout" svg:x1="9.2cm" svg:y1="7.3cm" svg:x2="10.5cm" svg:y2="7.3cm">
          <text:p/>
        </draw:line>
        <draw:line draw:style-name="gr37" draw:text-style-name="P20" draw:layer="layout" svg:x1="9.2cm" svg:y1="8.3cm" svg:x2="10.5cm" svg:y2="8.3cm">
          <text:p/>
        </draw:line>
        <draw:line draw:style-name="gr37" draw:text-style-name="P20" draw:layer="layout" svg:x1="10.5cm" svg:y1="7.3cm" svg:x2="10.6cm" svg:y2="8.3cm">
          <text:p/>
        </draw:line>
        <draw:line draw:style-name="gr37" draw:text-style-name="P20" draw:layer="layout" svg:x1="10.6cm" svg:y1="7.3cm" svg:x2="10.5cm" svg:y2="8.3cm">
          <text:p/>
        </draw:line>
        <draw:line draw:style-name="gr37" draw:text-style-name="P20" draw:layer="layout" svg:x1="10.6cm" svg:y1="7.3cm" svg:x2="11.9cm" svg:y2="7.3cm">
          <text:p/>
        </draw:line>
        <draw:line draw:style-name="gr37" draw:text-style-name="P20" draw:layer="layout" svg:x1="10.6cm" svg:y1="8.3cm" svg:x2="11.9cm" svg:y2="8.3cm">
          <text:p/>
        </draw:line>
        <draw:line draw:style-name="gr37" draw:text-style-name="P20" draw:layer="layout" svg:x1="11.9cm" svg:y1="7.3cm" svg:x2="12cm" svg:y2="8.3cm">
          <text:p/>
        </draw:line>
        <draw:line draw:style-name="gr37" draw:text-style-name="P20" draw:layer="layout" svg:x1="12cm" svg:y1="7.3cm" svg:x2="11.9cm" svg:y2="8.3cm">
          <text:p/>
        </draw:line>
        <draw:line draw:style-name="gr37" draw:text-style-name="P20" draw:layer="layout" svg:x1="12cm" svg:y1="7.3cm" svg:x2="13.3cm" svg:y2="7.3cm">
          <text:p/>
        </draw:line>
        <draw:line draw:style-name="gr37" draw:text-style-name="P20" draw:layer="layout" svg:x1="12cm" svg:y1="8.3cm" svg:x2="13.3cm" svg:y2="8.3cm">
          <text:p/>
        </draw:line>
        <draw:line draw:style-name="gr37" draw:text-style-name="P20" draw:layer="layout" svg:x1="13.3cm" svg:y1="7.3cm" svg:x2="13.4cm" svg:y2="8.3cm">
          <text:p/>
        </draw:line>
        <draw:line draw:style-name="gr37" draw:text-style-name="P20" draw:layer="layout" svg:x1="13.4cm" svg:y1="7.3cm" svg:x2="13.3cm" svg:y2="8.3cm">
          <text:p/>
        </draw:line>
        <draw:line draw:style-name="gr37" draw:text-style-name="P20" draw:layer="layout" svg:x1="13.4cm" svg:y1="7.3cm" svg:x2="14.7cm" svg:y2="7.3cm">
          <text:p/>
        </draw:line>
        <draw:line draw:style-name="gr37" draw:text-style-name="P20" draw:layer="layout" svg:x1="13.4cm" svg:y1="8.3cm" svg:x2="14.7cm" svg:y2="8.3cm">
          <text:p/>
        </draw:line>
        <draw:line draw:style-name="gr37" draw:text-style-name="P20" draw:layer="layout" svg:x1="14.7cm" svg:y1="7.3cm" svg:x2="14.8cm" svg:y2="8.3cm">
          <text:p/>
        </draw:line>
        <draw:line draw:style-name="gr37" draw:text-style-name="P20" draw:layer="layout" svg:x1="14.8cm" svg:y1="7.3cm" svg:x2="14.7cm" svg:y2="8.3cm">
          <text:p/>
        </draw:line>
        <draw:line draw:style-name="gr37" draw:text-style-name="P20" draw:layer="layout" svg:x1="14.8cm" svg:y1="7.3cm" svg:x2="16.1cm" svg:y2="7.3cm">
          <text:p/>
        </draw:line>
        <draw:line draw:style-name="gr37" draw:text-style-name="P20" draw:layer="layout" svg:x1="14.8cm" svg:y1="8.3cm" svg:x2="16.1cm" svg:y2="8.3cm">
          <text:p/>
        </draw:line>
        <draw:line draw:style-name="gr37" draw:text-style-name="P20" draw:layer="layout" svg:x1="16.1cm" svg:y1="7.3cm" svg:x2="16.2cm" svg:y2="8.3cm">
          <text:p/>
        </draw:line>
        <draw:line draw:style-name="gr37" draw:text-style-name="P20" draw:layer="layout" svg:x1="16.2cm" svg:y1="7.3cm" svg:x2="16.1cm" svg:y2="8.3cm">
          <text:p/>
        </draw:line>
        <draw:line draw:style-name="gr37" draw:text-style-name="P20" draw:layer="layout" svg:x1="5cm" svg:y1="8.6cm" svg:x2="6.3cm" svg:y2="8.6cm">
          <text:p/>
        </draw:line>
        <draw:line draw:style-name="gr37" draw:text-style-name="P20" draw:layer="layout" svg:x1="5cm" svg:y1="9.6cm" svg:x2="6.3cm" svg:y2="9.6cm">
          <text:p/>
        </draw:line>
        <draw:line draw:style-name="gr37" draw:text-style-name="P20" draw:layer="layout" svg:x1="6.3cm" svg:y1="8.6cm" svg:x2="6.4cm" svg:y2="9.6cm">
          <text:p/>
        </draw:line>
        <draw:line draw:style-name="gr37" draw:text-style-name="P20" draw:layer="layout" svg:x1="6.4cm" svg:y1="8.6cm" svg:x2="6.3cm" svg:y2="9.6cm">
          <text:p/>
        </draw:line>
        <draw:line draw:style-name="gr37" draw:text-style-name="P20" draw:layer="layout" svg:x1="6.4cm" svg:y1="8.6cm" svg:x2="7.7cm" svg:y2="8.6cm">
          <text:p/>
        </draw:line>
        <draw:line draw:style-name="gr37" draw:text-style-name="P20" draw:layer="layout" svg:x1="6.4cm" svg:y1="9.6cm" svg:x2="7.7cm" svg:y2="9.6cm">
          <text:p/>
        </draw:line>
        <draw:line draw:style-name="gr37" draw:text-style-name="P20" draw:layer="layout" svg:x1="7.7cm" svg:y1="8.6cm" svg:x2="7.8cm" svg:y2="9.6cm">
          <text:p/>
        </draw:line>
        <draw:line draw:style-name="gr37" draw:text-style-name="P20" draw:layer="layout" svg:x1="7.8cm" svg:y1="8.6cm" svg:x2="7.7cm" svg:y2="9.6cm">
          <text:p/>
        </draw:line>
        <draw:line draw:style-name="gr37" draw:text-style-name="P20" draw:layer="layout" svg:x1="7.8cm" svg:y1="8.6cm" svg:x2="9.1cm" svg:y2="8.6cm">
          <text:p/>
        </draw:line>
        <draw:line draw:style-name="gr37" draw:text-style-name="P20" draw:layer="layout" svg:x1="7.8cm" svg:y1="9.6cm" svg:x2="9.1cm" svg:y2="9.6cm">
          <text:p/>
        </draw:line>
        <draw:line draw:style-name="gr37" draw:text-style-name="P20" draw:layer="layout" svg:x1="9.1cm" svg:y1="8.6cm" svg:x2="9.2cm" svg:y2="9.6cm">
          <text:p/>
        </draw:line>
        <draw:line draw:style-name="gr37" draw:text-style-name="P20" draw:layer="layout" svg:x1="9.2cm" svg:y1="8.6cm" svg:x2="9.1cm" svg:y2="9.6cm">
          <text:p/>
        </draw:line>
        <draw:line draw:style-name="gr37" draw:text-style-name="P20" draw:layer="layout" svg:x1="9.2cm" svg:y1="8.6cm" svg:x2="10.5cm" svg:y2="8.6cm">
          <text:p/>
        </draw:line>
        <draw:line draw:style-name="gr37" draw:text-style-name="P20" draw:layer="layout" svg:x1="9.2cm" svg:y1="9.6cm" svg:x2="10.5cm" svg:y2="9.6cm">
          <text:p/>
        </draw:line>
        <draw:line draw:style-name="gr37" draw:text-style-name="P20" draw:layer="layout" svg:x1="10.5cm" svg:y1="8.6cm" svg:x2="10.6cm" svg:y2="9.6cm">
          <text:p/>
        </draw:line>
        <draw:line draw:style-name="gr37" draw:text-style-name="P20" draw:layer="layout" svg:x1="10.6cm" svg:y1="8.6cm" svg:x2="10.5cm" svg:y2="9.6cm">
          <text:p/>
        </draw:line>
        <draw:line draw:style-name="gr37" draw:text-style-name="P20" draw:layer="layout" svg:x1="10.6cm" svg:y1="8.6cm" svg:x2="11.9cm" svg:y2="8.6cm">
          <text:p/>
        </draw:line>
        <draw:line draw:style-name="gr37" draw:text-style-name="P20" draw:layer="layout" svg:x1="10.6cm" svg:y1="9.6cm" svg:x2="11.9cm" svg:y2="9.6cm">
          <text:p/>
        </draw:line>
        <draw:line draw:style-name="gr37" draw:text-style-name="P20" draw:layer="layout" svg:x1="11.9cm" svg:y1="8.6cm" svg:x2="12cm" svg:y2="9.6cm">
          <text:p/>
        </draw:line>
        <draw:line draw:style-name="gr37" draw:text-style-name="P20" draw:layer="layout" svg:x1="12cm" svg:y1="8.6cm" svg:x2="11.9cm" svg:y2="9.6cm">
          <text:p/>
        </draw:line>
        <draw:line draw:style-name="gr37" draw:text-style-name="P20" draw:layer="layout" svg:x1="12cm" svg:y1="8.6cm" svg:x2="13.3cm" svg:y2="8.6cm">
          <text:p/>
        </draw:line>
        <draw:line draw:style-name="gr37" draw:text-style-name="P20" draw:layer="layout" svg:x1="12cm" svg:y1="9.6cm" svg:x2="13.3cm" svg:y2="9.6cm">
          <text:p/>
        </draw:line>
        <draw:line draw:style-name="gr37" draw:text-style-name="P20" draw:layer="layout" svg:x1="13.3cm" svg:y1="8.6cm" svg:x2="13.4cm" svg:y2="9.6cm">
          <text:p/>
        </draw:line>
        <draw:line draw:style-name="gr37" draw:text-style-name="P20" draw:layer="layout" svg:x1="13.4cm" svg:y1="8.6cm" svg:x2="13.3cm" svg:y2="9.6cm">
          <text:p/>
        </draw:line>
        <draw:line draw:style-name="gr37" draw:text-style-name="P20" draw:layer="layout" svg:x1="13.4cm" svg:y1="8.6cm" svg:x2="14.7cm" svg:y2="8.6cm">
          <text:p/>
        </draw:line>
        <draw:line draw:style-name="gr37" draw:text-style-name="P20" draw:layer="layout" svg:x1="13.4cm" svg:y1="9.6cm" svg:x2="14.7cm" svg:y2="9.6cm">
          <text:p/>
        </draw:line>
        <draw:line draw:style-name="gr37" draw:text-style-name="P20" draw:layer="layout" svg:x1="14.7cm" svg:y1="8.6cm" svg:x2="14.8cm" svg:y2="9.6cm">
          <text:p/>
        </draw:line>
        <draw:line draw:style-name="gr37" draw:text-style-name="P20" draw:layer="layout" svg:x1="14.8cm" svg:y1="8.6cm" svg:x2="14.7cm" svg:y2="9.6cm">
          <text:p/>
        </draw:line>
        <draw:line draw:style-name="gr37" draw:text-style-name="P20" draw:layer="layout" svg:x1="14.8cm" svg:y1="8.6cm" svg:x2="16.1cm" svg:y2="8.6cm">
          <text:p/>
        </draw:line>
        <draw:line draw:style-name="gr37" draw:text-style-name="P20" draw:layer="layout" svg:x1="14.8cm" svg:y1="9.6cm" svg:x2="16.1cm" svg:y2="9.6cm">
          <text:p/>
        </draw:line>
        <draw:line draw:style-name="gr37" draw:text-style-name="P20" draw:layer="layout" svg:x1="16.1cm" svg:y1="8.6cm" svg:x2="16.2cm" svg:y2="9.6cm">
          <text:p/>
        </draw:line>
        <draw:line draw:style-name="gr37" draw:text-style-name="P20" draw:layer="layout" svg:x1="16.2cm" svg:y1="8.6cm" svg:x2="16.1cm" svg:y2="9.6cm">
          <text:p/>
        </draw:line>
        <draw:line draw:style-name="gr37" draw:text-style-name="P20" draw:layer="layout" svg:x1="5cm" svg:y1="9.9cm" svg:x2="6.3cm" svg:y2="9.9cm">
          <text:p/>
        </draw:line>
        <draw:line draw:style-name="gr37" draw:text-style-name="P20" draw:layer="layout" svg:x1="5cm" svg:y1="10.9cm" svg:x2="6.3cm" svg:y2="10.9cm">
          <text:p/>
        </draw:line>
        <draw:line draw:style-name="gr37" draw:text-style-name="P20" draw:layer="layout" svg:x1="6.3cm" svg:y1="9.9cm" svg:x2="6.4cm" svg:y2="10.9cm">
          <text:p/>
        </draw:line>
        <draw:line draw:style-name="gr37" draw:text-style-name="P20" draw:layer="layout" svg:x1="6.4cm" svg:y1="9.9cm" svg:x2="6.3cm" svg:y2="10.9cm">
          <text:p/>
        </draw:line>
        <draw:line draw:style-name="gr37" draw:text-style-name="P20" draw:layer="layout" svg:x1="6.4cm" svg:y1="9.9cm" svg:x2="7.7cm" svg:y2="9.9cm">
          <text:p/>
        </draw:line>
        <draw:line draw:style-name="gr37" draw:text-style-name="P20" draw:layer="layout" svg:x1="6.4cm" svg:y1="10.9cm" svg:x2="7.7cm" svg:y2="10.9cm">
          <text:p/>
        </draw:line>
        <draw:line draw:style-name="gr37" draw:text-style-name="P20" draw:layer="layout" svg:x1="7.7cm" svg:y1="9.9cm" svg:x2="7.8cm" svg:y2="10.9cm">
          <text:p/>
        </draw:line>
        <draw:line draw:style-name="gr37" draw:text-style-name="P20" draw:layer="layout" svg:x1="7.8cm" svg:y1="9.9cm" svg:x2="7.7cm" svg:y2="10.9cm">
          <text:p/>
        </draw:line>
        <draw:line draw:style-name="gr37" draw:text-style-name="P20" draw:layer="layout" svg:x1="7.8cm" svg:y1="9.9cm" svg:x2="9.1cm" svg:y2="9.9cm">
          <text:p/>
        </draw:line>
        <draw:line draw:style-name="gr37" draw:text-style-name="P20" draw:layer="layout" svg:x1="7.8cm" svg:y1="10.9cm" svg:x2="9.1cm" svg:y2="10.9cm">
          <text:p/>
        </draw:line>
        <draw:line draw:style-name="gr37" draw:text-style-name="P20" draw:layer="layout" svg:x1="9.1cm" svg:y1="9.9cm" svg:x2="9.2cm" svg:y2="10.9cm">
          <text:p/>
        </draw:line>
        <draw:line draw:style-name="gr37" draw:text-style-name="P20" draw:layer="layout" svg:x1="9.2cm" svg:y1="9.9cm" svg:x2="9.1cm" svg:y2="10.9cm">
          <text:p/>
        </draw:line>
        <draw:line draw:style-name="gr37" draw:text-style-name="P20" draw:layer="layout" svg:x1="9.2cm" svg:y1="9.9cm" svg:x2="10.5cm" svg:y2="9.9cm">
          <text:p/>
        </draw:line>
        <draw:line draw:style-name="gr37" draw:text-style-name="P20" draw:layer="layout" svg:x1="9.2cm" svg:y1="10.9cm" svg:x2="10.5cm" svg:y2="10.9cm">
          <text:p/>
        </draw:line>
        <draw:line draw:style-name="gr37" draw:text-style-name="P20" draw:layer="layout" svg:x1="10.5cm" svg:y1="9.9cm" svg:x2="10.6cm" svg:y2="10.9cm">
          <text:p/>
        </draw:line>
        <draw:line draw:style-name="gr37" draw:text-style-name="P20" draw:layer="layout" svg:x1="10.6cm" svg:y1="9.9cm" svg:x2="10.5cm" svg:y2="10.9cm">
          <text:p/>
        </draw:line>
        <draw:line draw:style-name="gr37" draw:text-style-name="P20" draw:layer="layout" svg:x1="10.6cm" svg:y1="9.9cm" svg:x2="11.9cm" svg:y2="9.9cm">
          <text:p/>
        </draw:line>
        <draw:line draw:style-name="gr37" draw:text-style-name="P20" draw:layer="layout" svg:x1="10.6cm" svg:y1="10.9cm" svg:x2="11.9cm" svg:y2="10.9cm">
          <text:p/>
        </draw:line>
        <draw:line draw:style-name="gr37" draw:text-style-name="P20" draw:layer="layout" svg:x1="11.9cm" svg:y1="9.9cm" svg:x2="12cm" svg:y2="10.9cm">
          <text:p/>
        </draw:line>
        <draw:line draw:style-name="gr37" draw:text-style-name="P20" draw:layer="layout" svg:x1="12cm" svg:y1="9.9cm" svg:x2="11.9cm" svg:y2="10.9cm">
          <text:p/>
        </draw:line>
        <draw:line draw:style-name="gr37" draw:text-style-name="P20" draw:layer="layout" svg:x1="12cm" svg:y1="9.9cm" svg:x2="13.3cm" svg:y2="9.9cm">
          <text:p/>
        </draw:line>
        <draw:line draw:style-name="gr37" draw:text-style-name="P20" draw:layer="layout" svg:x1="12cm" svg:y1="10.9cm" svg:x2="13.3cm" svg:y2="10.9cm">
          <text:p/>
        </draw:line>
        <draw:line draw:style-name="gr37" draw:text-style-name="P20" draw:layer="layout" svg:x1="13.3cm" svg:y1="9.9cm" svg:x2="13.4cm" svg:y2="10.9cm">
          <text:p/>
        </draw:line>
        <draw:line draw:style-name="gr37" draw:text-style-name="P20" draw:layer="layout" svg:x1="13.4cm" svg:y1="9.9cm" svg:x2="13.3cm" svg:y2="10.9cm">
          <text:p/>
        </draw:line>
        <draw:line draw:style-name="gr37" draw:text-style-name="P20" draw:layer="layout" svg:x1="13.4cm" svg:y1="9.9cm" svg:x2="14.7cm" svg:y2="9.9cm">
          <text:p/>
        </draw:line>
        <draw:line draw:style-name="gr37" draw:text-style-name="P20" draw:layer="layout" svg:x1="13.4cm" svg:y1="10.9cm" svg:x2="14.7cm" svg:y2="10.9cm">
          <text:p/>
        </draw:line>
        <draw:line draw:style-name="gr37" draw:text-style-name="P20" draw:layer="layout" svg:x1="14.7cm" svg:y1="9.9cm" svg:x2="14.8cm" svg:y2="10.9cm">
          <text:p/>
        </draw:line>
        <draw:line draw:style-name="gr37" draw:text-style-name="P20" draw:layer="layout" svg:x1="14.8cm" svg:y1="9.9cm" svg:x2="14.7cm" svg:y2="10.9cm">
          <text:p/>
        </draw:line>
        <draw:line draw:style-name="gr37" draw:text-style-name="P20" draw:layer="layout" svg:x1="14.8cm" svg:y1="9.9cm" svg:x2="16.1cm" svg:y2="9.9cm">
          <text:p/>
        </draw:line>
        <draw:line draw:style-name="gr37" draw:text-style-name="P20" draw:layer="layout" svg:x1="14.8cm" svg:y1="10.9cm" svg:x2="16.1cm" svg:y2="10.9cm">
          <text:p/>
        </draw:line>
        <draw:line draw:style-name="gr37" draw:text-style-name="P20" draw:layer="layout" svg:x1="16.1cm" svg:y1="9.9cm" svg:x2="16.2cm" svg:y2="10.9cm">
          <text:p/>
        </draw:line>
        <draw:line draw:style-name="gr37" draw:text-style-name="P20" draw:layer="layout" svg:x1="16.2cm" svg:y1="9.9cm" svg:x2="16.1cm" svg:y2="10.9cm">
          <text:p/>
        </draw:line>
        <draw:line draw:style-name="gr37" draw:text-style-name="P20" draw:layer="layout" svg:x1="5cm" svg:y1="11.2cm" svg:x2="6.3cm" svg:y2="11.2cm">
          <text:p/>
        </draw:line>
        <draw:line draw:style-name="gr37" draw:text-style-name="P20" draw:layer="layout" svg:x1="5cm" svg:y1="12.2cm" svg:x2="6.3cm" svg:y2="12.2cm">
          <text:p/>
        </draw:line>
        <draw:line draw:style-name="gr37" draw:text-style-name="P20" draw:layer="layout" svg:x1="6.3cm" svg:y1="11.2cm" svg:x2="6.4cm" svg:y2="12.2cm">
          <text:p/>
        </draw:line>
        <draw:line draw:style-name="gr37" draw:text-style-name="P20" draw:layer="layout" svg:x1="6.4cm" svg:y1="11.2cm" svg:x2="6.3cm" svg:y2="12.2cm">
          <text:p/>
        </draw:line>
        <draw:line draw:style-name="gr37" draw:text-style-name="P20" draw:layer="layout" svg:x1="6.4cm" svg:y1="11.2cm" svg:x2="7.7cm" svg:y2="11.2cm">
          <text:p/>
        </draw:line>
        <draw:line draw:style-name="gr37" draw:text-style-name="P20" draw:layer="layout" svg:x1="6.4cm" svg:y1="12.2cm" svg:x2="7.7cm" svg:y2="12.2cm">
          <text:p/>
        </draw:line>
        <draw:line draw:style-name="gr37" draw:text-style-name="P20" draw:layer="layout" svg:x1="7.7cm" svg:y1="11.2cm" svg:x2="7.8cm" svg:y2="12.2cm">
          <text:p/>
        </draw:line>
        <draw:line draw:style-name="gr37" draw:text-style-name="P20" draw:layer="layout" svg:x1="7.8cm" svg:y1="11.2cm" svg:x2="7.7cm" svg:y2="12.2cm">
          <text:p/>
        </draw:line>
        <draw:line draw:style-name="gr37" draw:text-style-name="P20" draw:layer="layout" svg:x1="7.8cm" svg:y1="11.2cm" svg:x2="9.1cm" svg:y2="11.2cm">
          <text:p/>
        </draw:line>
        <draw:line draw:style-name="gr37" draw:text-style-name="P20" draw:layer="layout" svg:x1="7.8cm" svg:y1="12.2cm" svg:x2="9.1cm" svg:y2="12.2cm">
          <text:p/>
        </draw:line>
        <draw:line draw:style-name="gr37" draw:text-style-name="P20" draw:layer="layout" svg:x1="9.1cm" svg:y1="11.2cm" svg:x2="9.2cm" svg:y2="12.2cm">
          <text:p/>
        </draw:line>
        <draw:line draw:style-name="gr37" draw:text-style-name="P20" draw:layer="layout" svg:x1="9.2cm" svg:y1="11.2cm" svg:x2="9.1cm" svg:y2="12.2cm">
          <text:p/>
        </draw:line>
        <draw:line draw:style-name="gr37" draw:text-style-name="P20" draw:layer="layout" svg:x1="9.2cm" svg:y1="11.2cm" svg:x2="10.5cm" svg:y2="11.2cm">
          <text:p/>
        </draw:line>
        <draw:line draw:style-name="gr37" draw:text-style-name="P20" draw:layer="layout" svg:x1="9.2cm" svg:y1="12.2cm" svg:x2="10.5cm" svg:y2="12.2cm">
          <text:p/>
        </draw:line>
        <draw:line draw:style-name="gr37" draw:text-style-name="P20" draw:layer="layout" svg:x1="10.5cm" svg:y1="11.2cm" svg:x2="10.6cm" svg:y2="12.2cm">
          <text:p/>
        </draw:line>
        <draw:line draw:style-name="gr37" draw:text-style-name="P20" draw:layer="layout" svg:x1="10.6cm" svg:y1="11.2cm" svg:x2="10.5cm" svg:y2="12.2cm">
          <text:p/>
        </draw:line>
        <draw:line draw:style-name="gr37" draw:text-style-name="P20" draw:layer="layout" svg:x1="10.6cm" svg:y1="11.2cm" svg:x2="11.9cm" svg:y2="11.2cm">
          <text:p/>
        </draw:line>
        <draw:line draw:style-name="gr37" draw:text-style-name="P20" draw:layer="layout" svg:x1="10.6cm" svg:y1="12.2cm" svg:x2="11.9cm" svg:y2="12.2cm">
          <text:p/>
        </draw:line>
        <draw:line draw:style-name="gr37" draw:text-style-name="P20" draw:layer="layout" svg:x1="11.9cm" svg:y1="11.2cm" svg:x2="12cm" svg:y2="12.2cm">
          <text:p/>
        </draw:line>
        <draw:line draw:style-name="gr37" draw:text-style-name="P20" draw:layer="layout" svg:x1="12cm" svg:y1="11.2cm" svg:x2="11.9cm" svg:y2="12.2cm">
          <text:p/>
        </draw:line>
        <draw:line draw:style-name="gr37" draw:text-style-name="P20" draw:layer="layout" svg:x1="12cm" svg:y1="11.2cm" svg:x2="13.3cm" svg:y2="11.2cm">
          <text:p/>
        </draw:line>
        <draw:line draw:style-name="gr37" draw:text-style-name="P20" draw:layer="layout" svg:x1="12cm" svg:y1="12.2cm" svg:x2="13.3cm" svg:y2="12.2cm">
          <text:p/>
        </draw:line>
        <draw:line draw:style-name="gr37" draw:text-style-name="P20" draw:layer="layout" svg:x1="13.3cm" svg:y1="11.2cm" svg:x2="13.4cm" svg:y2="12.2cm">
          <text:p/>
        </draw:line>
        <draw:line draw:style-name="gr37" draw:text-style-name="P20" draw:layer="layout" svg:x1="13.4cm" svg:y1="11.2cm" svg:x2="13.3cm" svg:y2="12.2cm">
          <text:p/>
        </draw:line>
        <draw:line draw:style-name="gr37" draw:text-style-name="P20" draw:layer="layout" svg:x1="13.4cm" svg:y1="11.2cm" svg:x2="14.7cm" svg:y2="11.2cm">
          <text:p/>
        </draw:line>
        <draw:line draw:style-name="gr37" draw:text-style-name="P20" draw:layer="layout" svg:x1="13.4cm" svg:y1="12.2cm" svg:x2="14.7cm" svg:y2="12.2cm">
          <text:p/>
        </draw:line>
        <draw:line draw:style-name="gr37" draw:text-style-name="P20" draw:layer="layout" svg:x1="14.7cm" svg:y1="11.2cm" svg:x2="14.8cm" svg:y2="12.2cm">
          <text:p/>
        </draw:line>
        <draw:line draw:style-name="gr37" draw:text-style-name="P20" draw:layer="layout" svg:x1="14.8cm" svg:y1="11.2cm" svg:x2="14.7cm" svg:y2="12.2cm">
          <text:p/>
        </draw:line>
        <draw:line draw:style-name="gr37" draw:text-style-name="P20" draw:layer="layout" svg:x1="14.8cm" svg:y1="11.2cm" svg:x2="16.1cm" svg:y2="11.2cm">
          <text:p/>
        </draw:line>
        <draw:line draw:style-name="gr37" draw:text-style-name="P20" draw:layer="layout" svg:x1="14.8cm" svg:y1="12.2cm" svg:x2="16.1cm" svg:y2="12.2cm">
          <text:p/>
        </draw:line>
        <draw:line draw:style-name="gr37" draw:text-style-name="P20" draw:layer="layout" svg:x1="16.1cm" svg:y1="11.2cm" svg:x2="16.2cm" svg:y2="12.2cm">
          <text:p/>
        </draw:line>
        <draw:line draw:style-name="gr37" draw:text-style-name="P20" draw:layer="layout" svg:x1="16.2cm" svg:y1="11.2cm" svg:x2="16.1cm" svg:y2="12.2cm">
          <text:p/>
        </draw:line>
        <draw:line draw:style-name="gr37" draw:text-style-name="P20" draw:layer="layout" svg:x1="5cm" svg:y1="12.5cm" svg:x2="6.3cm" svg:y2="12.5cm">
          <text:p/>
        </draw:line>
        <draw:line draw:style-name="gr37" draw:text-style-name="P20" draw:layer="layout" svg:x1="5cm" svg:y1="13.5cm" svg:x2="6.3cm" svg:y2="13.5cm">
          <text:p/>
        </draw:line>
        <draw:line draw:style-name="gr37" draw:text-style-name="P20" draw:layer="layout" svg:x1="6.3cm" svg:y1="12.5cm" svg:x2="6.4cm" svg:y2="13.5cm">
          <text:p/>
        </draw:line>
        <draw:line draw:style-name="gr37" draw:text-style-name="P20" draw:layer="layout" svg:x1="6.4cm" svg:y1="12.5cm" svg:x2="6.3cm" svg:y2="13.5cm">
          <text:p/>
        </draw:line>
        <draw:line draw:style-name="gr37" draw:text-style-name="P20" draw:layer="layout" svg:x1="6.4cm" svg:y1="12.5cm" svg:x2="7.7cm" svg:y2="12.5cm">
          <text:p/>
        </draw:line>
        <draw:line draw:style-name="gr37" draw:text-style-name="P20" draw:layer="layout" svg:x1="6.4cm" svg:y1="13.5cm" svg:x2="7.7cm" svg:y2="13.5cm">
          <text:p/>
        </draw:line>
        <draw:line draw:style-name="gr37" draw:text-style-name="P20" draw:layer="layout" svg:x1="7.7cm" svg:y1="12.5cm" svg:x2="7.8cm" svg:y2="13.5cm">
          <text:p/>
        </draw:line>
        <draw:line draw:style-name="gr37" draw:text-style-name="P20" draw:layer="layout" svg:x1="7.8cm" svg:y1="12.5cm" svg:x2="7.7cm" svg:y2="13.5cm">
          <text:p/>
        </draw:line>
        <draw:line draw:style-name="gr37" draw:text-style-name="P20" draw:layer="layout" svg:x1="7.8cm" svg:y1="12.5cm" svg:x2="9.1cm" svg:y2="12.5cm">
          <text:p/>
        </draw:line>
        <draw:line draw:style-name="gr37" draw:text-style-name="P20" draw:layer="layout" svg:x1="7.8cm" svg:y1="13.5cm" svg:x2="9.1cm" svg:y2="13.5cm">
          <text:p/>
        </draw:line>
        <draw:line draw:style-name="gr37" draw:text-style-name="P20" draw:layer="layout" svg:x1="9.1cm" svg:y1="12.5cm" svg:x2="9.2cm" svg:y2="13.5cm">
          <text:p/>
        </draw:line>
        <draw:line draw:style-name="gr37" draw:text-style-name="P20" draw:layer="layout" svg:x1="9.2cm" svg:y1="12.5cm" svg:x2="9.1cm" svg:y2="13.5cm">
          <text:p/>
        </draw:line>
        <draw:line draw:style-name="gr37" draw:text-style-name="P20" draw:layer="layout" svg:x1="9.2cm" svg:y1="12.5cm" svg:x2="10.5cm" svg:y2="12.5cm">
          <text:p/>
        </draw:line>
        <draw:line draw:style-name="gr37" draw:text-style-name="P20" draw:layer="layout" svg:x1="9.2cm" svg:y1="13.5cm" svg:x2="10.5cm" svg:y2="13.5cm">
          <text:p/>
        </draw:line>
        <draw:line draw:style-name="gr37" draw:text-style-name="P20" draw:layer="layout" svg:x1="10.5cm" svg:y1="12.5cm" svg:x2="10.6cm" svg:y2="13.5cm">
          <text:p/>
        </draw:line>
        <draw:line draw:style-name="gr37" draw:text-style-name="P20" draw:layer="layout" svg:x1="10.6cm" svg:y1="12.5cm" svg:x2="10.5cm" svg:y2="13.5cm">
          <text:p/>
        </draw:line>
        <draw:line draw:style-name="gr37" draw:text-style-name="P20" draw:layer="layout" svg:x1="10.6cm" svg:y1="12.5cm" svg:x2="11.9cm" svg:y2="12.5cm">
          <text:p/>
        </draw:line>
        <draw:line draw:style-name="gr37" draw:text-style-name="P20" draw:layer="layout" svg:x1="10.6cm" svg:y1="13.5cm" svg:x2="11.9cm" svg:y2="13.5cm">
          <text:p/>
        </draw:line>
        <draw:line draw:style-name="gr37" draw:text-style-name="P20" draw:layer="layout" svg:x1="11.9cm" svg:y1="12.5cm" svg:x2="12cm" svg:y2="13.5cm">
          <text:p/>
        </draw:line>
        <draw:line draw:style-name="gr37" draw:text-style-name="P20" draw:layer="layout" svg:x1="12cm" svg:y1="12.5cm" svg:x2="11.9cm" svg:y2="13.5cm">
          <text:p/>
        </draw:line>
        <draw:line draw:style-name="gr37" draw:text-style-name="P20" draw:layer="layout" svg:x1="12cm" svg:y1="12.5cm" svg:x2="13.3cm" svg:y2="12.5cm">
          <text:p/>
        </draw:line>
        <draw:line draw:style-name="gr37" draw:text-style-name="P20" draw:layer="layout" svg:x1="12cm" svg:y1="13.5cm" svg:x2="13.3cm" svg:y2="13.5cm">
          <text:p/>
        </draw:line>
        <draw:line draw:style-name="gr37" draw:text-style-name="P20" draw:layer="layout" svg:x1="13.3cm" svg:y1="12.5cm" svg:x2="13.4cm" svg:y2="13.5cm">
          <text:p/>
        </draw:line>
        <draw:line draw:style-name="gr37" draw:text-style-name="P20" draw:layer="layout" svg:x1="13.4cm" svg:y1="12.5cm" svg:x2="13.3cm" svg:y2="13.5cm">
          <text:p/>
        </draw:line>
        <draw:line draw:style-name="gr37" draw:text-style-name="P20" draw:layer="layout" svg:x1="13.4cm" svg:y1="12.5cm" svg:x2="14.7cm" svg:y2="12.5cm">
          <text:p/>
        </draw:line>
        <draw:line draw:style-name="gr37" draw:text-style-name="P20" draw:layer="layout" svg:x1="13.4cm" svg:y1="13.5cm" svg:x2="14.7cm" svg:y2="13.5cm">
          <text:p/>
        </draw:line>
        <draw:line draw:style-name="gr37" draw:text-style-name="P20" draw:layer="layout" svg:x1="14.7cm" svg:y1="12.5cm" svg:x2="14.8cm" svg:y2="13.5cm">
          <text:p/>
        </draw:line>
        <draw:line draw:style-name="gr37" draw:text-style-name="P20" draw:layer="layout" svg:x1="14.8cm" svg:y1="12.5cm" svg:x2="14.7cm" svg:y2="13.5cm">
          <text:p/>
        </draw:line>
        <draw:line draw:style-name="gr37" draw:text-style-name="P20" draw:layer="layout" svg:x1="14.8cm" svg:y1="12.5cm" svg:x2="16.1cm" svg:y2="12.5cm">
          <text:p/>
        </draw:line>
        <draw:line draw:style-name="gr37" draw:text-style-name="P20" draw:layer="layout" svg:x1="14.8cm" svg:y1="13.5cm" svg:x2="16.1cm" svg:y2="13.5cm">
          <text:p/>
        </draw:line>
        <draw:line draw:style-name="gr37" draw:text-style-name="P20" draw:layer="layout" svg:x1="16.1cm" svg:y1="12.5cm" svg:x2="16.2cm" svg:y2="13.5cm">
          <text:p/>
        </draw:line>
        <draw:line draw:style-name="gr37" draw:text-style-name="P20" draw:layer="layout" svg:x1="16.2cm" svg:y1="12.5cm" svg:x2="16.1cm" svg:y2="13.5cm">
          <text:p/>
        </draw:line>
        <draw:line draw:style-name="gr37" draw:text-style-name="P20" draw:layer="layout" svg:x1="5cm" svg:y1="13.8cm" svg:x2="6.3cm" svg:y2="13.8cm">
          <text:p/>
        </draw:line>
        <draw:line draw:style-name="gr37" draw:text-style-name="P20" draw:layer="layout" svg:x1="5cm" svg:y1="14.8cm" svg:x2="6.3cm" svg:y2="14.8cm">
          <text:p/>
        </draw:line>
        <draw:line draw:style-name="gr37" draw:text-style-name="P20" draw:layer="layout" svg:x1="6.3cm" svg:y1="13.8cm" svg:x2="6.4cm" svg:y2="14.8cm">
          <text:p/>
        </draw:line>
        <draw:line draw:style-name="gr37" draw:text-style-name="P20" draw:layer="layout" svg:x1="6.4cm" svg:y1="13.8cm" svg:x2="6.3cm" svg:y2="14.8cm">
          <text:p/>
        </draw:line>
        <draw:line draw:style-name="gr37" draw:text-style-name="P20" draw:layer="layout" svg:x1="6.4cm" svg:y1="13.8cm" svg:x2="7.7cm" svg:y2="13.8cm">
          <text:p/>
        </draw:line>
        <draw:line draw:style-name="gr37" draw:text-style-name="P20" draw:layer="layout" svg:x1="6.4cm" svg:y1="14.8cm" svg:x2="7.7cm" svg:y2="14.8cm">
          <text:p/>
        </draw:line>
        <draw:line draw:style-name="gr37" draw:text-style-name="P20" draw:layer="layout" svg:x1="7.7cm" svg:y1="13.8cm" svg:x2="7.8cm" svg:y2="14.8cm">
          <text:p/>
        </draw:line>
        <draw:line draw:style-name="gr37" draw:text-style-name="P20" draw:layer="layout" svg:x1="7.8cm" svg:y1="13.8cm" svg:x2="7.7cm" svg:y2="14.8cm">
          <text:p/>
        </draw:line>
        <draw:line draw:style-name="gr37" draw:text-style-name="P20" draw:layer="layout" svg:x1="7.8cm" svg:y1="13.8cm" svg:x2="9.1cm" svg:y2="13.8cm">
          <text:p/>
        </draw:line>
        <draw:line draw:style-name="gr37" draw:text-style-name="P20" draw:layer="layout" svg:x1="7.8cm" svg:y1="14.8cm" svg:x2="9.1cm" svg:y2="14.8cm">
          <text:p/>
        </draw:line>
        <draw:line draw:style-name="gr37" draw:text-style-name="P20" draw:layer="layout" svg:x1="9.1cm" svg:y1="13.8cm" svg:x2="9.2cm" svg:y2="14.8cm">
          <text:p/>
        </draw:line>
        <draw:line draw:style-name="gr37" draw:text-style-name="P20" draw:layer="layout" svg:x1="9.2cm" svg:y1="13.8cm" svg:x2="9.1cm" svg:y2="14.8cm">
          <text:p/>
        </draw:line>
        <draw:line draw:style-name="gr37" draw:text-style-name="P20" draw:layer="layout" svg:x1="9.2cm" svg:y1="13.8cm" svg:x2="10.5cm" svg:y2="13.8cm">
          <text:p/>
        </draw:line>
        <draw:line draw:style-name="gr37" draw:text-style-name="P20" draw:layer="layout" svg:x1="9.2cm" svg:y1="14.8cm" svg:x2="10.5cm" svg:y2="14.8cm">
          <text:p/>
        </draw:line>
        <draw:line draw:style-name="gr37" draw:text-style-name="P20" draw:layer="layout" svg:x1="10.5cm" svg:y1="13.8cm" svg:x2="10.6cm" svg:y2="14.8cm">
          <text:p/>
        </draw:line>
        <draw:line draw:style-name="gr37" draw:text-style-name="P20" draw:layer="layout" svg:x1="10.6cm" svg:y1="13.8cm" svg:x2="10.5cm" svg:y2="14.8cm">
          <text:p/>
        </draw:line>
        <draw:line draw:style-name="gr37" draw:text-style-name="P20" draw:layer="layout" svg:x1="10.6cm" svg:y1="13.8cm" svg:x2="11.9cm" svg:y2="13.8cm">
          <text:p/>
        </draw:line>
        <draw:line draw:style-name="gr37" draw:text-style-name="P20" draw:layer="layout" svg:x1="10.6cm" svg:y1="14.8cm" svg:x2="11.9cm" svg:y2="14.8cm">
          <text:p/>
        </draw:line>
        <draw:line draw:style-name="gr37" draw:text-style-name="P20" draw:layer="layout" svg:x1="11.9cm" svg:y1="13.8cm" svg:x2="12cm" svg:y2="14.8cm">
          <text:p/>
        </draw:line>
        <draw:line draw:style-name="gr37" draw:text-style-name="P20" draw:layer="layout" svg:x1="12cm" svg:y1="13.8cm" svg:x2="11.9cm" svg:y2="14.8cm">
          <text:p/>
        </draw:line>
        <draw:line draw:style-name="gr37" draw:text-style-name="P20" draw:layer="layout" svg:x1="12cm" svg:y1="13.8cm" svg:x2="13.3cm" svg:y2="13.8cm">
          <text:p/>
        </draw:line>
        <draw:line draw:style-name="gr37" draw:text-style-name="P20" draw:layer="layout" svg:x1="12cm" svg:y1="14.8cm" svg:x2="13.3cm" svg:y2="14.8cm">
          <text:p/>
        </draw:line>
        <draw:line draw:style-name="gr37" draw:text-style-name="P20" draw:layer="layout" svg:x1="13.3cm" svg:y1="13.8cm" svg:x2="13.4cm" svg:y2="14.8cm">
          <text:p/>
        </draw:line>
        <draw:line draw:style-name="gr37" draw:text-style-name="P20" draw:layer="layout" svg:x1="13.4cm" svg:y1="13.8cm" svg:x2="13.3cm" svg:y2="14.8cm">
          <text:p/>
        </draw:line>
        <draw:line draw:style-name="gr37" draw:text-style-name="P20" draw:layer="layout" svg:x1="13.4cm" svg:y1="13.8cm" svg:x2="14.7cm" svg:y2="13.8cm">
          <text:p/>
        </draw:line>
        <draw:line draw:style-name="gr37" draw:text-style-name="P20" draw:layer="layout" svg:x1="13.4cm" svg:y1="14.8cm" svg:x2="14.7cm" svg:y2="14.8cm">
          <text:p/>
        </draw:line>
        <draw:line draw:style-name="gr37" draw:text-style-name="P20" draw:layer="layout" svg:x1="14.7cm" svg:y1="13.8cm" svg:x2="14.8cm" svg:y2="14.8cm">
          <text:p/>
        </draw:line>
        <draw:line draw:style-name="gr37" draw:text-style-name="P20" draw:layer="layout" svg:x1="14.8cm" svg:y1="13.8cm" svg:x2="14.7cm" svg:y2="14.8cm">
          <text:p/>
        </draw:line>
        <draw:line draw:style-name="gr37" draw:text-style-name="P20" draw:layer="layout" svg:x1="14.8cm" svg:y1="13.8cm" svg:x2="16.1cm" svg:y2="13.8cm">
          <text:p/>
        </draw:line>
        <draw:line draw:style-name="gr37" draw:text-style-name="P20" draw:layer="layout" svg:x1="14.8cm" svg:y1="14.8cm" svg:x2="16.1cm" svg:y2="14.8cm">
          <text:p/>
        </draw:line>
        <draw:line draw:style-name="gr37" draw:text-style-name="P20" draw:layer="layout" svg:x1="16.1cm" svg:y1="13.8cm" svg:x2="16.2cm" svg:y2="14.8cm">
          <text:p/>
        </draw:line>
        <draw:line draw:style-name="gr37" draw:text-style-name="P20" draw:layer="layout" svg:x1="16.2cm" svg:y1="13.8cm" svg:x2="16.1cm" svg:y2="14.8cm">
          <text:p/>
        </draw:line>
        <draw:line draw:style-name="gr37" draw:text-style-name="P20" draw:layer="layout" svg:x1="5cm" svg:y1="15.5cm" svg:x2="6.3cm" svg:y2="15.5cm">
          <text:p/>
        </draw:line>
        <draw:line draw:style-name="gr37" draw:text-style-name="P20" draw:layer="layout" svg:x1="5cm" svg:y1="16.5cm" svg:x2="6.3cm" svg:y2="16.5cm">
          <text:p/>
        </draw:line>
        <draw:line draw:style-name="gr37" draw:text-style-name="P20" draw:layer="layout" svg:x1="6.3cm" svg:y1="15.5cm" svg:x2="6.4cm" svg:y2="16.5cm">
          <text:p/>
        </draw:line>
        <draw:line draw:style-name="gr37" draw:text-style-name="P20" draw:layer="layout" svg:x1="6.4cm" svg:y1="15.5cm" svg:x2="6.3cm" svg:y2="16.5cm">
          <text:p/>
        </draw:line>
        <draw:line draw:style-name="gr37" draw:text-style-name="P20" draw:layer="layout" svg:x1="6.4cm" svg:y1="15.5cm" svg:x2="7.7cm" svg:y2="15.5cm">
          <text:p/>
        </draw:line>
        <draw:line draw:style-name="gr37" draw:text-style-name="P20" draw:layer="layout" svg:x1="6.4cm" svg:y1="16.5cm" svg:x2="7.7cm" svg:y2="16.5cm">
          <text:p/>
        </draw:line>
        <draw:line draw:style-name="gr37" draw:text-style-name="P20" draw:layer="layout" svg:x1="7.7cm" svg:y1="15.5cm" svg:x2="7.8cm" svg:y2="16.5cm">
          <text:p/>
        </draw:line>
        <draw:line draw:style-name="gr37" draw:text-style-name="P20" draw:layer="layout" svg:x1="7.8cm" svg:y1="15.5cm" svg:x2="7.7cm" svg:y2="16.5cm">
          <text:p/>
        </draw:line>
        <draw:line draw:style-name="gr37" draw:text-style-name="P20" draw:layer="layout" svg:x1="7.8cm" svg:y1="15.5cm" svg:x2="9.1cm" svg:y2="15.5cm">
          <text:p/>
        </draw:line>
        <draw:line draw:style-name="gr37" draw:text-style-name="P20" draw:layer="layout" svg:x1="7.8cm" svg:y1="16.5cm" svg:x2="9.1cm" svg:y2="16.5cm">
          <text:p/>
        </draw:line>
        <draw:line draw:style-name="gr37" draw:text-style-name="P20" draw:layer="layout" svg:x1="9.1cm" svg:y1="15.5cm" svg:x2="9.2cm" svg:y2="16.5cm">
          <text:p/>
        </draw:line>
        <draw:line draw:style-name="gr37" draw:text-style-name="P20" draw:layer="layout" svg:x1="9.2cm" svg:y1="15.5cm" svg:x2="9.1cm" svg:y2="16.5cm">
          <text:p/>
        </draw:line>
        <draw:line draw:style-name="gr37" draw:text-style-name="P20" draw:layer="layout" svg:x1="9.2cm" svg:y1="15.5cm" svg:x2="10.5cm" svg:y2="15.5cm">
          <text:p/>
        </draw:line>
        <draw:line draw:style-name="gr37" draw:text-style-name="P20" draw:layer="layout" svg:x1="9.2cm" svg:y1="16.5cm" svg:x2="10.5cm" svg:y2="16.5cm">
          <text:p/>
        </draw:line>
        <draw:line draw:style-name="gr37" draw:text-style-name="P20" draw:layer="layout" svg:x1="10.5cm" svg:y1="15.5cm" svg:x2="10.6cm" svg:y2="16.5cm">
          <text:p/>
        </draw:line>
        <draw:line draw:style-name="gr37" draw:text-style-name="P20" draw:layer="layout" svg:x1="10.6cm" svg:y1="15.5cm" svg:x2="10.5cm" svg:y2="16.5cm">
          <text:p/>
        </draw:line>
        <draw:line draw:style-name="gr37" draw:text-style-name="P20" draw:layer="layout" svg:x1="10.6cm" svg:y1="15.5cm" svg:x2="11.9cm" svg:y2="15.5cm">
          <text:p/>
        </draw:line>
        <draw:line draw:style-name="gr37" draw:text-style-name="P20" draw:layer="layout" svg:x1="10.6cm" svg:y1="16.5cm" svg:x2="11.9cm" svg:y2="16.5cm">
          <text:p/>
        </draw:line>
        <draw:line draw:style-name="gr37" draw:text-style-name="P20" draw:layer="layout" svg:x1="11.9cm" svg:y1="15.5cm" svg:x2="12cm" svg:y2="16.5cm">
          <text:p/>
        </draw:line>
        <draw:line draw:style-name="gr37" draw:text-style-name="P20" draw:layer="layout" svg:x1="12cm" svg:y1="15.5cm" svg:x2="11.9cm" svg:y2="16.5cm">
          <text:p/>
        </draw:line>
        <draw:line draw:style-name="gr37" draw:text-style-name="P20" draw:layer="layout" svg:x1="12cm" svg:y1="15.5cm" svg:x2="13.3cm" svg:y2="15.5cm">
          <text:p/>
        </draw:line>
        <draw:line draw:style-name="gr37" draw:text-style-name="P20" draw:layer="layout" svg:x1="12cm" svg:y1="16.5cm" svg:x2="13.3cm" svg:y2="16.5cm">
          <text:p/>
        </draw:line>
        <draw:line draw:style-name="gr37" draw:text-style-name="P20" draw:layer="layout" svg:x1="13.3cm" svg:y1="15.5cm" svg:x2="13.4cm" svg:y2="16.5cm">
          <text:p/>
        </draw:line>
        <draw:line draw:style-name="gr37" draw:text-style-name="P20" draw:layer="layout" svg:x1="13.4cm" svg:y1="15.5cm" svg:x2="13.3cm" svg:y2="16.5cm">
          <text:p/>
        </draw:line>
        <draw:line draw:style-name="gr37" draw:text-style-name="P20" draw:layer="layout" svg:x1="13.4cm" svg:y1="15.5cm" svg:x2="14.7cm" svg:y2="15.5cm">
          <text:p/>
        </draw:line>
        <draw:line draw:style-name="gr37" draw:text-style-name="P20" draw:layer="layout" svg:x1="13.4cm" svg:y1="16.5cm" svg:x2="14.7cm" svg:y2="16.5cm">
          <text:p/>
        </draw:line>
        <draw:line draw:style-name="gr37" draw:text-style-name="P20" draw:layer="layout" svg:x1="14.7cm" svg:y1="15.5cm" svg:x2="14.8cm" svg:y2="16.5cm">
          <text:p/>
        </draw:line>
        <draw:line draw:style-name="gr37" draw:text-style-name="P20" draw:layer="layout" svg:x1="14.8cm" svg:y1="15.5cm" svg:x2="14.7cm" svg:y2="16.5cm">
          <text:p/>
        </draw:line>
        <draw:line draw:style-name="gr37" draw:text-style-name="P20" draw:layer="layout" svg:x1="14.8cm" svg:y1="15.5cm" svg:x2="16.1cm" svg:y2="15.5cm">
          <text:p/>
        </draw:line>
        <draw:line draw:style-name="gr37" draw:text-style-name="P20" draw:layer="layout" svg:x1="14.8cm" svg:y1="16.5cm" svg:x2="16.1cm" svg:y2="16.5cm">
          <text:p/>
        </draw:line>
        <draw:line draw:style-name="gr37" draw:text-style-name="P20" draw:layer="layout" svg:x1="16.1cm" svg:y1="15.5cm" svg:x2="16.2cm" svg:y2="16.5cm">
          <text:p/>
        </draw:line>
        <draw:line draw:style-name="gr37" draw:text-style-name="P20" draw:layer="layout" svg:x1="16.2cm" svg:y1="15.5cm" svg:x2="16.1cm" svg:y2="16.5cm">
          <text:p/>
        </draw:line>
        <draw:frame draw:style-name="gr14" draw:text-style-name="P21" draw:layer="layout" svg:width="1.2cm" svg:height="0.806cm" svg:x="5.1cm" svg:y="15.622cm">
          <draw:text-box>
            <text:p><text:span text:style-name="T15">FF</text:span></text:p>
          </draw:text-box>
        </draw:frame>
        <draw:frame draw:style-name="gr14" draw:text-style-name="P22" draw:layer="layout" svg:width="1.2cm" svg:height="0.806cm" svg:x="6.5cm" svg:y="15.6cm">
          <draw:text-box>
            <text:p><text:span text:style-name="T15">1F</text:span></text:p>
          </draw:text-box>
        </draw:frame>
        <draw:frame draw:style-name="gr14" draw:text-style-name="P22" draw:layer="layout" svg:width="1.2cm" svg:height="0.806cm" svg:x="7.9cm" svg:y="15.6cm">
          <draw:text-box>
            <text:p><text:span text:style-name="T16">00</text:span></text:p>
          </draw:text-box>
        </draw:frame>
        <draw:frame draw:style-name="gr14" draw:text-style-name="P22" draw:layer="layout" svg:width="1.2cm" svg:height="0.806cm" svg:x="9.3cm" svg:y="15.6cm">
          <draw:text-box>
            <text:p><text:span text:style-name="T16">00</text:span></text:p>
          </draw:text-box>
        </draw:frame>
        <draw:frame draw:style-name="gr14" draw:text-style-name="P23" draw:layer="layout" svg:width="1.2cm" svg:height="0.806cm" svg:x="10.7cm" svg:y="15.6cm">
          <draw:text-box>
            <text:p><text:span text:style-name="T17">〜</text:span></text:p>
          </draw:text-box>
        </draw:frame>
        <draw:frame draw:style-name="gr14" draw:text-style-name="P22" draw:layer="layout" svg:width="1.2cm" svg:height="0.806cm" svg:x="12.1cm" svg:y="15.6cm">
          <draw:text-box>
            <text:p><text:span text:style-name="T16">00</text:span></text:p>
          </draw:text-box>
        </draw:frame>
        <draw:frame draw:style-name="gr14" draw:text-style-name="P21" draw:layer="layout" svg:width="1.2cm" svg:height="0.806cm" svg:x="13.5cm" svg:y="15.6cm">
          <draw:text-box>
            <text:p><text:span text:style-name="T15">F</text:span><text:span text:style-name="T18">0</text:span></text:p>
          </draw:text-box>
        </draw:frame>
        <draw:frame draw:style-name="gr14" draw:text-style-name="P21" draw:layer="layout" svg:width="1.2cm" svg:height="0.806cm" svg:x="14.9cm" svg:y="15.6cm">
          <draw:text-box>
            <text:p><text:span text:style-name="T15">FF</text:span></text:p>
          </draw:text-box>
        </draw:frame>
        <draw:frame draw:style-name="gr14" draw:text-style-name="P21" draw:layer="layout" svg:width="1.2cm" svg:height="0.806cm" svg:x="5.1cm" svg:y="13.922cm">
          <draw:text-box>
            <text:p><text:span text:style-name="T15">07</text:span></text:p>
          </draw:text-box>
        </draw:frame>
        <draw:frame draw:style-name="gr14" draw:text-style-name="P22" draw:layer="layout" svg:width="1.2cm" svg:height="0.806cm" svg:x="6.5cm" svg:y="13.9cm">
          <draw:text-box>
            <text:p><text:span text:style-name="T16">55</text:span></text:p>
          </draw:text-box>
        </draw:frame>
        <draw:frame draw:style-name="gr14" draw:text-style-name="P22" draw:layer="layout" svg:width="1.2cm" svg:height="0.806cm" svg:x="7.9cm" svg:y="13.9cm">
          <draw:text-box>
            <text:p><text:span text:style-name="T16">FF</text:span></text:p>
          </draw:text-box>
        </draw:frame>
        <draw:frame draw:style-name="gr14" draw:text-style-name="P22" draw:layer="layout" svg:width="1.2cm" svg:height="0.806cm" svg:x="9.3cm" svg:y="13.9cm">
          <draw:text-box>
            <text:p><text:span text:style-name="T16">66</text:span></text:p>
          </draw:text-box>
        </draw:frame>
        <draw:frame draw:style-name="gr14" draw:text-style-name="P23" draw:layer="layout" svg:width="1.2cm" svg:height="0.806cm" svg:x="10.7cm" svg:y="13.9cm">
          <draw:text-box>
            <text:p><text:span text:style-name="T17">〜</text:span></text:p>
          </draw:text-box>
        </draw:frame>
        <draw:frame draw:style-name="gr14" draw:text-style-name="P22" draw:layer="layout" svg:width="1.2cm" svg:height="0.806cm" svg:x="12.1cm" svg:y="13.9cm">
          <draw:text-box>
            <text:p><text:span text:style-name="T16">00</text:span></text:p>
          </draw:text-box>
        </draw:frame>
        <draw:frame draw:style-name="gr14" draw:text-style-name="P21" draw:layer="layout" svg:width="1.2cm" svg:height="0.806cm" svg:x="13.5cm" svg:y="13.9cm">
          <draw:text-box>
            <text:p><text:span text:style-name="T15">07</text:span></text:p>
          </draw:text-box>
        </draw:frame>
        <draw:frame draw:style-name="gr14" draw:text-style-name="P21" draw:layer="layout" svg:width="1.2cm" svg:height="0.806cm" svg:x="14.9cm" svg:y="13.9cm">
          <draw:text-box>
            <text:p><text:span text:style-name="T15">07</text:span></text:p>
          </draw:text-box>
        </draw:frame>
        <draw:frame draw:style-name="gr14" draw:text-style-name="P21" draw:layer="layout" svg:width="1.2cm" svg:height="0.806cm" svg:x="5.1cm" svg:y="12.622cm">
          <draw:text-box>
            <text:p><text:span text:style-name="T15">07</text:span></text:p>
          </draw:text-box>
        </draw:frame>
        <draw:frame draw:style-name="gr14" draw:text-style-name="P22" draw:layer="layout" svg:width="1.2cm" svg:height="0.806cm" svg:x="6.5cm" svg:y="12.6cm">
          <draw:text-box>
            <text:p><text:span text:style-name="T16">55</text:span></text:p>
          </draw:text-box>
        </draw:frame>
        <draw:frame draw:style-name="gr14" draw:text-style-name="P22" draw:layer="layout" svg:width="1.2cm" svg:height="0.806cm" svg:x="7.9cm" svg:y="12.6cm">
          <draw:text-box>
            <text:p><text:span text:style-name="T16">FF</text:span></text:p>
          </draw:text-box>
        </draw:frame>
        <draw:frame draw:style-name="gr14" draw:text-style-name="P22" draw:layer="layout" svg:width="1.2cm" svg:height="0.806cm" svg:x="9.3cm" svg:y="12.6cm">
          <draw:text-box>
            <text:p><text:span text:style-name="T16">44</text:span></text:p>
          </draw:text-box>
        </draw:frame>
        <draw:frame draw:style-name="gr14" draw:text-style-name="P23" draw:layer="layout" svg:width="1.2cm" svg:height="0.806cm" svg:x="10.7cm" svg:y="12.6cm">
          <draw:text-box>
            <text:p><text:span text:style-name="T17">〜</text:span></text:p>
          </draw:text-box>
        </draw:frame>
        <draw:frame draw:style-name="gr14" draw:text-style-name="P22" draw:layer="layout" svg:width="1.2cm" svg:height="0.806cm" svg:x="12.1cm" svg:y="12.6cm">
          <draw:text-box>
            <text:p><text:span text:style-name="T16">00</text:span></text:p>
          </draw:text-box>
        </draw:frame>
        <draw:frame draw:style-name="gr14" draw:text-style-name="P21" draw:layer="layout" svg:width="1.2cm" svg:height="0.806cm" svg:x="13.5cm" svg:y="12.6cm">
          <draw:text-box>
            <text:p><text:span text:style-name="T15">07</text:span></text:p>
          </draw:text-box>
        </draw:frame>
        <draw:frame draw:style-name="gr14" draw:text-style-name="P21" draw:layer="layout" svg:width="1.2cm" svg:height="0.806cm" svg:x="14.9cm" svg:y="12.6cm">
          <draw:text-box>
            <text:p><text:span text:style-name="T15">07</text:span></text:p>
          </draw:text-box>
        </draw:frame>
        <draw:frame draw:style-name="gr14" draw:text-style-name="P21" draw:layer="layout" svg:width="1.2cm" svg:height="0.806cm" svg:x="5.1cm" svg:y="11.322cm">
          <draw:text-box>
            <text:p><text:span text:style-name="T15">07</text:span></text:p>
          </draw:text-box>
        </draw:frame>
        <draw:frame draw:style-name="gr14" draw:text-style-name="P22" draw:layer="layout" svg:width="1.2cm" svg:height="0.806cm" svg:x="6.5cm" svg:y="11.3cm">
          <draw:text-box>
            <text:p><text:span text:style-name="T16">55</text:span></text:p>
          </draw:text-box>
        </draw:frame>
        <draw:frame draw:style-name="gr14" draw:text-style-name="P22" draw:layer="layout" svg:width="1.2cm" svg:height="0.806cm" svg:x="7.9cm" svg:y="11.3cm">
          <draw:text-box>
            <text:p><text:span text:style-name="T16">FF</text:span></text:p>
          </draw:text-box>
        </draw:frame>
        <draw:frame draw:style-name="gr14" draw:text-style-name="P22" draw:layer="layout" svg:width="1.2cm" svg:height="0.806cm" svg:x="9.3cm" svg:y="11.3cm">
          <draw:text-box>
            <text:p><text:span text:style-name="T16">33</text:span></text:p>
          </draw:text-box>
        </draw:frame>
        <draw:frame draw:style-name="gr14" draw:text-style-name="P23" draw:layer="layout" svg:width="1.2cm" svg:height="0.806cm" svg:x="10.7cm" svg:y="11.3cm">
          <draw:text-box>
            <text:p><text:span text:style-name="T17">〜</text:span></text:p>
          </draw:text-box>
        </draw:frame>
        <draw:frame draw:style-name="gr41" draw:text-style-name="P22" draw:layer="layout" svg:width="1.3cm" svg:height="1.345cm" svg:x="12.1cm" svg:y="11.3cm">
          <draw:text-box>
            <text:p><text:span text:style-name="T16">CC</text:span></text:p>
          </draw:text-box>
        </draw:frame>
        <draw:frame draw:style-name="gr14" draw:text-style-name="P21" draw:layer="layout" svg:width="1.2cm" svg:height="0.806cm" svg:x="13.5cm" svg:y="11.3cm">
          <draw:text-box>
            <text:p><text:span text:style-name="T15">07</text:span></text:p>
          </draw:text-box>
        </draw:frame>
        <draw:frame draw:style-name="gr14" draw:text-style-name="P21" draw:layer="layout" svg:width="1.2cm" svg:height="0.806cm" svg:x="14.9cm" svg:y="11.3cm">
          <draw:text-box>
            <text:p><text:span text:style-name="T15">07</text:span></text:p>
          </draw:text-box>
        </draw:frame>
        <draw:frame draw:style-name="gr14" draw:text-style-name="P21" draw:layer="layout" svg:width="1.2cm" svg:height="0.806cm" svg:x="5.1cm" svg:y="10.022cm">
          <draw:text-box>
            <text:p><text:span text:style-name="T15">07</text:span></text:p>
          </draw:text-box>
        </draw:frame>
        <draw:frame draw:style-name="gr14" draw:text-style-name="P21" draw:layer="layout" svg:width="1.2cm" svg:height="0.806cm" svg:x="6.5cm" svg:y="10cm">
          <draw:text-box>
            <text:p><text:span text:style-name="T15">FB</text:span></text:p>
          </draw:text-box>
        </draw:frame>
        <draw:frame draw:style-name="gr14" draw:text-style-name="P22" draw:layer="layout" svg:width="1.2cm" svg:height="0.806cm" svg:x="7.9cm" svg:y="10cm">
          <draw:text-box>
            <text:p><text:span text:style-name="T16">FF</text:span></text:p>
          </draw:text-box>
        </draw:frame>
        <draw:frame draw:style-name="gr14" draw:text-style-name="P22" draw:layer="layout" svg:width="1.2cm" svg:height="0.806cm" svg:x="9.3cm" svg:y="10cm">
          <draw:text-box>
            <text:p><text:span text:style-name="T16">22</text:span></text:p>
          </draw:text-box>
        </draw:frame>
        <draw:frame draw:style-name="gr14" draw:text-style-name="P23" draw:layer="layout" svg:width="1.2cm" svg:height="0.806cm" svg:x="10.7cm" svg:y="10cm">
          <draw:text-box>
            <text:p><text:span text:style-name="T17">〜</text:span></text:p>
          </draw:text-box>
        </draw:frame>
        <draw:frame draw:style-name="gr14" draw:text-style-name="P22" draw:layer="layout" svg:width="1.2cm" svg:height="0.806cm" svg:x="12.1cm" svg:y="10cm">
          <draw:text-box>
            <text:p><text:span text:style-name="T16">00</text:span></text:p>
          </draw:text-box>
        </draw:frame>
        <draw:frame draw:style-name="gr14" draw:text-style-name="P21" draw:layer="layout" svg:width="1.2cm" svg:height="0.806cm" svg:x="13.5cm" svg:y="10cm">
          <draw:text-box>
            <text:p><text:span text:style-name="T15">FD</text:span></text:p>
          </draw:text-box>
        </draw:frame>
        <draw:frame draw:style-name="gr14" draw:text-style-name="P21" draw:layer="layout" svg:width="1.2cm" svg:height="0.806cm" svg:x="14.9cm" svg:y="10cm">
          <draw:text-box>
            <text:p><text:span text:style-name="T15">07</text:span></text:p>
          </draw:text-box>
        </draw:frame>
        <draw:frame draw:style-name="gr14" draw:text-style-name="P21" draw:layer="layout" svg:width="1.2cm" svg:height="0.806cm" svg:x="5.1cm" svg:y="4.822cm">
          <draw:text-box>
            <text:p><text:span text:style-name="T15">07</text:span></text:p>
          </draw:text-box>
        </draw:frame>
        <draw:frame draw:style-name="gr14" draw:text-style-name="P21" draw:layer="layout" svg:width="1.2cm" svg:height="0.806cm" svg:x="6.5cm" svg:y="4.8cm">
          <draw:text-box>
            <text:p><text:span text:style-name="T15">07</text:span></text:p>
          </draw:text-box>
        </draw:frame>
        <draw:frame draw:style-name="gr14" draw:text-style-name="P22" draw:layer="layout" svg:width="1.2cm" svg:height="0.806cm" svg:x="7.9cm" svg:y="4.8cm">
          <draw:text-box>
            <text:p><text:span text:style-name="T16">55</text:span></text:p>
          </draw:text-box>
        </draw:frame>
        <draw:frame draw:style-name="gr14" draw:text-style-name="P22" draw:layer="layout" svg:width="1.2cm" svg:height="0.806cm" svg:x="9.3cm" svg:y="4.8cm">
          <draw:text-box>
            <text:p><text:span text:style-name="T16">FF</text:span></text:p>
          </draw:text-box>
        </draw:frame>
        <draw:frame draw:style-name="gr14" draw:text-style-name="P23" draw:layer="layout" svg:width="1.2cm" svg:height="0.806cm" svg:x="10.7cm" svg:y="4.8cm">
          <draw:text-box>
            <text:p><text:span text:style-name="T17">〜</text:span></text:p>
          </draw:text-box>
        </draw:frame>
        <draw:frame draw:style-name="gr14" draw:text-style-name="P22" draw:layer="layout" svg:width="1.2cm" svg:height="0.806cm" svg:x="12.1cm" svg:y="4.8cm">
          <draw:text-box>
            <text:p><text:span text:style-name="T16">4C</text:span></text:p>
          </draw:text-box>
        </draw:frame>
        <draw:frame draw:style-name="gr14" draw:text-style-name="P24" draw:layer="layout" svg:width="1.2cm" svg:height="0.806cm" svg:x="13.5cm" svg:y="4.8cm">
          <draw:text-box>
            <text:p><text:span text:style-name="T18">70</text:span></text:p>
          </draw:text-box>
        </draw:frame>
        <draw:frame draw:style-name="gr14" draw:text-style-name="P21" draw:layer="layout" svg:width="1.2cm" svg:height="0.806cm" svg:x="14.9cm" svg:y="4.8cm">
          <draw:text-box>
            <text:p><text:span text:style-name="T15">07</text:span></text:p>
          </draw:text-box>
        </draw:frame>
        <draw:frame draw:style-name="gr14" draw:text-style-name="P25" draw:layer="layout" svg:width="1.2cm" svg:height="0.806cm" svg:x="5.1cm" svg:y="6.122cm">
          <draw:text-box>
            <text:p><text:span text:style-name="T15">07</text:span></text:p>
          </draw:text-box>
        </draw:frame>
        <draw:frame draw:style-name="gr14" draw:text-style-name="P21" draw:layer="layout" svg:width="1.2cm" svg:height="0.806cm" svg:x="6.5cm" svg:y="6.1cm">
          <draw:text-box>
            <text:p><text:span text:style-name="T15">07</text:span></text:p>
          </draw:text-box>
        </draw:frame>
        <draw:frame draw:style-name="gr14" draw:text-style-name="P22" draw:layer="layout" svg:width="1.2cm" svg:height="0.806cm" svg:x="7.9cm" svg:y="6.1cm">
          <draw:text-box>
            <text:p><text:span text:style-name="T16">55</text:span></text:p>
          </draw:text-box>
        </draw:frame>
        <draw:frame draw:style-name="gr14" draw:text-style-name="P22" draw:layer="layout" svg:width="1.2cm" svg:height="0.806cm" svg:x="9.3cm" svg:y="6.1cm">
          <draw:text-box>
            <text:p><text:span text:style-name="T16">FF</text:span></text:p>
          </draw:text-box>
        </draw:frame>
        <draw:frame draw:style-name="gr14" draw:text-style-name="P23" draw:layer="layout" svg:width="1.2cm" svg:height="0.806cm" svg:x="10.7cm" svg:y="6.1cm">
          <draw:text-box>
            <text:p><text:span text:style-name="T17">〜</text:span></text:p>
          </draw:text-box>
        </draw:frame>
        <draw:frame draw:style-name="gr14" draw:text-style-name="P22" draw:layer="layout" svg:width="1.4cm" svg:height="0.806cm" svg:x="12cm" svg:y="6.1cm">
          <draw:text-box>
            <text:p><text:span text:style-name="T16">03</text:span></text:p>
          </draw:text-box>
        </draw:frame>
        <draw:frame draw:style-name="gr14" draw:text-style-name="P24" draw:layer="layout" svg:width="1.2cm" svg:height="0.806cm" svg:x="13.5cm" svg:y="6.1cm">
          <draw:text-box>
            <text:p><text:span text:style-name="T18">9D</text:span></text:p>
          </draw:text-box>
        </draw:frame>
        <draw:frame draw:style-name="gr14" draw:text-style-name="P21" draw:layer="layout" svg:width="1.2cm" svg:height="0.806cm" svg:x="14.9cm" svg:y="6.1cm">
          <draw:text-box>
            <text:p><text:span text:style-name="T15">07</text:span></text:p>
          </draw:text-box>
        </draw:frame>
        <draw:frame draw:style-name="gr14" draw:text-style-name="P21" draw:layer="layout" svg:width="1.2cm" svg:height="0.806cm" svg:x="5.1cm" svg:y="7.422cm">
          <draw:text-box>
            <text:p><text:span text:style-name="T15">07</text:span></text:p>
          </draw:text-box>
        </draw:frame>
        <draw:frame draw:style-name="gr14" draw:text-style-name="P21" draw:layer="layout" svg:width="1.2cm" svg:height="0.806cm" svg:x="6.5cm" svg:y="7.4cm">
          <draw:text-box>
            <text:p><text:span text:style-name="T15">07</text:span></text:p>
          </draw:text-box>
        </draw:frame>
        <draw:frame draw:style-name="gr14" draw:text-style-name="P22" draw:layer="layout" svg:width="1.2cm" svg:height="0.806cm" svg:x="7.9cm" svg:y="7.4cm">
          <draw:text-box>
            <text:p><text:span text:style-name="T16">55</text:span></text:p>
          </draw:text-box>
        </draw:frame>
        <draw:frame draw:style-name="gr14" draw:text-style-name="P22" draw:layer="layout" svg:width="1.2cm" svg:height="0.806cm" svg:x="9.3cm" svg:y="7.4cm">
          <draw:text-box>
            <text:p><text:span text:style-name="T16">00</text:span></text:p>
          </draw:text-box>
        </draw:frame>
        <draw:frame draw:style-name="gr14" draw:text-style-name="P23" draw:layer="layout" svg:width="1.2cm" svg:height="0.806cm" svg:x="10.7cm" svg:y="7.4cm">
          <draw:text-box>
            <text:p><text:span text:style-name="T17">〜</text:span></text:p>
          </draw:text-box>
        </draw:frame>
        <draw:frame draw:style-name="gr14" draw:text-style-name="P22" draw:layer="layout" svg:width="1.2cm" svg:height="0.806cm" svg:x="12.1cm" svg:y="7.4cm">
          <draw:text-box>
            <text:p><text:span text:style-name="T16">00</text:span></text:p>
          </draw:text-box>
        </draw:frame>
        <draw:frame draw:style-name="gr14" draw:text-style-name="P24" draw:layer="layout" svg:width="1.2cm" svg:height="0.806cm" svg:x="13.5cm" svg:y="7.4cm">
          <draw:text-box>
            <text:p><text:span text:style-name="T18">D3</text:span></text:p>
          </draw:text-box>
        </draw:frame>
        <draw:frame draw:style-name="gr14" draw:text-style-name="P21" draw:layer="layout" svg:width="1.2cm" svg:height="0.806cm" svg:x="14.9cm" svg:y="7.4cm">
          <draw:text-box>
            <text:p><text:span text:style-name="T15">07</text:span></text:p>
          </draw:text-box>
        </draw:frame>
        <draw:frame draw:style-name="gr14" draw:text-style-name="P21" draw:layer="layout" svg:width="1.2cm" svg:height="0.806cm" svg:x="5.1cm" svg:y="8.702cm">
          <draw:text-box>
            <text:p><text:span text:style-name="T15">07</text:span></text:p>
          </draw:text-box>
        </draw:frame>
        <draw:frame draw:style-name="gr14" draw:text-style-name="P21" draw:layer="layout" svg:width="1.2cm" svg:height="0.806cm" svg:x="6.5cm" svg:y="8.68cm">
          <draw:text-box>
            <text:p><text:span text:style-name="T15">07</text:span></text:p>
          </draw:text-box>
        </draw:frame>
        <draw:frame draw:style-name="gr14" draw:text-style-name="P22" draw:layer="layout" svg:width="1.2cm" svg:height="0.806cm" svg:x="7.9cm" svg:y="8.68cm">
          <draw:text-box>
            <text:p><text:span text:style-name="T16">D5</text:span></text:p>
          </draw:text-box>
        </draw:frame>
        <draw:frame draw:style-name="gr14" draw:text-style-name="P22" draw:layer="layout" svg:width="1.2cm" svg:height="0.806cm" svg:x="9.3cm" svg:y="8.68cm">
          <draw:text-box>
            <text:p><text:span text:style-name="T16">11</text:span></text:p>
          </draw:text-box>
        </draw:frame>
        <draw:frame draw:style-name="gr14" draw:text-style-name="P23" draw:layer="layout" svg:width="1.2cm" svg:height="0.806cm" svg:x="10.7cm" svg:y="8.68cm">
          <draw:text-box>
            <text:p><text:span text:style-name="T17">〜</text:span></text:p>
          </draw:text-box>
        </draw:frame>
        <draw:frame draw:style-name="gr14" draw:text-style-name="P22" draw:layer="layout" svg:width="1.2cm" svg:height="0.806cm" svg:x="12.1cm" svg:y="8.68cm">
          <draw:text-box>
            <text:p><text:span text:style-name="T16">00</text:span></text:p>
          </draw:text-box>
        </draw:frame>
        <draw:frame draw:style-name="gr14" draw:text-style-name="P24" draw:layer="layout" svg:width="1.2cm" svg:height="0.806cm" svg:x="13.5cm" svg:y="8.68cm">
          <draw:text-box>
            <text:p><text:span text:style-name="T18">D7</text:span></text:p>
          </draw:text-box>
        </draw:frame>
        <draw:frame draw:style-name="gr14" draw:text-style-name="P21" draw:layer="layout" svg:width="1.2cm" svg:height="0.806cm" svg:x="14.9cm" svg:y="8.68cm">
          <draw:text-box>
            <text:p><text:span text:style-name="T15">07</text:span></text:p>
          </draw:text-box>
        </draw:frame>
        <draw:line draw:style-name="gr37" draw:text-style-name="P6" draw:layer="layout" svg:x1="5.001cm" svg:y1="3.2cm" svg:x2="5.001cm" svg:y2="4.2cm">
          <text:p/>
        </draw:line>
        <draw:line draw:style-name="gr37" draw:text-style-name="P20" draw:layer="layout" svg:x1="4.901cm" svg:y1="4.7cm" svg:x2="5.001cm" svg:y2="5.7cm">
          <text:p/>
        </draw:line>
        <draw:line draw:style-name="gr37" draw:text-style-name="P20" draw:layer="layout" svg:x1="5.001cm" svg:y1="4.7cm" svg:x2="4.901cm" svg:y2="5.7cm">
          <text:p/>
        </draw:line>
        <draw:line draw:style-name="gr37" draw:text-style-name="P20" draw:layer="layout" svg:x1="4.901cm" svg:y1="6cm" svg:x2="5.001cm" svg:y2="7cm">
          <text:p/>
        </draw:line>
        <draw:line draw:style-name="gr37" draw:text-style-name="P20" draw:layer="layout" svg:x1="5.001cm" svg:y1="6cm" svg:x2="4.901cm" svg:y2="7cm">
          <text:p/>
        </draw:line>
        <draw:line draw:style-name="gr37" draw:text-style-name="P20" draw:layer="layout" svg:x1="4.901cm" svg:y1="7.3cm" svg:x2="5.001cm" svg:y2="8.3cm">
          <text:p/>
        </draw:line>
        <draw:line draw:style-name="gr37" draw:text-style-name="P20" draw:layer="layout" svg:x1="5.001cm" svg:y1="7.3cm" svg:x2="4.901cm" svg:y2="8.3cm">
          <text:p/>
        </draw:line>
        <draw:line draw:style-name="gr37" draw:text-style-name="P20" draw:layer="layout" svg:x1="4.901cm" svg:y1="8.6cm" svg:x2="5.001cm" svg:y2="9.6cm">
          <text:p/>
        </draw:line>
        <draw:line draw:style-name="gr37" draw:text-style-name="P20" draw:layer="layout" svg:x1="5.001cm" svg:y1="8.6cm" svg:x2="4.901cm" svg:y2="9.6cm">
          <text:p/>
        </draw:line>
        <draw:line draw:style-name="gr37" draw:text-style-name="P20" draw:layer="layout" svg:x1="4.901cm" svg:y1="9.9cm" svg:x2="5.001cm" svg:y2="10.9cm">
          <text:p/>
        </draw:line>
        <draw:line draw:style-name="gr37" draw:text-style-name="P20" draw:layer="layout" svg:x1="5.001cm" svg:y1="9.9cm" svg:x2="4.901cm" svg:y2="10.9cm">
          <text:p/>
        </draw:line>
        <draw:line draw:style-name="gr37" draw:text-style-name="P20" draw:layer="layout" svg:x1="4.901cm" svg:y1="11.2cm" svg:x2="5.001cm" svg:y2="12.2cm">
          <text:p/>
        </draw:line>
        <draw:line draw:style-name="gr37" draw:text-style-name="P20" draw:layer="layout" svg:x1="5.001cm" svg:y1="11.2cm" svg:x2="4.901cm" svg:y2="12.2cm">
          <text:p/>
        </draw:line>
        <draw:line draw:style-name="gr37" draw:text-style-name="P20" draw:layer="layout" svg:x1="4.901cm" svg:y1="12.5cm" svg:x2="5.001cm" svg:y2="13.5cm">
          <text:p/>
        </draw:line>
        <draw:line draw:style-name="gr37" draw:text-style-name="P20" draw:layer="layout" svg:x1="5.001cm" svg:y1="12.5cm" svg:x2="4.901cm" svg:y2="13.5cm">
          <text:p/>
        </draw:line>
        <draw:line draw:style-name="gr37" draw:text-style-name="P20" draw:layer="layout" svg:x1="4.901cm" svg:y1="13.8cm" svg:x2="5.001cm" svg:y2="14.8cm">
          <text:p/>
        </draw:line>
        <draw:line draw:style-name="gr37" draw:text-style-name="P20" draw:layer="layout" svg:x1="5.001cm" svg:y1="13.8cm" svg:x2="4.901cm" svg:y2="14.8cm">
          <text:p/>
        </draw:line>
        <draw:line draw:style-name="gr37" draw:text-style-name="P20" draw:layer="layout" svg:x1="4.901cm" svg:y1="15.5cm" svg:x2="5.001cm" svg:y2="16.5cm">
          <text:p/>
        </draw:line>
        <draw:line draw:style-name="gr37" draw:text-style-name="P20" draw:layer="layout" svg:x1="5.001cm" svg:y1="15.5cm" svg:x2="4.901cm" svg:y2="16.5cm">
          <text:p/>
        </draw:line>
        <draw:frame draw:style-name="gr39" draw:text-style-name="P18" draw:layer="layout" svg:width="4.2cm" svg:height="0.845cm" svg:x="0.801cm" svg:y="4.8cm">
          <draw:text-box>
            <text:p><text:span text:style-name="T12">xgmii_rxd[ 7: 0]</text:span></text:p>
          </draw:text-box>
        </draw:frame>
        <draw:frame draw:style-name="gr39" draw:text-style-name="P18" draw:layer="layout" svg:width="4.2cm" svg:height="0.845cm" svg:x="0.801cm" svg:y="3.3cm">
          <draw:text-box>
            <text:p><text:span text:style-name="T12">Clock <text:s/>156.25M</text:span></text:p>
          </draw:text-box>
        </draw:frame>
        <draw:frame draw:style-name="gr39" draw:text-style-name="P18" draw:layer="layout" svg:width="4.2cm" svg:height="0.845cm" svg:x="0.801cm" svg:y="6.1cm">
          <draw:text-box>
            <text:p><text:span text:style-name="T12">xgmii_rxd[15: 8]</text:span></text:p>
          </draw:text-box>
        </draw:frame>
        <draw:frame draw:style-name="gr39" draw:text-style-name="P18" draw:layer="layout" svg:width="4.2cm" svg:height="0.845cm" svg:x="0.801cm" svg:y="7.4cm">
          <draw:text-box>
            <text:p><text:span text:style-name="T12">xgmii_rxd[23:16]</text:span></text:p>
          </draw:text-box>
        </draw:frame>
        <draw:frame draw:style-name="gr39" draw:text-style-name="P18" draw:layer="layout" svg:width="4.2cm" svg:height="0.845cm" svg:x="0.801cm" svg:y="8.655cm">
          <draw:text-box>
            <text:p><text:span text:style-name="T12">xgmii_rxd[31:24]</text:span></text:p>
          </draw:text-box>
        </draw:frame>
        <draw:frame draw:style-name="gr39" draw:text-style-name="P18" draw:layer="layout" svg:width="4.2cm" svg:height="0.845cm" svg:x="0.801cm" svg:y="10cm">
          <draw:text-box>
            <text:p><text:span text:style-name="T12">xgmii_rxd[39:32]</text:span></text:p>
          </draw:text-box>
        </draw:frame>
        <draw:frame draw:style-name="gr39" draw:text-style-name="P18" draw:layer="layout" svg:width="4.2cm" svg:height="0.845cm" svg:x="0.801cm" svg:y="11.3cm">
          <draw:text-box>
            <text:p><text:span text:style-name="T12">xgmii_rxd[47:40]</text:span></text:p>
          </draw:text-box>
        </draw:frame>
        <draw:frame draw:style-name="gr39" draw:text-style-name="P18" draw:layer="layout" svg:width="4.2cm" svg:height="0.845cm" svg:x="0.801cm" svg:y="12.6cm">
          <draw:text-box>
            <text:p><text:span text:style-name="T12">xgmii_rxd[55:48]</text:span></text:p>
          </draw:text-box>
        </draw:frame>
        <draw:frame draw:style-name="gr39" draw:text-style-name="P18" draw:layer="layout" svg:width="4.2cm" svg:height="0.845cm" svg:x="0.801cm" svg:y="13.9cm">
          <draw:text-box>
            <text:p><text:span text:style-name="T12">xgmii_rxd[63:56]</text:span></text:p>
          </draw:text-box>
        </draw:frame>
        <draw:frame draw:style-name="gr39" draw:text-style-name="P18" draw:layer="layout" svg:width="4.2cm" svg:height="0.845cm" svg:x="0.801cm" svg:y="15.6cm">
          <draw:text-box>
            <text:p><text:span text:style-name="T12">xgmii_rxc[ 7: 0]</text:span></text:p>
          </draw:text-box>
        </draw:frame>
        <draw:frame draw:style-name="gr14" draw:text-style-name="P9" draw:layer="layout" svg:width="6.2cm" svg:height="0.806cm" svg:x="0.93cm" svg:y="16.925cm">
          <draw:text-box>
            <text:p text:style-name="P2"><text:span text:style-name="T5">macchan@sfc.wide.ad.jp</text:span></text:p>
          </draw:text-box>
        </draw:frame>
        <draw:frame draw:style-name="gr40" draw:text-style-name="P19" draw:layer="layout" svg:width="10.3cm" svg:height="1.1cm" svg:x="7.2cm" svg:y="16.8cm">
          <draw:text-box>
            <text:p><text:span text:style-name="T13">Red:Control Word <text:s/></text:span><text:span text:style-name="T14">Black:Data</text:span></text:p>
          </draw:text-box>
        </draw:frame>
      </draw:page>
      <draw:page draw:name="page5" draw:style-name="dp1" draw:master-page-name="標準">
        <draw:custom-shape draw:style-name="gr42" draw:text-style-name="P1" draw:layer="layout" svg:width="24.3cm" svg:height="4.4cm" svg:x="3cm" svg:y="5.6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3" draw:text-style-name="P26" xml:id="id6" draw:id="id6" draw:layer="layout" svg:width="11.9cm" svg:height="0.721cm" svg:x="14.8cm" svg:y="6.079cm">
          <text:p><text:span text:style-name="T19">GTXE2_CHANNEL X0Y4 <text:s text:c="4"/>PCIe3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4" draw:text-style-name="P9" draw:layer="layout" svg:width="6.2cm" svg:height="0.806cm" svg:x="2.7cm" svg:y="19.794cm">
          <draw:text-box>
            <text:p text:style-name="P2"><text:span text:style-name="T5">macchan@sfc.wide.ad.jp</text:span></text:p>
          </draw:text-box>
        </draw:frame>
        <draw:custom-shape draw:style-name="gr43" draw:text-style-name="P26" xml:id="id8" draw:id="id8" draw:layer="layout" svg:width="11.9cm" svg:height="0.721cm" svg:x="14.8cm" svg:y="6.979cm">
          <text:p><text:span text:style-name="T19">GTXE2_CHANNEL X0Y5 <text:s text:c="4"/>PCIe2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3" draw:text-style-name="P26" xml:id="id7" draw:id="id7" draw:layer="layout" svg:width="11.9cm" svg:height="0.721cm" svg:x="14.8cm" svg:y="7.9cm">
          <text:p><text:span text:style-name="T19">GTXE2_CHANNEL X0Y6 <text:s text:c="4"/>PCIe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3" draw:text-style-name="P26" xml:id="id9" draw:id="id9" draw:layer="layout" svg:width="11.9cm" svg:height="0.721cm" svg:x="14.8cm" svg:y="8.8cm">
          <text:p><text:span text:style-name="T19">GTXE2_CHANNEL X0Y7 <text:s text:c="4"/>PCIe0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4" draw:text-style-name="P27" xml:id="id10" draw:id="id10" draw:layer="layout" svg:width="7.4cm" svg:height="0.721cm" svg:x="4.4cm" svg:y="7.5cm">
          <text:p><text:span text:style-name="T19">REFCLK0 <text:s text:c="2"/>Si5324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5" draw:text-style-name="P26" draw:layer="layout" svg:width="7.4cm" svg:height="0.721cm" svg:x="4.4cm" svg:y="8.579cm">
          <text:p><text:span text:style-name="T19">REFCLK1 <text:s text:c="2"/>FMC LPC CLK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33" draw:text-style-name="P28" draw:layer="layout" svg:width="5.5cm" svg:height="1.276cm" svg:x="3.1cm" svg:y="5.624cm">
          <draw:text-box>
            <text:p text:style-name="P2"><text:span text:style-name="T20">BANK_116</text:span></text:p>
          </draw:text-box>
        </draw:frame>
        <draw:custom-shape draw:style-name="gr42" draw:text-style-name="P1" draw:layer="layout" svg:width="24.3cm" svg:height="4.4cm" svg:x="3cm" svg:y="10.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3" draw:text-style-name="P26" draw:layer="layout" svg:width="11.9cm" svg:height="0.721cm" svg:x="14.8cm" svg:y="10.979cm">
          <text:p><text:span text:style-name="T19">GTXE2_CHANNEL X0Y8 <text:s text:c="4"/>SMA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3" draw:text-style-name="P26" draw:layer="layout" svg:width="11.9cm" svg:height="0.721cm" svg:x="14.8cm" svg:y="11.879cm">
          <text:p><text:span text:style-name="T19">GTXE2_CHANNEL X0Y9 <text:s text:c="4"/>SGMII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6" draw:text-style-name="P29" xml:id="id11" draw:id="id11" draw:layer="layout" svg:width="11.9cm" svg:height="0.721cm" svg:x="14.8cm" svg:y="12.8cm">
          <text:p><text:span text:style-name="T19">GTXE2_CHANNEL X0Y10 <text:s text:c="3"/>SFP+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3" draw:text-style-name="P26" draw:layer="layout" svg:width="11.9cm" svg:height="0.721cm" svg:x="14.8cm" svg:y="13.7cm">
          <text:p><text:span text:style-name="T19">GTXE2_CHANNEL X0Y11 <text:s text:c="3"/>FMC LPC DP0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5" draw:text-style-name="P26" draw:layer="layout" svg:width="7.4cm" svg:height="0.721cm" svg:x="4.4cm" svg:y="12.4cm">
          <text:p><text:span text:style-name="T19">REFCLK0 <text:s text:c="2"/>SGMII CLK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7" draw:text-style-name="P29" xml:id="id13" draw:id="id13" draw:layer="layout" svg:width="7.4cm" svg:height="0.721cm" svg:x="4.4cm" svg:y="13.479cm">
          <text:p><text:span text:style-name="T19">REFCLK1 <text:s text:c="2"/>SMA CLK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33" draw:text-style-name="P28" draw:layer="layout" svg:width="5.5cm" svg:height="1.276cm" svg:x="3.1cm" svg:y="10.524cm">
          <draw:text-box>
            <text:p text:style-name="P2"><text:span text:style-name="T20">BANK_117</text:span></text:p>
          </draw:text-box>
        </draw:frame>
        <draw:custom-shape draw:style-name="gr42" draw:text-style-name="P1" draw:layer="layout" svg:width="24.3cm" svg:height="4.4cm" svg:x="3cm" svg:y="15.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3" draw:text-style-name="P26" draw:layer="layout" svg:width="11.9cm" svg:height="0.721cm" svg:x="14.8cm" svg:y="15.879cm">
          <text:p><text:span text:style-name="T19">GTXE2_CHANNEL X0Y12 <text:s text:c="3"/>FMC HPC DP0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3" draw:text-style-name="P26" draw:layer="layout" svg:width="11.9cm" svg:height="0.721cm" svg:x="14.8cm" svg:y="16.779cm">
          <text:p><text:span text:style-name="T19">GTXE2_CHANNEL X0Y13 <text:s text:c="3"/>FMC HPC DP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3" draw:text-style-name="P26" draw:layer="layout" svg:width="11.9cm" svg:height="0.721cm" svg:x="14.8cm" svg:y="17.7cm">
          <text:p><text:span text:style-name="T19">GTXE2_CHANNEL X0Y14 <text:s text:c="3"/>FMC HPC DP2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3" draw:text-style-name="P26" draw:layer="layout" svg:width="11.9cm" svg:height="0.721cm" svg:x="14.8cm" svg:y="18.6cm">
          <text:p><text:span text:style-name="T19">GTXE2_CHANNEL X0Y15 <text:s text:c="3"/>FMC HPC DP3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5" draw:text-style-name="P26" draw:layer="layout" svg:width="7.4cm" svg:height="0.721cm" svg:x="4.4cm" svg:y="17.3cm">
          <text:p><text:span text:style-name="T19">REFCLK0 <text:s text:c="2"/>FMC HPC CLK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8" draw:text-style-name="P30" xml:id="id12" draw:id="id12" draw:layer="layout" svg:width="7.4cm" svg:height="0.721cm" svg:x="4.4cm" svg:y="18.379cm">
          <text:p><text:span text:style-name="T19">REFCLK1 <text:s text:c="2"/>FMC HPC CLK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33" draw:text-style-name="P28" draw:layer="layout" svg:width="5.5cm" svg:height="1.276cm" svg:x="3.1cm" svg:y="15.424cm">
          <draw:text-box>
            <text:p text:style-name="P2"><text:span text:style-name="T20">BANK_118</text:span></text:p>
          </draw:text-box>
        </draw:frame>
        <draw:custom-shape draw:style-name="gr42" draw:text-style-name="P1" draw:layer="layout" svg:width="24.3cm" svg:height="4.4cm" svg:x="3cm" svg:y="0.7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3" draw:text-style-name="P26" xml:id="id2" draw:id="id2" draw:layer="layout" svg:width="11.9cm" svg:height="0.721cm" svg:x="14.8cm" svg:y="1.179cm">
          <text:p><text:span text:style-name="T19">GTXE2_CHANNEL X0Y0 <text:s text:c="4"/>PCIe7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3" draw:text-style-name="P26" xml:id="id3" draw:id="id3" draw:layer="layout" svg:width="11.9cm" svg:height="0.721cm" svg:x="14.8cm" svg:y="2.079cm">
          <text:p><text:span text:style-name="T19">GTXE2_CHANNEL X0Y1 <text:s text:c="4"/>PCIe6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3" draw:text-style-name="P26" xml:id="id4" draw:id="id4" draw:layer="layout" svg:width="11.9cm" svg:height="0.721cm" svg:x="14.8cm" svg:y="3cm">
          <text:p><text:span text:style-name="T19">GTXE2_CHANNEL X0Y2 <text:s text:c="4"/>PCIe5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3" draw:text-style-name="P26" xml:id="id5" draw:id="id5" draw:layer="layout" svg:width="11.9cm" svg:height="0.721cm" svg:x="14.8cm" svg:y="3.9cm">
          <text:p><text:span text:style-name="T19">GTXE2_CHANNEL X0Y3 <text:s text:c="4"/>PCIe4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5" draw:text-style-name="P26" draw:layer="layout" svg:width="7.4cm" svg:height="0.721cm" svg:x="4.4cm" svg:y="2.6cm">
          <text:p><text:span text:style-name="T19">REFCLK0 <text:s text:c="2"/>N/C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5" draw:text-style-name="P26" xml:id="id1" draw:id="id1" draw:layer="layout" svg:width="7.4cm" svg:height="0.721cm" svg:x="4.4cm" svg:y="3.679cm">
          <text:p><text:span text:style-name="T19">REFCLK1 <text:s text:c="2"/>PCIe CLK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33" draw:text-style-name="P28" draw:layer="layout" svg:width="5.5cm" svg:height="1.276cm" svg:x="3.1cm" svg:y="0.724cm">
          <draw:text-box>
            <text:p text:style-name="P2"><text:span text:style-name="T20">BANK_115</text:span></text:p>
          </draw:text-box>
        </draw:frame>
        <draw:connector draw:style-name="gr8" draw:text-style-name="P6" draw:layer="layout" svg:x1="11.8cm" svg:y1="4.039cm" svg:x2="14.8cm" svg:y2="1.539cm" draw:start-shape="id1" draw:start-glue-point="1" draw:end-shape="id2" draw:end-glue-point="3" svg:d="M11800 4039h1500v-2500h1500" svg:viewBox="0 0 3001 2501">
          <text:p/>
        </draw:connector>
        <draw:connector draw:style-name="gr8" draw:text-style-name="P6" draw:layer="layout" svg:x1="11.8cm" svg:y1="4.039cm" svg:x2="14.8cm" svg:y2="2.439cm" draw:start-shape="id1" draw:start-glue-point="1" draw:end-shape="id3" draw:end-glue-point="3" svg:d="M11800 4039h1500v-1600h1500" svg:viewBox="0 0 3001 1601">
          <text:p/>
        </draw:connector>
        <draw:connector draw:style-name="gr8" draw:text-style-name="P6" draw:layer="layout" svg:x1="11.8cm" svg:y1="4.039cm" svg:x2="14.8cm" svg:y2="3.36cm" draw:start-shape="id1" draw:start-glue-point="1" draw:end-shape="id4" svg:d="M11800 4039h1500v-679h1500" svg:viewBox="0 0 3001 680">
          <text:p/>
        </draw:connector>
        <draw:connector draw:style-name="gr8" draw:text-style-name="P6" draw:layer="layout" svg:x1="11.8cm" svg:y1="4.039cm" svg:x2="14.8cm" svg:y2="4.26cm" draw:start-shape="id1" draw:start-glue-point="1" draw:end-shape="id5" svg:d="M11800 4039h1500v221h1500" svg:viewBox="0 0 3001 222">
          <text:p/>
        </draw:connector>
        <draw:connector draw:style-name="gr8" draw:text-style-name="P6" draw:layer="layout" svg:x1="11.8cm" svg:y1="4.039cm" svg:x2="14.8cm" svg:y2="6.439cm" draw:start-shape="id1" draw:start-glue-point="1" draw:end-shape="id6" svg:d="M11800 4039h1500v2400h1500" svg:viewBox="0 0 3001 2401">
          <text:p/>
        </draw:connector>
        <draw:connector draw:style-name="gr8" draw:text-style-name="P6" draw:layer="layout" svg:x1="11.8cm" svg:y1="4.039cm" svg:x2="14.8cm" svg:y2="8.26cm" draw:start-shape="id1" draw:start-glue-point="1" draw:end-shape="id7" draw:end-glue-point="3" svg:d="M11800 4039h1500v4221h1500" svg:viewBox="0 0 3001 4222">
          <text:p/>
        </draw:connector>
        <draw:connector draw:style-name="gr8" draw:text-style-name="P6" draw:layer="layout" svg:x1="11.8cm" svg:y1="4.039cm" svg:x2="14.8cm" svg:y2="7.339cm" draw:start-shape="id1" draw:start-glue-point="1" draw:end-shape="id8" draw:end-glue-point="3" svg:d="M11800 4039h1500v3300h1500" svg:viewBox="0 0 3001 3301">
          <text:p/>
        </draw:connector>
        <draw:connector draw:style-name="gr8" draw:text-style-name="P6" draw:layer="layout" svg:x1="11.8cm" svg:y1="4.039cm" svg:x2="14.8cm" svg:y2="9.16cm" draw:start-shape="id1" draw:start-glue-point="1" draw:end-shape="id9" draw:end-glue-point="3" svg:d="M11800 4039h1500v5121h1500" svg:viewBox="0 0 3001 5122">
          <text:p/>
        </draw:connector>
        <draw:connector draw:style-name="gr49" draw:text-style-name="P6" draw:layer="layout" draw:line-skew="-0.3cm" svg:x1="11.8cm" svg:y1="7.86cm" svg:x2="14.8cm" svg:y2="13.16cm" draw:start-shape="id10" draw:start-glue-point="1" draw:end-shape="id11" draw:end-glue-point="3" svg:d="M11800 7860h1200v5300h1800" svg:viewBox="0 0 3001 5301">
          <text:p/>
        </draw:connector>
        <draw:connector draw:style-name="gr50" draw:text-style-name="P6" draw:layer="layout" draw:line-skew="0.3cm" svg:x1="11.8cm" svg:y1="18.739cm" svg:x2="14.8cm" svg:y2="13.16cm" draw:start-shape="id12" draw:start-glue-point="1" draw:end-shape="id11" draw:end-glue-point="3" svg:d="M11800 18739h1800v-5579h1200" svg:viewBox="0 0 3001 5580">
          <text:p/>
        </draw:connector>
        <draw:connector draw:style-name="gr8" draw:text-style-name="P6" draw:layer="layout" svg:x1="11.8cm" svg:y1="13.839cm" svg:x2="14.8cm" svg:y2="13.16cm" draw:start-shape="id13" draw:start-glue-point="1" draw:end-shape="id11" draw:end-glue-point="3" svg:d="M11800 13839h1500v-679h1500" svg:viewBox="0 0 3001 680">
          <text:p/>
        </draw:connector>
      </draw:page>
      <draw:page draw:name="page6" draw:style-name="dp1" draw:master-page-name="標準">
        <draw:frame draw:style-name="gr14" draw:text-style-name="P9" draw:layer="layout" svg:width="6.2cm" svg:height="0.806cm" svg:x="1cm" svg:y="18.094cm">
          <draw:text-box>
            <text:p text:style-name="P2"><text:span text:style-name="T5">macchan@sfc.wide.ad.jp</text:span></text:p>
          </draw:text-box>
        </draw:frame>
        <draw:frame draw:style-name="standard" draw:layer="layout" svg:width="13.708cm" svg:height="2.05cm" svg:x="1.092cm" svg:y="14.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21">60</text:span></text:p>
              </table:table-cell>
              <table:table-cell>
                <text:p><text:span text:style-name="T21">61</text:span></text:p>
              </table:table-cell>
              <table:table-cell>
                <text:p><text:span text:style-name="T21">62</text:span></text:p>
              </table:table-cell>
              <table:table-cell>
                <text:p><text:span text:style-name="T21">63</text:span></text:p>
              </table:table-cell>
              <table:table-cell>
                <text:p><text:span text:style-name="T21">64</text:span></text:p>
              </table:table-cell>
              <table:table-cell>
                <text:p><text:span text:style-name="T21">65</text:span></text:p>
              </table:table-cell>
              <table:table-cell>
                <text:p><text:span text:style-name="T21">66</text:span></text:p>
              </table:table-cell>
              <table:table-cell>
                <text:p><text:span text:style-name="T21">67</text:span></text:p>
              </table:table-cell>
              <table:table-cell table:style-name="ce2">
                <text:p><text:span text:style-name="T22">68</text:span></text:p>
              </table:table-cell>
              <table:table-cell table:style-name="ce2">
                <text:p><text:span text:style-name="T22">69</text:span></text:p>
              </table:table-cell>
              <table:table-cell table:style-name="ce2">
                <text:p><text:span text:style-name="T22">70</text:span></text:p>
              </table:table-cell>
              <table:table-cell table:style-name="ce2">
                <text:p><text:span text:style-name="T22">71</text:span></text:p>
              </table:table-cell>
            </table:table-row>
            <table:table-row table:style-name="ro2" table:default-cell-style-name="ce3">
              <table:table-cell>
                <text:p><text:span text:style-name="T21">4C</text:span></text:p>
              </table:table-cell>
              <table:table-cell>
                <text:p><text:span text:style-name="T21">03</text:span></text:p>
              </table:table-cell>
              <table:table-cell>
                <text:p><text:span text:style-name="T21">00</text:span></text:p>
              </table:table-cell>
              <table:table-cell>
                <text:p><text:span text:style-name="T21">00</text:span></text:p>
              </table:table-cell>
              <table:table-cell>
                <text:p><text:span text:style-name="T21">00</text:span></text:p>
              </table:table-cell>
              <table:table-cell>
                <text:p><text:span text:style-name="T21">CC</text:span></text:p>
              </table:table-cell>
              <table:table-cell>
                <text:p><text:span text:style-name="T21">00</text:span></text:p>
              </table:table-cell>
              <table:table-cell>
                <text:p><text:span text:style-name="T21">00</text:span></text:p>
              </table:table-cell>
              <table:table-cell table:style-name="ce4">
                <text:p><text:span text:style-name="T22">70</text:span></text:p>
              </table:table-cell>
              <table:table-cell table:style-name="ce4">
                <text:p><text:span text:style-name="T22">9D</text:span></text:p>
              </table:table-cell>
              <table:table-cell table:style-name="ce4">
                <text:p><text:span text:style-name="T22">D3</text:span></text:p>
              </table:table-cell>
              <table:table-cell table:style-name="ce4">
                <text:p><text:span text:style-name="T22">D7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2.619cm" svg:height="2.267cm" svg:x="1.081cm" svg:y="9.53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1">
              <table:table-cell table:style-name="ce2">
                <text:p><text:span text:style-name="T22">0</text:span></text:p>
              </table:table-cell>
              <table:table-cell table:style-name="ce2">
                <text:p><text:span text:style-name="T22">1</text:span></text:p>
              </table:table-cell>
              <table:table-cell table:style-name="ce2">
                <text:p><text:span text:style-name="T22">2</text:span></text:p>
              </table:table-cell>
              <table:table-cell table:style-name="ce2">
                <text:p><text:span text:style-name="T22">3</text:span></text:p>
              </table:table-cell>
              <table:table-cell table:style-name="ce2">
                <text:p><text:span text:style-name="T22">4</text:span></text:p>
              </table:table-cell>
              <table:table-cell table:style-name="ce2">
                <text:p><text:span text:style-name="T22">5</text:span></text:p>
              </table:table-cell>
              <table:table-cell table:style-name="ce2">
                <text:p><text:span text:style-name="T22">6</text:span></text:p>
              </table:table-cell>
              <table:table-cell table:style-name="ce2">
                <text:p><text:span text:style-name="T22">7</text:span></text:p>
              </table:table-cell>
              <table:table-cell>
                <text:p><text:span text:style-name="T21">8</text:span></text:p>
              </table:table-cell>
              <table:table-cell>
                <text:p><text:span text:style-name="T21">9</text:span></text:p>
              </table:table-cell>
              <table:table-cell>
                <text:p><text:span text:style-name="T21">10</text:span></text:p>
              </table:table-cell>
              <table:table-cell>
                <text:p><text:span text:style-name="T21">11</text:span></text:p>
              </table:table-cell>
              <table:table-cell>
                <text:p><text:span text:style-name="T21">12</text:span></text:p>
              </table:table-cell>
              <table:table-cell>
                <text:p><text:span text:style-name="T21">13</text:span></text:p>
              </table:table-cell>
              <table:table-cell>
                <text:p><text:span text:style-name="T21">14</text:span></text:p>
              </table:table-cell>
              <table:table-cell>
                <text:p><text:span text:style-name="T21">15</text:span></text:p>
              </table:table-cell>
              <table:table-cell>
                <text:p><text:span text:style-name="T21">16</text:span></text:p>
              </table:table-cell>
              <table:table-cell>
                <text:p><text:span text:style-name="T21">17</text:span></text:p>
              </table:table-cell>
              <table:table-cell>
                <text:p><text:span text:style-name="T21">18</text:span></text:p>
              </table:table-cell>
              <table:table-cell>
                <text:p><text:span text:style-name="T21">19</text:span></text:p>
              </table:table-cell>
            </table:table-row>
            <table:table-row table:style-name="ro4" table:default-cell-style-name="ce3">
              <table:table-cell table:style-name="ce4">
                <text:p><text:span text:style-name="T22">55</text:span></text:p>
              </table:table-cell>
              <table:table-cell table:style-name="ce4">
                <text:p><text:span text:style-name="T22">55</text:span></text:p>
              </table:table-cell>
              <table:table-cell table:style-name="ce4">
                <text:p><text:span text:style-name="T22">55</text:span></text:p>
              </table:table-cell>
              <table:table-cell table:style-name="ce4">
                <text:p><text:span text:style-name="T22">55</text:span></text:p>
              </table:table-cell>
              <table:table-cell table:style-name="ce4">
                <text:p><text:span text:style-name="T22">55</text:span></text:p>
              </table:table-cell>
              <table:table-cell table:style-name="ce4">
                <text:p><text:span text:style-name="T22">55</text:span></text:p>
              </table:table-cell>
              <table:table-cell table:style-name="ce4">
                <text:p><text:span text:style-name="T22">55</text:span></text:p>
              </table:table-cell>
              <table:table-cell table:style-name="ce4">
                <text:p><text:span text:style-name="T22">D5</text:span></text:p>
              </table:table-cell>
              <table:table-cell>
                <text:p><text:span text:style-name="T21">FF</text:span></text:p>
              </table:table-cell>
              <table:table-cell>
                <text:p><text:span text:style-name="T21">FF</text:span></text:p>
              </table:table-cell>
              <table:table-cell>
                <text:p><text:span text:style-name="T21">FF</text:span></text:p>
              </table:table-cell>
              <table:table-cell>
                <text:p><text:span text:style-name="T21">FF</text:span></text:p>
              </table:table-cell>
              <table:table-cell>
                <text:p><text:span text:style-name="T21">FF</text:span></text:p>
              </table:table-cell>
              <table:table-cell>
                <text:p><text:span text:style-name="T21">FF</text:span></text:p>
              </table:table-cell>
              <table:table-cell>
                <text:p><text:span text:style-name="T21">00</text:span></text:p>
              </table:table-cell>
              <table:table-cell>
                <text:p><text:span text:style-name="T21">11</text:span></text:p>
              </table:table-cell>
              <table:table-cell>
                <text:p><text:span text:style-name="T21">22</text:span></text:p>
              </table:table-cell>
              <table:table-cell>
                <text:p><text:span text:style-name="T21">33</text:span></text:p>
              </table:table-cell>
              <table:table-cell>
                <text:p><text:span text:style-name="T21">44</text:span></text:p>
              </table:table-cell>
              <table:table-cell>
                <text:p><text:span text:style-name="T21">66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9.076cm" svg:height="2.312cm" svg:x="15.927cm" svg:y="3.30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5" table:default-cell-style-name="ce1">
              <table:table-cell>
                <text:p><text:span text:style-name="T21">52</text:span></text:p>
              </table:table-cell>
              <table:table-cell>
                <text:p><text:span text:style-name="T21">53</text:span></text:p>
              </table:table-cell>
              <table:table-cell>
                <text:p><text:span text:style-name="T21">54</text:span></text:p>
              </table:table-cell>
              <table:table-cell>
                <text:p><text:span text:style-name="T21">55</text:span></text:p>
              </table:table-cell>
              <table:table-cell>
                <text:p><text:span text:style-name="T21">56</text:span></text:p>
              </table:table-cell>
              <table:table-cell>
                <text:p><text:span text:style-name="T21">57</text:span></text:p>
              </table:table-cell>
              <table:table-cell>
                <text:p><text:span text:style-name="T21">58</text:span></text:p>
              </table:table-cell>
              <table:table-cell>
                <text:p><text:span text:style-name="T21">59</text:span></text:p>
              </table:table-cell>
            </table:table-row>
            <table:table-row table:style-name="ro6" table:default-cell-style-name="ce3">
              <table:table-cell>
                <text:p><text:span text:style-name="T21">4C</text:span></text:p>
              </table:table-cell>
              <table:table-cell>
                <text:p><text:span text:style-name="T21">03</text:span></text:p>
              </table:table-cell>
              <table:table-cell>
                <text:p><text:span text:style-name="T21">00</text:span></text:p>
              </table:table-cell>
              <table:table-cell>
                <text:p><text:span text:style-name="T21">00</text:span></text:p>
              </table:table-cell>
              <table:table-cell>
                <text:p><text:span text:style-name="T21">00</text:span></text:p>
              </table:table-cell>
              <table:table-cell>
                <text:p><text:span text:style-name="T21">CC</text:span></text:p>
              </table:table-cell>
              <table:table-cell>
                <text:p><text:span text:style-name="T21">00</text:span></text:p>
              </table:table-cell>
              <table:table-cell>
                <text:p><text:span text:style-name="T21">0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3.571cm" svg:height="2.267cm" svg:x="1.081cm" svg:y="3.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1">
              <table:table-cell>
                <text:p><text:span text:style-name="T21">0</text:span></text:p>
              </table:table-cell>
              <table:table-cell>
                <text:p><text:span text:style-name="T21">1</text:span></text:p>
              </table:table-cell>
              <table:table-cell>
                <text:p><text:span text:style-name="T21">2</text:span></text:p>
              </table:table-cell>
              <table:table-cell>
                <text:p><text:span text:style-name="T21">3</text:span></text:p>
              </table:table-cell>
              <table:table-cell>
                <text:p><text:span text:style-name="T21">4</text:span></text:p>
              </table:table-cell>
              <table:table-cell>
                <text:p><text:span text:style-name="T21">5</text:span></text:p>
              </table:table-cell>
              <table:table-cell>
                <text:p><text:span text:style-name="T21">6</text:span></text:p>
              </table:table-cell>
              <table:table-cell>
                <text:p><text:span text:style-name="T21">7</text:span></text:p>
              </table:table-cell>
              <table:table-cell>
                <text:p><text:span text:style-name="T21">8</text:span></text:p>
              </table:table-cell>
              <table:table-cell>
                <text:p><text:span text:style-name="T21">9</text:span></text:p>
              </table:table-cell>
              <table:table-cell>
                <text:p><text:span text:style-name="T21">10</text:span></text:p>
              </table:table-cell>
              <table:table-cell>
                <text:p><text:span text:style-name="T21">11</text:span></text:p>
              </table:table-cell>
            </table:table-row>
            <table:table-row table:style-name="ro4" table:default-cell-style-name="ce3">
              <table:table-cell>
                <text:p><text:span text:style-name="T21">FF</text:span></text:p>
              </table:table-cell>
              <table:table-cell>
                <text:p><text:span text:style-name="T21">FF</text:span></text:p>
              </table:table-cell>
              <table:table-cell>
                <text:p><text:span text:style-name="T21">FF</text:span></text:p>
              </table:table-cell>
              <table:table-cell>
                <text:p><text:span text:style-name="T21">FF</text:span></text:p>
              </table:table-cell>
              <table:table-cell>
                <text:p><text:span text:style-name="T21">FF</text:span></text:p>
              </table:table-cell>
              <table:table-cell>
                <text:p><text:span text:style-name="T21">FF</text:span></text:p>
              </table:table-cell>
              <table:table-cell>
                <text:p><text:span text:style-name="T21">00</text:span></text:p>
              </table:table-cell>
              <table:table-cell>
                <text:p><text:span text:style-name="T21">11</text:span></text:p>
              </table:table-cell>
              <table:table-cell>
                <text:p><text:span text:style-name="T21">22</text:span></text:p>
              </table:table-cell>
              <table:table-cell>
                <text:p><text:span text:style-name="T21">33</text:span></text:p>
              </table:table-cell>
              <table:table-cell>
                <text:p><text:span text:style-name="T21">44</text:span></text:p>
              </table:table-cell>
              <table:table-cell>
                <text:p><text:span text:style-name="T21">66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51" draw:text-style-name="P14" draw:layer="layout" svg:width="12.1cm" svg:height="2.757cm" svg:x="0.825cm" svg:y="1.48cm">
          <draw:text-box>
            <text:p text:style-name="P2"><text:span text:style-name="T8">1. Packet (OS layer)</text:span></text:p>
          </draw:text-box>
        </draw:frame>
        <draw:frame draw:style-name="gr51" draw:text-style-name="P14" draw:layer="layout" svg:width="11.1cm" svg:height="2.757cm" svg:x="1.1cm" svg:y="7.427cm">
          <draw:text-box>
            <text:p text:style-name="P2"><text:span text:style-name="T8">2. Packet (MII layer)</text:span></text:p>
          </draw:text-box>
        </draw:frame>
        <draw:frame draw:style-name="gr4" draw:text-style-name="P31" draw:layer="layout" svg:width="9.7cm" svg:height="1.673cm" svg:x="7.7cm" svg:y="17.4cm">
          <draw:text-box>
            <text:p text:style-name="P2"><text:span text:style-name="T23">FCS</text:span></text:p>
            <text:p text:style-name="P2"><text:span text:style-name="T23">(Frame Check Sequence)</text:span></text:p>
          </draw:text-box>
        </draw:frame>
        <draw:frame draw:style-name="gr40" draw:text-style-name="P31" draw:layer="layout" svg:width="3.7cm" svg:height="1.1cm" svg:x="3.3cm" svg:y="12.6cm">
          <draw:text-box>
            <text:p text:style-name="P2"><text:span text:style-name="T23">Preamble</text:span></text:p>
          </draw:text-box>
        </draw:frame>
        <draw:frame draw:style-name="gr52" draw:text-style-name="P31" draw:layer="layout" svg:width="7.5cm" svg:height="2.015cm" svg:x="5.9cm" svg:y="12.5cm">
          <draw:text-box>
            <text:p text:style-name="P2"><text:span text:style-name="T23">SFD</text:span></text:p>
            <text:p text:style-name="P2"><text:span text:style-name="T23">(Start Frame Delimiter)</text:span></text:p>
          </draw:text-box>
        </draw:frame>
        <draw:custom-shape draw:style-name="gr53" draw:text-style-name="P6" draw:layer="layout" svg:width="0.666cm" svg:height="3.8cm" draw:transform="rotate (-1.5707963267949) translate (14.4cm 16.63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4" draw:text-style-name="P6" draw:layer="layout" svg:width="0.666cm" svg:height="7.2cm" draw:transform="rotate (-1.5707963267949) translate (8.8cm 11.93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5" draw:text-style-name="P6" draw:layer="layout" svg:width="0.666cm" svg:height="1.2cm" draw:transform="rotate (-1.5707963267949) translate (10.2cm 11.93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6" draw:text-style-name="P6" draw:layer="layout" svg:width="0.666cm" svg:height="6.1cm" draw:transform="rotate (-1.5707963267949) translate (7.5cm 5.73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6" draw:text-style-name="P6" draw:layer="layout" svg:width="0.666cm" svg:height="6.1cm" draw:transform="rotate (-1.5707963267949) translate (14.3cm 5.7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7" draw:text-style-name="P31" draw:layer="layout" svg:width="5.3cm" svg:height="1.427cm" svg:x="1.8cm" svg:y="6.4cm">
          <draw:text-box>
            <text:p text:style-name="P2"><text:span text:style-name="T23">Destination MAC </text:span></text:p>
          </draw:text-box>
        </draw:frame>
        <draw:frame draw:style-name="gr57" draw:text-style-name="P31" draw:layer="layout" svg:width="5.3cm" svg:height="1.427cm" svg:x="8.6cm" svg:y="6.4cm">
          <draw:text-box>
            <text:p text:style-name="P2"><text:span text:style-name="T23">Source MAC </text:span></text:p>
          </draw:text-box>
        </draw:frame>
        <draw:custom-shape draw:style-name="gr56" draw:text-style-name="P6" draw:layer="layout" svg:width="0.666cm" svg:height="6.1cm" draw:transform="rotate (-1.5707963267949) translate (16.7cm 11.907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6" draw:text-style-name="P6" draw:layer="layout" svg:width="0.666cm" svg:height="6.1cm" draw:transform="rotate (-1.5707963267949) translate (23.5cm 11.87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7" draw:text-style-name="P31" draw:layer="layout" svg:width="5.3cm" svg:height="1.427cm" svg:x="11cm" svg:y="12.573cm">
          <draw:text-box>
            <text:p text:style-name="P2"><text:span text:style-name="T23">Destination MAC </text:span></text:p>
          </draw:text-box>
        </draw:frame>
        <draw:frame draw:style-name="gr57" draw:text-style-name="P31" draw:layer="layout" svg:width="5.3cm" svg:height="1.427cm" svg:x="17.8cm" svg:y="12.573cm">
          <draw:text-box>
            <text:p text:style-name="P2"><text:span text:style-name="T23">Source MAC </text:span></text:p>
          </draw:text-box>
        </draw:frame>
      </draw:page>
      <draw:page draw:name="page7" draw:style-name="dp1" draw:master-page-name="標準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 style:font-pitch="variable"/>
    <style:font-face style:name="IPA明朝" svg:font-family="IPA明朝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roman" style:font-pitch="variable"/>
    <style:font-face style:name="Lucida Sans" svg:font-family="'Lucida Sans'" style:font-family-generic="roman" style:font-pitch="variable"/>
    <style:font-face style:name="IPA明朝1" svg:font-family="IPA明朝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標準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標準" style:font-family-generic="swiss" style:font-pitch="variable"/>
    <style:font-face style:name="Lucida Sans1" svg:font-family="'Lucida Sans'" style:font-family-generic="swiss" style:font-pitch="variable"/>
    <style:font-face style:name="VL Pゴシック1" svg:font-family="'VL Pゴシック'" style:font-family-generic="swiss" style:font-pitch="variable"/>
    <style:font-face style:name="Lohit Devanagari2" svg:font-family="'Lohit Devanagari'" style:font-family-generic="system" style:font-pitch="variable"/>
    <style:font-face style:name="Lucida Sans2" svg:font-family="'Lucida Sans'" style:font-family-generic="system" style:font-pitch="variable"/>
    <style:font-face style:name="VL Pゴシック" svg:font-family="'VL Pゴシック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IPA明朝" fo:font-size="24pt" fo:language="en" fo:country="US" style:font-name-asian="VL Pゴシック" style:font-size-asian="24pt" style:language-asian="ja" style:country-asian="JP" style:font-name-complex="VL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VL Pゴシック" style:font-family-asian="'VL Pゴシック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f__3f_" style:display-name="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1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18pt" style:font-style-asian="normal" style:font-weight-asian="normal" style:font-name-complex="Lohit Devanagari1" style:font-family-complex="'Lohit Devanagar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_3f__3f__3f__3f__3f_" style:display-name="??????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1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18pt" style:font-style-asian="normal" style:font-weight-asian="normal" style:font-name-complex="Lohit Devanagari1" style:font-family-complex="'Lohit Devanagar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_3f__3f_" style:display-name="???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1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18pt" style:font-style-asian="normal" style:font-weight-asian="normal" style:font-name-complex="Lohit Devanagari1" style:font-family-complex="'Lohit Devanagar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_3f__3f__3f__3f__3f__3f_" style:display-name="???????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1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18pt" style:font-style-asian="normal" style:font-weight-asian="normal" style:font-name-complex="Lohit Devanagari1" style:font-family-complex="'Lohit Devanagar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" style:display-name="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1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18pt" style:font-style-asian="normal" style:font-weight-asian="normal" style:font-name-complex="Lohit Devanagari1" style:font-family-complex="'Lohit Devanagar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" style:display-name="??????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1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18pt" style:font-style-asian="normal" style:font-weight-asian="normal" style:font-name-complex="Lohit Devanagari1" style:font-family-complex="'Lohit Devanagar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" style:display-name="???????" style:family="graphic">
      <style:paragraph-properties fo:margin-left="0cm" fo:margin-right="0cm" fo:margin-top="0cm" fo:margin-bottom="0cm" style:line-height-at-least="0.623cm" fo:text-indent="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1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18pt" style:font-style-asian="normal" style:font-weight-asian="normal" style:font-name-complex="Lohit Devanagari1" style:font-family-complex="'Lohit Devanagar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20_1" style:display-name="???? 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1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18pt" style:font-style-asian="normal" style:font-weight-asian="normal" style:font-name-complex="Lohit Devanagari1" style:font-family-complex="'Lohit Devanagar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20_2" style:display-name="???? 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1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18pt" style:font-style-asian="normal" style:font-weight-asian="normal" style:font-name-complex="Lohit Devanagari1" style:font-family-complex="'Lohit Devanagar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" style:display-name="???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1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18pt" style:font-style-asian="normal" style:font-weight-asian="normal" style:font-name-complex="Lohit Devanagari1" style:font-family-complex="'Lohit Devanagar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20_1" style:display-name="??? 1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1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18pt" style:font-style-asian="normal" style:font-weight-asian="normal" style:font-name-complex="Lohit Devanagari1" style:font-family-complex="'Lohit Devanagar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20_2" style:display-name="??? 2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1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18pt" style:font-style-asian="normal" style:font-weight-asian="normal" style:font-name-complex="Lohit Devanagari1" style:font-family-complex="'Lohit Devanagar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7e_LT_7e_Gliederung_20_1" style:display-name="??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1.5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1.5pt" style:font-style-asian="normal" style:font-weight-asian="normal" style:font-name-complex="Lucida Sans1" style:font-family-complex="'Lucida Sans'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_3f__3f__7e_LT_7e_Gliederung_20_2" style:display-name="??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_3f__3f__7e_LT_7e_Gliederung_20_3" style:display-name="??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7e_LT_7e_Gliederung_20_4" style:display-name="??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5" style:display-name="??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6" style:display-name="??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7" style:display-name="??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8" style:display-name="??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9" style:display-name="??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Titel" style:display-name="??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4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_3f__3f__7e_LT_7e_Untertitel" style:display-name="??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7e_LT_7e_Notizen" style:display-name="??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Hintergrundobjekte" style:display-name="??~LT~Hintergrundobjekte" style:family="graphic">
      <style:paragraph-properties style:text-autospace="none"/>
      <style:text-properties style:letter-kerning="true"/>
    </style:style>
    <style:style style:name="_3f__3f__7e_LT_7e_Hintergrund" style:display-name="??~LT~Hintergrund" style:family="graphic">
      <style:paragraph-properties style:text-autospace="none"/>
      <style:text-properties style:letter-kerning="true"/>
    </style:style>
    <style:style style:name="_3f__3f__3f__3f__3f__3f__20_1" style:display-name="??????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1.5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1.5pt" style:font-style-asian="normal" style:font-weight-asian="normal" style:font-name-complex="Lucida Sans1" style:font-family-complex="'Lucida Sans'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_3f__3f__3f__3f__3f__3f__20_2" style:display-name="??????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_3f__3f__3f__3f__3f__3f__20_3" style:display-name="??????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3f__3f__3f__3f__20_4" style:display-name="??????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5" style:display-name="??????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6" style:display-name="??????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7" style:display-name="??????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8" style:display-name="??????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9" style:display-name="??????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VL Pゴシック" style:font-family-asian="'VL Pゴシック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1-13T17:36:29</meta:creation-date>
    <dc:date>2015-03-12T21:56:56.706322886</dc:date>
    <meta:editing-duration>P1DT11H19M52S</meta:editing-duration>
    <meta:editing-cycles>620</meta:editing-cycles>
    <meta:generator>LibreOffice/4.4.0.3$Linux_X86_64 LibreOffice_project/de093506bcdc5fafd9023ee680b8c60e3e0645d7</meta:generator>
    <dc:creator>tmatsuya</dc:creator>
    <meta:document-statistic meta:object-count="991"/>
  </office:meta>
</office:document-meta>
</file>